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color="#000000" draw:fill="none" draw:textarea-horizontal-align="center" draw:textarea-vertical-align="middle"/>
    </style:style>
    <style:style style:name="gr2" style:family="graphic" style:parent-style-name="standard">
      <style:graphic-properties svg:stroke-color="#000000" draw:textarea-horizontal-align="center" draw:textarea-vertical-align="middle"/>
    </style:style>
    <style:style style:name="gr3" style:family="graphic" style:parent-style-name="standard">
      <style:graphic-properties draw:fill="none" draw:fill-color="#c0c0c0" draw:textarea-horizontal-align="center" draw:textarea-vertical-align="middle"/>
    </style:style>
    <style:style style:name="gr4" style:family="graphic" style:parent-style-name="standard">
      <style:graphic-properties draw:fill="none"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ZingLaserCutter1">
        <draw:g>
          <draw:path draw:style-name="gr1" draw:text-style-name="P1" draw:layer="layout" svg:width="3.3cm" svg:height="4.338cm" svg:x="0.3cm" svg:y="0.461cm" svg:viewBox="0 0 3301 4339" svg:d="m0 4339c6-2065 1401-3812 3301-4339">
            <text:p/>
          </draw:path>
          <draw:line draw:style-name="gr2" draw:text-style-name="P1" draw:layer="layout" svg:x1="2.657cm" svg:y1="1.202cm" svg:x2="2.85cm" svg:y2="1.2cm">
            <text:p/>
          </draw:line>
          <draw:line draw:style-name="gr2" draw:text-style-name="P1" draw:layer="layout" svg:x1="3.601cm" svg:y1="0.461cm" svg:x2="3.601cm" svg:y2="0.781cm">
            <text:p/>
          </draw:line>
          <draw:path draw:style-name="gr1" draw:text-style-name="P1" draw:layer="layout" svg:width="1.64cm" svg:height="3.302cm" svg:x="0.601cm" svg:y="1.497cm" svg:viewBox="0 0 1641 3303" svg:d="m0 3303c7-1339 647-2572 1641-3303">
            <text:p/>
          </draw:path>
          <draw:path draw:style-name="gr1" draw:text-style-name="P1" draw:layer="layout" svg:width="0.942cm" svg:height="0.42cm" svg:x="2.659cm" svg:y="0.778cm" svg:viewBox="0 0 943 421" svg:d="m0 421c203-151 690-363 943-421">
            <text:p/>
          </draw:path>
          <draw:line draw:style-name="gr2" draw:text-style-name="P1" draw:layer="layout" svg:x1="2.85cm" svg:y1="1.204cm" svg:x2="2.85cm" svg:y2="1.5cm">
            <text:p/>
          </draw:line>
          <draw:line draw:style-name="gr2" draw:text-style-name="P1" draw:layer="layout" svg:x1="2.242cm" svg:y1="1.5cm" svg:x2="2.85cm" svg:y2="1.5cm">
            <text:p/>
          </draw:line>
          <draw:line draw:style-name="gr2" draw:text-style-name="P1" draw:layer="layout" svg:x1="2.196cm" svg:y1="8.099cm" svg:x2="2.852cm" svg:y2="8.099cm">
            <text:p/>
          </draw:line>
          <draw:line draw:style-name="gr2" draw:text-style-name="P1" draw:layer="layout" svg:x1="2.852cm" svg:y1="8.398cm" svg:x2="2.852cm" svg:y2="8.097cm">
            <text:p/>
          </draw:line>
          <draw:line draw:style-name="gr2" draw:text-style-name="P1" draw:layer="layout" svg:x1="2.645cm" svg:y1="8.401cm" svg:x2="2.852cm" svg:y2="8.401cm">
            <text:p/>
          </draw:line>
          <draw:path draw:style-name="gr1" draw:text-style-name="P1" draw:layer="layout" svg:width="0.952cm" svg:height="0.433cm" svg:x="2.648cm" svg:y="8.398cm" svg:viewBox="0 0 953 434" svg:d="m953 434c-238-69-561-206-953-434">
            <text:p/>
          </draw:path>
          <draw:path draw:style-name="gr1" draw:text-style-name="P1" draw:layer="layout" svg:width="1.6cm" svg:height="3.298cm" svg:x="0.6cm" svg:y="4.8cm" svg:viewBox="0 0 1601 3299" svg:d="m1601 3299c-922-735-1587-1886-1601-3299">
            <text:p/>
          </draw:path>
          <draw:path draw:style-name="gr1" draw:text-style-name="P1" draw:layer="layout" svg:width="3.298cm" svg:height="4.338cm" svg:x="0.3cm" svg:y="4.8cm" svg:viewBox="0 0 3299 4339" svg:d="m3299 4339c-1901-525-3295-2279-3299-4339">
            <text:p/>
          </draw:path>
          <draw:line draw:style-name="gr2" draw:text-style-name="P1" draw:layer="layout" svg:x1="3.601cm" svg:y1="8.832cm" svg:x2="3.601cm" svg:y2="9.142cm">
            <text:p/>
          </draw:line>
        </draw:g>
        <draw:g>
          <draw:path draw:style-name="gr1" draw:text-style-name="P1" draw:layer="layout" svg:width="3.3cm" svg:height="4.338cm" svg:x="1.498cm" svg:y="0.45cm" svg:viewBox="0 0 3301 4339" svg:d="m0 4339c6-2065 1401-3812 3301-4339">
            <text:p/>
          </draw:path>
          <draw:line draw:style-name="gr2" draw:text-style-name="P1" draw:layer="layout" svg:x1="3.855cm" svg:y1="1.191cm" svg:x2="4.048cm" svg:y2="1.189cm">
            <text:p/>
          </draw:line>
          <draw:line draw:style-name="gr2" draw:text-style-name="P1" draw:layer="layout" svg:x1="4.799cm" svg:y1="0.45cm" svg:x2="4.799cm" svg:y2="0.77cm">
            <text:p/>
          </draw:line>
          <draw:path draw:style-name="gr1" draw:text-style-name="P1" draw:layer="layout" svg:width="1.64cm" svg:height="3.302cm" svg:x="1.799cm" svg:y="1.486cm" svg:viewBox="0 0 1641 3303" svg:d="m0 3303c7-1339 647-2572 1641-3303">
            <text:p/>
          </draw:path>
          <draw:path draw:style-name="gr1" draw:text-style-name="P1" draw:layer="layout" svg:width="0.942cm" svg:height="0.42cm" svg:x="3.857cm" svg:y="0.767cm" svg:viewBox="0 0 943 421" svg:d="m0 421c203-151 690-363 943-421">
            <text:p/>
          </draw:path>
          <draw:line draw:style-name="gr2" draw:text-style-name="P1" draw:layer="layout" svg:x1="4.048cm" svg:y1="1.193cm" svg:x2="4.048cm" svg:y2="1.489cm">
            <text:p/>
          </draw:line>
          <draw:line draw:style-name="gr2" draw:text-style-name="P1" draw:layer="layout" svg:x1="3.44cm" svg:y1="1.489cm" svg:x2="4.048cm" svg:y2="1.489cm">
            <text:p/>
          </draw:line>
          <draw:line draw:style-name="gr2" draw:text-style-name="P1" draw:layer="layout" svg:x1="3.394cm" svg:y1="8.088cm" svg:x2="4.05cm" svg:y2="8.088cm">
            <text:p/>
          </draw:line>
          <draw:line draw:style-name="gr2" draw:text-style-name="P1" draw:layer="layout" svg:x1="4.05cm" svg:y1="8.387cm" svg:x2="4.05cm" svg:y2="8.086cm">
            <text:p/>
          </draw:line>
          <draw:line draw:style-name="gr2" draw:text-style-name="P1" draw:layer="layout" svg:x1="3.843cm" svg:y1="8.39cm" svg:x2="4.05cm" svg:y2="8.39cm">
            <text:p/>
          </draw:line>
          <draw:path draw:style-name="gr1" draw:text-style-name="P1" draw:layer="layout" svg:width="0.952cm" svg:height="0.433cm" svg:x="3.846cm" svg:y="8.387cm" svg:viewBox="0 0 953 434" svg:d="m953 434c-238-69-561-206-953-434">
            <text:p/>
          </draw:path>
          <draw:path draw:style-name="gr1" draw:text-style-name="P1" draw:layer="layout" svg:width="1.6cm" svg:height="3.298cm" svg:x="1.798cm" svg:y="4.789cm" svg:viewBox="0 0 1601 3299" svg:d="m1601 3299c-922-735-1587-1886-1601-3299">
            <text:p/>
          </draw:path>
          <draw:path draw:style-name="gr1" draw:text-style-name="P1" draw:layer="layout" svg:width="3.298cm" svg:height="4.338cm" svg:x="1.498cm" svg:y="4.789cm" svg:viewBox="0 0 3299 4339" svg:d="m3299 4339c-1901-525-3295-2279-3299-4339">
            <text:p/>
          </draw:path>
          <draw:line draw:style-name="gr2" draw:text-style-name="P1" draw:layer="layout" svg:x1="4.799cm" svg:y1="8.821cm" svg:x2="4.799cm" svg:y2="9.131cm">
            <text:p/>
          </draw:line>
        </draw:g>
        <draw:g>
          <draw:path draw:style-name="gr1" draw:text-style-name="P1" draw:layer="layout" svg:width="3.3cm" svg:height="4.338cm" svg:x="2.698cm" svg:y="0.469cm" svg:viewBox="0 0 3301 4339" svg:d="m0 4339c6-2065 1401-3812 3301-4339">
            <text:p/>
          </draw:path>
          <draw:line draw:style-name="gr2" draw:text-style-name="P1" draw:layer="layout" svg:x1="5.055cm" svg:y1="1.21cm" svg:x2="5.248cm" svg:y2="1.208cm">
            <text:p/>
          </draw:line>
          <draw:line draw:style-name="gr2" draw:text-style-name="P1" draw:layer="layout" svg:x1="5.999cm" svg:y1="0.469cm" svg:x2="5.999cm" svg:y2="0.789cm">
            <text:p/>
          </draw:line>
          <draw:path draw:style-name="gr1" draw:text-style-name="P1" draw:layer="layout" svg:width="1.64cm" svg:height="3.302cm" svg:x="2.999cm" svg:y="1.505cm" svg:viewBox="0 0 1641 3303" svg:d="m0 3303c7-1339 647-2572 1641-3303">
            <text:p/>
          </draw:path>
          <draw:path draw:style-name="gr1" draw:text-style-name="P1" draw:layer="layout" svg:width="0.942cm" svg:height="0.42cm" svg:x="5.057cm" svg:y="0.786cm" svg:viewBox="0 0 943 421" svg:d="m0 421c203-151 690-363 943-421">
            <text:p/>
          </draw:path>
          <draw:line draw:style-name="gr2" draw:text-style-name="P1" draw:layer="layout" svg:x1="5.248cm" svg:y1="1.212cm" svg:x2="5.248cm" svg:y2="1.508cm">
            <text:p/>
          </draw:line>
          <draw:line draw:style-name="gr2" draw:text-style-name="P1" draw:layer="layout" svg:x1="4.64cm" svg:y1="1.508cm" svg:x2="5.248cm" svg:y2="1.508cm">
            <text:p/>
          </draw:line>
          <draw:line draw:style-name="gr2" draw:text-style-name="P1" draw:layer="layout" svg:x1="4.594cm" svg:y1="8.107cm" svg:x2="5.25cm" svg:y2="8.107cm">
            <text:p/>
          </draw:line>
          <draw:line draw:style-name="gr2" draw:text-style-name="P1" draw:layer="layout" svg:x1="5.25cm" svg:y1="8.406cm" svg:x2="5.25cm" svg:y2="8.105cm">
            <text:p/>
          </draw:line>
          <draw:line draw:style-name="gr2" draw:text-style-name="P1" draw:layer="layout" svg:x1="5.043cm" svg:y1="8.409cm" svg:x2="5.25cm" svg:y2="8.409cm">
            <text:p/>
          </draw:line>
          <draw:path draw:style-name="gr1" draw:text-style-name="P1" draw:layer="layout" svg:width="0.952cm" svg:height="0.433cm" svg:x="5.046cm" svg:y="8.406cm" svg:viewBox="0 0 953 434" svg:d="m953 434c-238-69-561-206-953-434">
            <text:p/>
          </draw:path>
          <draw:path draw:style-name="gr1" draw:text-style-name="P1" draw:layer="layout" svg:width="1.6cm" svg:height="3.298cm" svg:x="2.998cm" svg:y="4.808cm" svg:viewBox="0 0 1601 3299" svg:d="m1601 3299c-922-735-1587-1886-1601-3299">
            <text:p/>
          </draw:path>
          <draw:path draw:style-name="gr1" draw:text-style-name="P1" draw:layer="layout" svg:width="3.298cm" svg:height="4.338cm" svg:x="2.698cm" svg:y="4.808cm" svg:viewBox="0 0 3299 4339" svg:d="m3299 4339c-1901-525-3295-2279-3299-4339">
            <text:p/>
          </draw:path>
          <draw:line draw:style-name="gr2" draw:text-style-name="P1" draw:layer="layout" svg:x1="5.999cm" svg:y1="8.84cm" svg:x2="5.999cm" svg:y2="9.15cm">
            <text:p/>
          </draw:line>
        </draw:g>
        <draw:g>
          <draw:path draw:style-name="gr1" draw:text-style-name="P1" draw:layer="layout" svg:width="3.3cm" svg:height="4.338cm" svg:x="4.05cm" svg:y="0.469cm" svg:viewBox="0 0 3301 4339" svg:d="m0 4339c6-2065 1401-3812 3301-4339">
            <text:p/>
          </draw:path>
          <draw:line draw:style-name="gr2" draw:text-style-name="P1" draw:layer="layout" svg:x1="6.407cm" svg:y1="1.21cm" svg:x2="6.6cm" svg:y2="1.208cm">
            <text:p/>
          </draw:line>
          <draw:line draw:style-name="gr2" draw:text-style-name="P1" draw:layer="layout" svg:x1="7.351cm" svg:y1="0.469cm" svg:x2="7.351cm" svg:y2="0.789cm">
            <text:p/>
          </draw:line>
          <draw:path draw:style-name="gr1" draw:text-style-name="P1" draw:layer="layout" svg:width="1.64cm" svg:height="3.302cm" svg:x="4.351cm" svg:y="1.505cm" svg:viewBox="0 0 1641 3303" svg:d="m0 3303c7-1339 647-2572 1641-3303">
            <text:p/>
          </draw:path>
          <draw:path draw:style-name="gr1" draw:text-style-name="P1" draw:layer="layout" svg:width="0.942cm" svg:height="0.42cm" svg:x="6.409cm" svg:y="0.786cm" svg:viewBox="0 0 943 421" svg:d="m0 421c203-151 690-363 943-421">
            <text:p/>
          </draw:path>
          <draw:line draw:style-name="gr2" draw:text-style-name="P1" draw:layer="layout" svg:x1="6.6cm" svg:y1="1.212cm" svg:x2="6.6cm" svg:y2="1.508cm">
            <text:p/>
          </draw:line>
          <draw:line draw:style-name="gr2" draw:text-style-name="P1" draw:layer="layout" svg:x1="5.992cm" svg:y1="1.508cm" svg:x2="6.6cm" svg:y2="1.508cm">
            <text:p/>
          </draw:line>
          <draw:line draw:style-name="gr2" draw:text-style-name="P1" draw:layer="layout" svg:x1="5.946cm" svg:y1="8.107cm" svg:x2="6.602cm" svg:y2="8.107cm">
            <text:p/>
          </draw:line>
          <draw:line draw:style-name="gr2" draw:text-style-name="P1" draw:layer="layout" svg:x1="6.602cm" svg:y1="8.406cm" svg:x2="6.602cm" svg:y2="8.105cm">
            <text:p/>
          </draw:line>
          <draw:line draw:style-name="gr2" draw:text-style-name="P1" draw:layer="layout" svg:x1="6.395cm" svg:y1="8.409cm" svg:x2="6.602cm" svg:y2="8.409cm">
            <text:p/>
          </draw:line>
          <draw:path draw:style-name="gr1" draw:text-style-name="P1" draw:layer="layout" svg:width="0.952cm" svg:height="0.433cm" svg:x="6.398cm" svg:y="8.406cm" svg:viewBox="0 0 953 434" svg:d="m953 434c-238-69-561-206-953-434">
            <text:p/>
          </draw:path>
          <draw:path draw:style-name="gr1" draw:text-style-name="P1" draw:layer="layout" svg:width="1.6cm" svg:height="3.298cm" svg:x="4.35cm" svg:y="4.808cm" svg:viewBox="0 0 1601 3299" svg:d="m1601 3299c-922-735-1587-1886-1601-3299">
            <text:p/>
          </draw:path>
          <draw:path draw:style-name="gr1" draw:text-style-name="P1" draw:layer="layout" svg:width="3.298cm" svg:height="4.338cm" svg:x="4.05cm" svg:y="4.808cm" svg:viewBox="0 0 3299 4339" svg:d="m3299 4339c-1901-525-3295-2279-3299-4339">
            <text:p/>
          </draw:path>
          <draw:line draw:style-name="gr2" draw:text-style-name="P1" draw:layer="layout" svg:x1="7.351cm" svg:y1="8.84cm" svg:x2="7.351cm" svg:y2="9.15cm">
            <text:p/>
          </draw:line>
        </draw:g>
        <draw:g>
          <draw:path draw:style-name="gr1" draw:text-style-name="P1" draw:layer="layout" svg:width="3.3cm" svg:height="4.338cm" svg:x="5.25cm" svg:y="0.469cm" svg:viewBox="0 0 3301 4339" svg:d="m0 4339c6-2065 1401-3812 3301-4339">
            <text:p/>
          </draw:path>
          <draw:line draw:style-name="gr2" draw:text-style-name="P1" draw:layer="layout" svg:x1="7.607cm" svg:y1="1.21cm" svg:x2="7.8cm" svg:y2="1.208cm">
            <text:p/>
          </draw:line>
          <draw:line draw:style-name="gr2" draw:text-style-name="P1" draw:layer="layout" svg:x1="8.551cm" svg:y1="0.469cm" svg:x2="8.551cm" svg:y2="0.789cm">
            <text:p/>
          </draw:line>
          <draw:path draw:style-name="gr1" draw:text-style-name="P1" draw:layer="layout" svg:width="1.64cm" svg:height="3.302cm" svg:x="5.551cm" svg:y="1.505cm" svg:viewBox="0 0 1641 3303" svg:d="m0 3303c7-1339 647-2572 1641-3303">
            <text:p/>
          </draw:path>
          <draw:path draw:style-name="gr1" draw:text-style-name="P1" draw:layer="layout" svg:width="0.942cm" svg:height="0.42cm" svg:x="7.609cm" svg:y="0.786cm" svg:viewBox="0 0 943 421" svg:d="m0 421c203-151 690-363 943-421">
            <text:p/>
          </draw:path>
          <draw:line draw:style-name="gr2" draw:text-style-name="P1" draw:layer="layout" svg:x1="7.8cm" svg:y1="1.212cm" svg:x2="7.8cm" svg:y2="1.508cm">
            <text:p/>
          </draw:line>
          <draw:line draw:style-name="gr2" draw:text-style-name="P1" draw:layer="layout" svg:x1="7.192cm" svg:y1="1.508cm" svg:x2="7.8cm" svg:y2="1.508cm">
            <text:p/>
          </draw:line>
          <draw:line draw:style-name="gr2" draw:text-style-name="P1" draw:layer="layout" svg:x1="7.146cm" svg:y1="8.107cm" svg:x2="7.802cm" svg:y2="8.107cm">
            <text:p/>
          </draw:line>
          <draw:line draw:style-name="gr2" draw:text-style-name="P1" draw:layer="layout" svg:x1="7.802cm" svg:y1="8.406cm" svg:x2="7.802cm" svg:y2="8.105cm">
            <text:p/>
          </draw:line>
          <draw:line draw:style-name="gr2" draw:text-style-name="P1" draw:layer="layout" svg:x1="7.595cm" svg:y1="8.409cm" svg:x2="7.802cm" svg:y2="8.409cm">
            <text:p/>
          </draw:line>
          <draw:path draw:style-name="gr1" draw:text-style-name="P1" draw:layer="layout" svg:width="0.952cm" svg:height="0.433cm" svg:x="7.598cm" svg:y="8.406cm" svg:viewBox="0 0 953 434" svg:d="m953 434c-238-69-561-206-953-434">
            <text:p/>
          </draw:path>
          <draw:path draw:style-name="gr1" draw:text-style-name="P1" draw:layer="layout" svg:width="1.6cm" svg:height="3.298cm" svg:x="5.55cm" svg:y="4.808cm" svg:viewBox="0 0 1601 3299" svg:d="m1601 3299c-922-735-1587-1886-1601-3299">
            <text:p/>
          </draw:path>
          <draw:path draw:style-name="gr1" draw:text-style-name="P1" draw:layer="layout" svg:width="3.298cm" svg:height="4.338cm" svg:x="5.25cm" svg:y="4.808cm" svg:viewBox="0 0 3299 4339" svg:d="m3299 4339c-1901-525-3295-2279-3299-4339">
            <text:p/>
          </draw:path>
          <draw:line draw:style-name="gr2" draw:text-style-name="P1" draw:layer="layout" svg:x1="8.551cm" svg:y1="8.84cm" svg:x2="8.551cm" svg:y2="9.15cm">
            <text:p/>
          </draw:line>
        </draw:g>
        <draw:g>
          <draw:path draw:style-name="gr1" draw:text-style-name="P1" draw:layer="layout" svg:width="3.3cm" svg:height="4.338cm" svg:x="6.45cm" svg:y="0.469cm" svg:viewBox="0 0 3301 4339" svg:d="m0 4339c6-2065 1401-3812 3301-4339">
            <text:p/>
          </draw:path>
          <draw:line draw:style-name="gr2" draw:text-style-name="P1" draw:layer="layout" svg:x1="8.807cm" svg:y1="1.21cm" svg:x2="9cm" svg:y2="1.208cm">
            <text:p/>
          </draw:line>
          <draw:line draw:style-name="gr2" draw:text-style-name="P1" draw:layer="layout" svg:x1="9.751cm" svg:y1="0.469cm" svg:x2="9.751cm" svg:y2="0.789cm">
            <text:p/>
          </draw:line>
          <draw:path draw:style-name="gr1" draw:text-style-name="P1" draw:layer="layout" svg:width="1.64cm" svg:height="3.302cm" svg:x="6.751cm" svg:y="1.505cm" svg:viewBox="0 0 1641 3303" svg:d="m0 3303c7-1339 647-2572 1641-3303">
            <text:p/>
          </draw:path>
          <draw:path draw:style-name="gr1" draw:text-style-name="P1" draw:layer="layout" svg:width="0.942cm" svg:height="0.42cm" svg:x="8.809cm" svg:y="0.786cm" svg:viewBox="0 0 943 421" svg:d="m0 421c203-151 690-363 943-421">
            <text:p/>
          </draw:path>
          <draw:line draw:style-name="gr2" draw:text-style-name="P1" draw:layer="layout" svg:x1="9cm" svg:y1="1.212cm" svg:x2="9cm" svg:y2="1.508cm">
            <text:p/>
          </draw:line>
          <draw:line draw:style-name="gr2" draw:text-style-name="P1" draw:layer="layout" svg:x1="8.392cm" svg:y1="1.508cm" svg:x2="9cm" svg:y2="1.508cm">
            <text:p/>
          </draw:line>
          <draw:line draw:style-name="gr2" draw:text-style-name="P1" draw:layer="layout" svg:x1="8.346cm" svg:y1="8.107cm" svg:x2="9.002cm" svg:y2="8.107cm">
            <text:p/>
          </draw:line>
          <draw:line draw:style-name="gr2" draw:text-style-name="P1" draw:layer="layout" svg:x1="9.002cm" svg:y1="8.406cm" svg:x2="9.002cm" svg:y2="8.105cm">
            <text:p/>
          </draw:line>
          <draw:line draw:style-name="gr2" draw:text-style-name="P1" draw:layer="layout" svg:x1="8.795cm" svg:y1="8.409cm" svg:x2="9.002cm" svg:y2="8.409cm">
            <text:p/>
          </draw:line>
          <draw:path draw:style-name="gr1" draw:text-style-name="P1" draw:layer="layout" svg:width="0.952cm" svg:height="0.433cm" svg:x="8.798cm" svg:y="8.406cm" svg:viewBox="0 0 953 434" svg:d="m953 434c-238-69-561-206-953-434">
            <text:p/>
          </draw:path>
          <draw:path draw:style-name="gr1" draw:text-style-name="P1" draw:layer="layout" svg:width="1.6cm" svg:height="3.298cm" svg:x="6.75cm" svg:y="4.808cm" svg:viewBox="0 0 1601 3299" svg:d="m1601 3299c-922-735-1587-1886-1601-3299">
            <text:p/>
          </draw:path>
          <draw:path draw:style-name="gr1" draw:text-style-name="P1" draw:layer="layout" svg:width="3.298cm" svg:height="4.338cm" svg:x="6.45cm" svg:y="4.808cm" svg:viewBox="0 0 3299 4339" svg:d="m3299 4339c-1901-525-3295-2279-3299-4339">
            <text:p/>
          </draw:path>
          <draw:line draw:style-name="gr2" draw:text-style-name="P1" draw:layer="layout" svg:x1="9.751cm" svg:y1="8.84cm" svg:x2="9.751cm" svg:y2="9.15cm">
            <text:p/>
          </draw:line>
        </draw:g>
        <draw:g>
          <draw:path draw:style-name="gr1" draw:text-style-name="P1" draw:layer="layout" svg:width="3.3cm" svg:height="4.338cm" svg:x="7.798cm" svg:y="0.461cm" svg:viewBox="0 0 3301 4339" svg:d="m0 4339c6-2065 1401-3812 3301-4339">
            <text:p/>
          </draw:path>
          <draw:line draw:style-name="gr2" draw:text-style-name="P1" draw:layer="layout" svg:x1="10.155cm" svg:y1="1.202cm" svg:x2="10.348cm" svg:y2="1.2cm">
            <text:p/>
          </draw:line>
          <draw:line draw:style-name="gr2" draw:text-style-name="P1" draw:layer="layout" svg:x1="11.099cm" svg:y1="0.461cm" svg:x2="11.099cm" svg:y2="0.781cm">
            <text:p/>
          </draw:line>
          <draw:path draw:style-name="gr1" draw:text-style-name="P1" draw:layer="layout" svg:width="1.64cm" svg:height="3.302cm" svg:x="8.099cm" svg:y="1.497cm" svg:viewBox="0 0 1641 3303" svg:d="m0 3303c7-1339 647-2572 1641-3303">
            <text:p/>
          </draw:path>
          <draw:path draw:style-name="gr1" draw:text-style-name="P1" draw:layer="layout" svg:width="0.942cm" svg:height="0.42cm" svg:x="10.157cm" svg:y="0.778cm" svg:viewBox="0 0 943 421" svg:d="m0 421c203-151 690-363 943-421">
            <text:p/>
          </draw:path>
          <draw:line draw:style-name="gr2" draw:text-style-name="P1" draw:layer="layout" svg:x1="10.348cm" svg:y1="1.204cm" svg:x2="10.348cm" svg:y2="1.5cm">
            <text:p/>
          </draw:line>
          <draw:line draw:style-name="gr2" draw:text-style-name="P1" draw:layer="layout" svg:x1="9.74cm" svg:y1="1.5cm" svg:x2="10.348cm" svg:y2="1.5cm">
            <text:p/>
          </draw:line>
          <draw:line draw:style-name="gr2" draw:text-style-name="P1" draw:layer="layout" svg:x1="9.694cm" svg:y1="8.099cm" svg:x2="10.35cm" svg:y2="8.099cm">
            <text:p/>
          </draw:line>
          <draw:line draw:style-name="gr2" draw:text-style-name="P1" draw:layer="layout" svg:x1="10.35cm" svg:y1="8.398cm" svg:x2="10.35cm" svg:y2="8.097cm">
            <text:p/>
          </draw:line>
          <draw:line draw:style-name="gr2" draw:text-style-name="P1" draw:layer="layout" svg:x1="10.143cm" svg:y1="8.401cm" svg:x2="10.35cm" svg:y2="8.401cm">
            <text:p/>
          </draw:line>
          <draw:path draw:style-name="gr1" draw:text-style-name="P1" draw:layer="layout" svg:width="0.952cm" svg:height="0.433cm" svg:x="10.146cm" svg:y="8.398cm" svg:viewBox="0 0 953 434" svg:d="m953 434c-238-69-561-206-953-434">
            <text:p/>
          </draw:path>
          <draw:path draw:style-name="gr1" draw:text-style-name="P1" draw:layer="layout" svg:width="1.6cm" svg:height="3.298cm" svg:x="8.098cm" svg:y="4.8cm" svg:viewBox="0 0 1601 3299" svg:d="m1601 3299c-922-735-1587-1886-1601-3299">
            <text:p/>
          </draw:path>
          <draw:path draw:style-name="gr1" draw:text-style-name="P1" draw:layer="layout" svg:width="3.298cm" svg:height="4.338cm" svg:x="7.798cm" svg:y="4.8cm" svg:viewBox="0 0 3299 4339" svg:d="m3299 4339c-1901-525-3295-2279-3299-4339">
            <text:p/>
          </draw:path>
          <draw:line draw:style-name="gr2" draw:text-style-name="P1" draw:layer="layout" svg:x1="11.099cm" svg:y1="8.832cm" svg:x2="11.099cm" svg:y2="9.142cm">
            <text:p/>
          </draw:line>
        </draw:g>
        <draw:g>
          <draw:path draw:style-name="gr1" draw:text-style-name="P1" draw:layer="layout" svg:width="3.3cm" svg:height="4.338cm" svg:x="8.996cm" svg:y="0.45cm" svg:viewBox="0 0 3301 4339" svg:d="m0 4339c6-2065 1401-3812 3301-4339">
            <text:p/>
          </draw:path>
          <draw:line draw:style-name="gr2" draw:text-style-name="P1" draw:layer="layout" svg:x1="11.353cm" svg:y1="1.191cm" svg:x2="11.546cm" svg:y2="1.189cm">
            <text:p/>
          </draw:line>
          <draw:line draw:style-name="gr2" draw:text-style-name="P1" draw:layer="layout" svg:x1="12.297cm" svg:y1="0.45cm" svg:x2="12.297cm" svg:y2="0.77cm">
            <text:p/>
          </draw:line>
          <draw:path draw:style-name="gr1" draw:text-style-name="P1" draw:layer="layout" svg:width="1.64cm" svg:height="3.302cm" svg:x="9.297cm" svg:y="1.486cm" svg:viewBox="0 0 1641 3303" svg:d="m0 3303c7-1339 647-2572 1641-3303">
            <text:p/>
          </draw:path>
          <draw:path draw:style-name="gr1" draw:text-style-name="P1" draw:layer="layout" svg:width="0.942cm" svg:height="0.42cm" svg:x="11.355cm" svg:y="0.767cm" svg:viewBox="0 0 943 421" svg:d="m0 421c203-151 690-363 943-421">
            <text:p/>
          </draw:path>
          <draw:line draw:style-name="gr2" draw:text-style-name="P1" draw:layer="layout" svg:x1="11.546cm" svg:y1="1.193cm" svg:x2="11.546cm" svg:y2="1.489cm">
            <text:p/>
          </draw:line>
          <draw:line draw:style-name="gr2" draw:text-style-name="P1" draw:layer="layout" svg:x1="10.938cm" svg:y1="1.489cm" svg:x2="11.546cm" svg:y2="1.489cm">
            <text:p/>
          </draw:line>
          <draw:line draw:style-name="gr2" draw:text-style-name="P1" draw:layer="layout" svg:x1="10.892cm" svg:y1="8.088cm" svg:x2="11.548cm" svg:y2="8.088cm">
            <text:p/>
          </draw:line>
          <draw:line draw:style-name="gr2" draw:text-style-name="P1" draw:layer="layout" svg:x1="11.548cm" svg:y1="8.387cm" svg:x2="11.548cm" svg:y2="8.086cm">
            <text:p/>
          </draw:line>
          <draw:line draw:style-name="gr2" draw:text-style-name="P1" draw:layer="layout" svg:x1="11.341cm" svg:y1="8.39cm" svg:x2="11.548cm" svg:y2="8.39cm">
            <text:p/>
          </draw:line>
          <draw:path draw:style-name="gr1" draw:text-style-name="P1" draw:layer="layout" svg:width="0.952cm" svg:height="0.433cm" svg:x="11.344cm" svg:y="8.387cm" svg:viewBox="0 0 953 434" svg:d="m953 434c-238-69-561-206-953-434">
            <text:p/>
          </draw:path>
          <draw:path draw:style-name="gr1" draw:text-style-name="P1" draw:layer="layout" svg:width="1.6cm" svg:height="3.298cm" svg:x="9.296cm" svg:y="4.789cm" svg:viewBox="0 0 1601 3299" svg:d="m1601 3299c-922-735-1587-1886-1601-3299">
            <text:p/>
          </draw:path>
          <draw:path draw:style-name="gr1" draw:text-style-name="P1" draw:layer="layout" svg:width="3.298cm" svg:height="4.338cm" svg:x="8.996cm" svg:y="4.789cm" svg:viewBox="0 0 3299 4339" svg:d="m3299 4339c-1901-525-3295-2279-3299-4339">
            <text:p/>
          </draw:path>
          <draw:line draw:style-name="gr2" draw:text-style-name="P1" draw:layer="layout" svg:x1="12.297cm" svg:y1="8.821cm" svg:x2="12.297cm" svg:y2="9.131cm">
            <text:p/>
          </draw:line>
        </draw:g>
        <draw:g>
          <draw:path draw:style-name="gr1" draw:text-style-name="P1" draw:layer="layout" svg:width="3.3cm" svg:height="4.338cm" svg:x="10.196cm" svg:y="0.469cm" svg:viewBox="0 0 3301 4339" svg:d="m0 4339c6-2065 1401-3812 3301-4339">
            <text:p/>
          </draw:path>
          <draw:line draw:style-name="gr2" draw:text-style-name="P1" draw:layer="layout" svg:x1="12.553cm" svg:y1="1.21cm" svg:x2="12.746cm" svg:y2="1.208cm">
            <text:p/>
          </draw:line>
          <draw:line draw:style-name="gr2" draw:text-style-name="P1" draw:layer="layout" svg:x1="13.497cm" svg:y1="0.469cm" svg:x2="13.497cm" svg:y2="0.789cm">
            <text:p/>
          </draw:line>
          <draw:path draw:style-name="gr1" draw:text-style-name="P1" draw:layer="layout" svg:width="1.64cm" svg:height="3.302cm" svg:x="10.497cm" svg:y="1.505cm" svg:viewBox="0 0 1641 3303" svg:d="m0 3303c7-1339 647-2572 1641-3303">
            <text:p/>
          </draw:path>
          <draw:path draw:style-name="gr1" draw:text-style-name="P1" draw:layer="layout" svg:width="0.942cm" svg:height="0.42cm" svg:x="12.555cm" svg:y="0.786cm" svg:viewBox="0 0 943 421" svg:d="m0 421c203-151 690-363 943-421">
            <text:p/>
          </draw:path>
          <draw:line draw:style-name="gr2" draw:text-style-name="P1" draw:layer="layout" svg:x1="12.746cm" svg:y1="1.212cm" svg:x2="12.746cm" svg:y2="1.508cm">
            <text:p/>
          </draw:line>
          <draw:line draw:style-name="gr2" draw:text-style-name="P1" draw:layer="layout" svg:x1="12.138cm" svg:y1="1.508cm" svg:x2="12.746cm" svg:y2="1.508cm">
            <text:p/>
          </draw:line>
          <draw:line draw:style-name="gr2" draw:text-style-name="P1" draw:layer="layout" svg:x1="12.092cm" svg:y1="8.107cm" svg:x2="12.748cm" svg:y2="8.107cm">
            <text:p/>
          </draw:line>
          <draw:line draw:style-name="gr2" draw:text-style-name="P1" draw:layer="layout" svg:x1="12.748cm" svg:y1="8.406cm" svg:x2="12.748cm" svg:y2="8.105cm">
            <text:p/>
          </draw:line>
          <draw:line draw:style-name="gr2" draw:text-style-name="P1" draw:layer="layout" svg:x1="12.541cm" svg:y1="8.409cm" svg:x2="12.748cm" svg:y2="8.409cm">
            <text:p/>
          </draw:line>
          <draw:path draw:style-name="gr1" draw:text-style-name="P1" draw:layer="layout" svg:width="0.952cm" svg:height="0.433cm" svg:x="12.544cm" svg:y="8.406cm" svg:viewBox="0 0 953 434" svg:d="m953 434c-238-69-561-206-953-434">
            <text:p/>
          </draw:path>
          <draw:path draw:style-name="gr1" draw:text-style-name="P1" draw:layer="layout" svg:width="1.6cm" svg:height="3.298cm" svg:x="10.496cm" svg:y="4.808cm" svg:viewBox="0 0 1601 3299" svg:d="m1601 3299c-922-735-1587-1886-1601-3299">
            <text:p/>
          </draw:path>
          <draw:path draw:style-name="gr1" draw:text-style-name="P1" draw:layer="layout" svg:width="3.298cm" svg:height="4.338cm" svg:x="10.196cm" svg:y="4.808cm" svg:viewBox="0 0 3299 4339" svg:d="m3299 4339c-1901-525-3295-2279-3299-4339">
            <text:p/>
          </draw:path>
          <draw:line draw:style-name="gr2" draw:text-style-name="P1" draw:layer="layout" svg:x1="13.497cm" svg:y1="8.84cm" svg:x2="13.497cm" svg:y2="9.15cm">
            <text:p/>
          </draw:line>
        </draw:g>
        <draw:g>
          <draw:path draw:style-name="gr1" draw:text-style-name="P1" draw:layer="layout" svg:width="3.3cm" svg:height="4.338cm" svg:x="11.548cm" svg:y="0.469cm" svg:viewBox="0 0 3301 4339" svg:d="m0 4339c6-2065 1401-3812 3301-4339">
            <text:p/>
          </draw:path>
          <draw:line draw:style-name="gr2" draw:text-style-name="P1" draw:layer="layout" svg:x1="13.905cm" svg:y1="1.21cm" svg:x2="14.098cm" svg:y2="1.208cm">
            <text:p/>
          </draw:line>
          <draw:line draw:style-name="gr2" draw:text-style-name="P1" draw:layer="layout" svg:x1="14.849cm" svg:y1="0.469cm" svg:x2="14.849cm" svg:y2="0.789cm">
            <text:p/>
          </draw:line>
          <draw:path draw:style-name="gr1" draw:text-style-name="P1" draw:layer="layout" svg:width="1.64cm" svg:height="3.302cm" svg:x="11.849cm" svg:y="1.505cm" svg:viewBox="0 0 1641 3303" svg:d="m0 3303c7-1339 647-2572 1641-3303">
            <text:p/>
          </draw:path>
          <draw:path draw:style-name="gr1" draw:text-style-name="P1" draw:layer="layout" svg:width="0.942cm" svg:height="0.42cm" svg:x="13.907cm" svg:y="0.786cm" svg:viewBox="0 0 943 421" svg:d="m0 421c203-151 690-363 943-421">
            <text:p/>
          </draw:path>
          <draw:line draw:style-name="gr2" draw:text-style-name="P1" draw:layer="layout" svg:x1="14.098cm" svg:y1="1.212cm" svg:x2="14.098cm" svg:y2="1.508cm">
            <text:p/>
          </draw:line>
          <draw:line draw:style-name="gr2" draw:text-style-name="P1" draw:layer="layout" svg:x1="13.49cm" svg:y1="1.508cm" svg:x2="14.098cm" svg:y2="1.508cm">
            <text:p/>
          </draw:line>
          <draw:line draw:style-name="gr2" draw:text-style-name="P1" draw:layer="layout" svg:x1="13.444cm" svg:y1="8.107cm" svg:x2="14.1cm" svg:y2="8.107cm">
            <text:p/>
          </draw:line>
          <draw:line draw:style-name="gr2" draw:text-style-name="P1" draw:layer="layout" svg:x1="14.1cm" svg:y1="8.406cm" svg:x2="14.1cm" svg:y2="8.105cm">
            <text:p/>
          </draw:line>
          <draw:line draw:style-name="gr2" draw:text-style-name="P1" draw:layer="layout" svg:x1="13.893cm" svg:y1="8.409cm" svg:x2="14.1cm" svg:y2="8.409cm">
            <text:p/>
          </draw:line>
          <draw:path draw:style-name="gr1" draw:text-style-name="P1" draw:layer="layout" svg:width="0.952cm" svg:height="0.433cm" svg:x="13.896cm" svg:y="8.406cm" svg:viewBox="0 0 953 434" svg:d="m953 434c-238-69-561-206-953-434">
            <text:p/>
          </draw:path>
          <draw:path draw:style-name="gr1" draw:text-style-name="P1" draw:layer="layout" svg:width="1.6cm" svg:height="3.298cm" svg:x="11.848cm" svg:y="4.808cm" svg:viewBox="0 0 1601 3299" svg:d="m1601 3299c-922-735-1587-1886-1601-3299">
            <text:p/>
          </draw:path>
          <draw:path draw:style-name="gr1" draw:text-style-name="P1" draw:layer="layout" svg:width="3.298cm" svg:height="4.338cm" svg:x="11.548cm" svg:y="4.808cm" svg:viewBox="0 0 3299 4339" svg:d="m3299 4339c-1901-525-3295-2279-3299-4339">
            <text:p/>
          </draw:path>
          <draw:line draw:style-name="gr2" draw:text-style-name="P1" draw:layer="layout" svg:x1="14.849cm" svg:y1="8.84cm" svg:x2="14.849cm" svg:y2="9.15cm">
            <text:p/>
          </draw:line>
        </draw:g>
        <draw:g>
          <draw:path draw:style-name="gr1" draw:text-style-name="P1" draw:layer="layout" svg:width="3.3cm" svg:height="4.338cm" svg:x="12.748cm" svg:y="0.469cm" svg:viewBox="0 0 3301 4339" svg:d="m0 4339c6-2065 1401-3812 3301-4339">
            <text:p/>
          </draw:path>
          <draw:line draw:style-name="gr2" draw:text-style-name="P1" draw:layer="layout" svg:x1="15.105cm" svg:y1="1.21cm" svg:x2="15.298cm" svg:y2="1.208cm">
            <text:p/>
          </draw:line>
          <draw:line draw:style-name="gr2" draw:text-style-name="P1" draw:layer="layout" svg:x1="16.049cm" svg:y1="0.469cm" svg:x2="16.049cm" svg:y2="0.789cm">
            <text:p/>
          </draw:line>
          <draw:path draw:style-name="gr1" draw:text-style-name="P1" draw:layer="layout" svg:width="1.64cm" svg:height="3.302cm" svg:x="13.049cm" svg:y="1.505cm" svg:viewBox="0 0 1641 3303" svg:d="m0 3303c7-1339 647-2572 1641-3303">
            <text:p/>
          </draw:path>
          <draw:path draw:style-name="gr1" draw:text-style-name="P1" draw:layer="layout" svg:width="0.942cm" svg:height="0.42cm" svg:x="15.107cm" svg:y="0.786cm" svg:viewBox="0 0 943 421" svg:d="m0 421c203-151 690-363 943-421">
            <text:p/>
          </draw:path>
          <draw:line draw:style-name="gr2" draw:text-style-name="P1" draw:layer="layout" svg:x1="15.298cm" svg:y1="1.212cm" svg:x2="15.298cm" svg:y2="1.508cm">
            <text:p/>
          </draw:line>
          <draw:line draw:style-name="gr2" draw:text-style-name="P1" draw:layer="layout" svg:x1="14.69cm" svg:y1="1.508cm" svg:x2="15.298cm" svg:y2="1.508cm">
            <text:p/>
          </draw:line>
          <draw:line draw:style-name="gr2" draw:text-style-name="P1" draw:layer="layout" svg:x1="14.644cm" svg:y1="8.107cm" svg:x2="15.3cm" svg:y2="8.107cm">
            <text:p/>
          </draw:line>
          <draw:line draw:style-name="gr2" draw:text-style-name="P1" draw:layer="layout" svg:x1="15.3cm" svg:y1="8.406cm" svg:x2="15.3cm" svg:y2="8.105cm">
            <text:p/>
          </draw:line>
          <draw:line draw:style-name="gr2" draw:text-style-name="P1" draw:layer="layout" svg:x1="15.093cm" svg:y1="8.409cm" svg:x2="15.3cm" svg:y2="8.409cm">
            <text:p/>
          </draw:line>
          <draw:path draw:style-name="gr1" draw:text-style-name="P1" draw:layer="layout" svg:width="0.952cm" svg:height="0.433cm" svg:x="15.096cm" svg:y="8.406cm" svg:viewBox="0 0 953 434" svg:d="m953 434c-238-69-561-206-953-434">
            <text:p/>
          </draw:path>
          <draw:path draw:style-name="gr1" draw:text-style-name="P1" draw:layer="layout" svg:width="1.6cm" svg:height="3.298cm" svg:x="13.048cm" svg:y="4.808cm" svg:viewBox="0 0 1601 3299" svg:d="m1601 3299c-922-735-1587-1886-1601-3299">
            <text:p/>
          </draw:path>
          <draw:path draw:style-name="gr1" draw:text-style-name="P1" draw:layer="layout" svg:width="3.298cm" svg:height="4.338cm" svg:x="12.748cm" svg:y="4.808cm" svg:viewBox="0 0 3299 4339" svg:d="m3299 4339c-1901-525-3295-2279-3299-4339">
            <text:p/>
          </draw:path>
          <draw:line draw:style-name="gr2" draw:text-style-name="P1" draw:layer="layout" svg:x1="16.049cm" svg:y1="8.84cm" svg:x2="16.049cm" svg:y2="9.15cm">
            <text:p/>
          </draw:line>
        </draw:g>
        <draw:g>
          <draw:path draw:style-name="gr1" draw:text-style-name="P1" draw:layer="layout" svg:width="3.3cm" svg:height="4.338cm" svg:x="13.948cm" svg:y="0.469cm" svg:viewBox="0 0 3301 4339" svg:d="m0 4339c6-2065 1401-3812 3301-4339">
            <text:p/>
          </draw:path>
          <draw:line draw:style-name="gr2" draw:text-style-name="P1" draw:layer="layout" svg:x1="16.305cm" svg:y1="1.21cm" svg:x2="16.498cm" svg:y2="1.208cm">
            <text:p/>
          </draw:line>
          <draw:line draw:style-name="gr2" draw:text-style-name="P1" draw:layer="layout" svg:x1="17.249cm" svg:y1="0.469cm" svg:x2="17.249cm" svg:y2="0.789cm">
            <text:p/>
          </draw:line>
          <draw:path draw:style-name="gr1" draw:text-style-name="P1" draw:layer="layout" svg:width="1.64cm" svg:height="3.302cm" svg:x="14.249cm" svg:y="1.505cm" svg:viewBox="0 0 1641 3303" svg:d="m0 3303c7-1339 647-2572 1641-3303">
            <text:p/>
          </draw:path>
          <draw:path draw:style-name="gr1" draw:text-style-name="P1" draw:layer="layout" svg:width="0.942cm" svg:height="0.42cm" svg:x="16.307cm" svg:y="0.786cm" svg:viewBox="0 0 943 421" svg:d="m0 421c203-151 690-363 943-421">
            <text:p/>
          </draw:path>
          <draw:line draw:style-name="gr2" draw:text-style-name="P1" draw:layer="layout" svg:x1="16.498cm" svg:y1="1.212cm" svg:x2="16.498cm" svg:y2="1.508cm">
            <text:p/>
          </draw:line>
          <draw:line draw:style-name="gr2" draw:text-style-name="P1" draw:layer="layout" svg:x1="15.89cm" svg:y1="1.508cm" svg:x2="16.498cm" svg:y2="1.508cm">
            <text:p/>
          </draw:line>
          <draw:line draw:style-name="gr2" draw:text-style-name="P1" draw:layer="layout" svg:x1="15.844cm" svg:y1="8.107cm" svg:x2="16.5cm" svg:y2="8.107cm">
            <text:p/>
          </draw:line>
          <draw:line draw:style-name="gr2" draw:text-style-name="P1" draw:layer="layout" svg:x1="16.5cm" svg:y1="8.406cm" svg:x2="16.5cm" svg:y2="8.105cm">
            <text:p/>
          </draw:line>
          <draw:line draw:style-name="gr2" draw:text-style-name="P1" draw:layer="layout" svg:x1="16.293cm" svg:y1="8.409cm" svg:x2="16.5cm" svg:y2="8.409cm">
            <text:p/>
          </draw:line>
          <draw:path draw:style-name="gr1" draw:text-style-name="P1" draw:layer="layout" svg:width="0.952cm" svg:height="0.433cm" svg:x="16.296cm" svg:y="8.406cm" svg:viewBox="0 0 953 434" svg:d="m953 434c-238-69-561-206-953-434">
            <text:p/>
          </draw:path>
          <draw:path draw:style-name="gr1" draw:text-style-name="P1" draw:layer="layout" svg:width="1.6cm" svg:height="3.298cm" svg:x="14.248cm" svg:y="4.808cm" svg:viewBox="0 0 1601 3299" svg:d="m1601 3299c-922-735-1587-1886-1601-3299">
            <text:p/>
          </draw:path>
          <draw:path draw:style-name="gr1" draw:text-style-name="P1" draw:layer="layout" svg:width="3.298cm" svg:height="4.338cm" svg:x="13.948cm" svg:y="4.808cm" svg:viewBox="0 0 3299 4339" svg:d="m3299 4339c-1901-525-3295-2279-3299-4339">
            <text:p/>
          </draw:path>
          <draw:line draw:style-name="gr2" draw:text-style-name="P1" draw:layer="layout" svg:x1="17.249cm" svg:y1="8.84cm" svg:x2="17.249cm" svg:y2="9.15cm">
            <text:p/>
          </draw:line>
        </draw:g>
        <draw:g>
          <draw:path draw:style-name="gr1" draw:text-style-name="P1" draw:layer="layout" svg:width="3.3cm" svg:height="4.338cm" svg:x="15.298cm" svg:y="0.461cm" svg:viewBox="0 0 3301 4339" svg:d="m0 4339c6-2065 1401-3812 3301-4339">
            <text:p/>
          </draw:path>
          <draw:line draw:style-name="gr2" draw:text-style-name="P1" draw:layer="layout" svg:x1="17.655cm" svg:y1="1.202cm" svg:x2="17.848cm" svg:y2="1.2cm">
            <text:p/>
          </draw:line>
          <draw:line draw:style-name="gr2" draw:text-style-name="P1" draw:layer="layout" svg:x1="18.599cm" svg:y1="0.461cm" svg:x2="18.599cm" svg:y2="0.781cm">
            <text:p/>
          </draw:line>
          <draw:path draw:style-name="gr1" draw:text-style-name="P1" draw:layer="layout" svg:width="1.64cm" svg:height="3.302cm" svg:x="15.599cm" svg:y="1.497cm" svg:viewBox="0 0 1641 3303" svg:d="m0 3303c7-1339 647-2572 1641-3303">
            <text:p/>
          </draw:path>
          <draw:path draw:style-name="gr1" draw:text-style-name="P1" draw:layer="layout" svg:width="0.942cm" svg:height="0.42cm" svg:x="17.657cm" svg:y="0.778cm" svg:viewBox="0 0 943 421" svg:d="m0 421c203-151 690-363 943-421">
            <text:p/>
          </draw:path>
          <draw:line draw:style-name="gr2" draw:text-style-name="P1" draw:layer="layout" svg:x1="17.848cm" svg:y1="1.204cm" svg:x2="17.848cm" svg:y2="1.5cm">
            <text:p/>
          </draw:line>
          <draw:line draw:style-name="gr2" draw:text-style-name="P1" draw:layer="layout" svg:x1="17.24cm" svg:y1="1.5cm" svg:x2="17.848cm" svg:y2="1.5cm">
            <text:p/>
          </draw:line>
          <draw:line draw:style-name="gr2" draw:text-style-name="P1" draw:layer="layout" svg:x1="17.194cm" svg:y1="8.099cm" svg:x2="17.85cm" svg:y2="8.099cm">
            <text:p/>
          </draw:line>
          <draw:line draw:style-name="gr2" draw:text-style-name="P1" draw:layer="layout" svg:x1="17.85cm" svg:y1="8.398cm" svg:x2="17.85cm" svg:y2="8.097cm">
            <text:p/>
          </draw:line>
          <draw:line draw:style-name="gr2" draw:text-style-name="P1" draw:layer="layout" svg:x1="17.643cm" svg:y1="8.401cm" svg:x2="17.85cm" svg:y2="8.401cm">
            <text:p/>
          </draw:line>
          <draw:path draw:style-name="gr1" draw:text-style-name="P1" draw:layer="layout" svg:width="0.952cm" svg:height="0.433cm" svg:x="17.646cm" svg:y="8.398cm" svg:viewBox="0 0 953 434" svg:d="m953 434c-238-69-561-206-953-434">
            <text:p/>
          </draw:path>
          <draw:path draw:style-name="gr1" draw:text-style-name="P1" draw:layer="layout" svg:width="1.6cm" svg:height="3.298cm" svg:x="15.598cm" svg:y="4.8cm" svg:viewBox="0 0 1601 3299" svg:d="m1601 3299c-922-735-1587-1886-1601-3299">
            <text:p/>
          </draw:path>
          <draw:path draw:style-name="gr1" draw:text-style-name="P1" draw:layer="layout" svg:width="3.298cm" svg:height="4.338cm" svg:x="15.298cm" svg:y="4.8cm" svg:viewBox="0 0 3299 4339" svg:d="m3299 4339c-1901-525-3295-2279-3299-4339">
            <text:p/>
          </draw:path>
          <draw:line draw:style-name="gr2" draw:text-style-name="P1" draw:layer="layout" svg:x1="18.599cm" svg:y1="8.832cm" svg:x2="18.599cm" svg:y2="9.142cm">
            <text:p/>
          </draw:line>
        </draw:g>
        <draw:g>
          <draw:path draw:style-name="gr1" draw:text-style-name="P1" draw:layer="layout" svg:width="3.3cm" svg:height="4.338cm" svg:x="16.496cm" svg:y="0.45cm" svg:viewBox="0 0 3301 4339" svg:d="m0 4339c6-2065 1401-3812 3301-4339">
            <text:p/>
          </draw:path>
          <draw:line draw:style-name="gr2" draw:text-style-name="P1" draw:layer="layout" svg:x1="18.853cm" svg:y1="1.191cm" svg:x2="19.046cm" svg:y2="1.189cm">
            <text:p/>
          </draw:line>
          <draw:line draw:style-name="gr2" draw:text-style-name="P1" draw:layer="layout" svg:x1="19.797cm" svg:y1="0.45cm" svg:x2="19.797cm" svg:y2="0.77cm">
            <text:p/>
          </draw:line>
          <draw:path draw:style-name="gr1" draw:text-style-name="P1" draw:layer="layout" svg:width="1.64cm" svg:height="3.302cm" svg:x="16.797cm" svg:y="1.486cm" svg:viewBox="0 0 1641 3303" svg:d="m0 3303c7-1339 647-2572 1641-3303">
            <text:p/>
          </draw:path>
          <draw:path draw:style-name="gr1" draw:text-style-name="P1" draw:layer="layout" svg:width="0.942cm" svg:height="0.42cm" svg:x="18.855cm" svg:y="0.767cm" svg:viewBox="0 0 943 421" svg:d="m0 421c203-151 690-363 943-421">
            <text:p/>
          </draw:path>
          <draw:line draw:style-name="gr2" draw:text-style-name="P1" draw:layer="layout" svg:x1="19.046cm" svg:y1="1.193cm" svg:x2="19.046cm" svg:y2="1.489cm">
            <text:p/>
          </draw:line>
          <draw:line draw:style-name="gr2" draw:text-style-name="P1" draw:layer="layout" svg:x1="18.438cm" svg:y1="1.489cm" svg:x2="19.046cm" svg:y2="1.489cm">
            <text:p/>
          </draw:line>
          <draw:line draw:style-name="gr2" draw:text-style-name="P1" draw:layer="layout" svg:x1="18.392cm" svg:y1="8.088cm" svg:x2="19.048cm" svg:y2="8.088cm">
            <text:p/>
          </draw:line>
          <draw:line draw:style-name="gr2" draw:text-style-name="P1" draw:layer="layout" svg:x1="19.048cm" svg:y1="8.387cm" svg:x2="19.048cm" svg:y2="8.086cm">
            <text:p/>
          </draw:line>
          <draw:line draw:style-name="gr2" draw:text-style-name="P1" draw:layer="layout" svg:x1="18.841cm" svg:y1="8.39cm" svg:x2="19.048cm" svg:y2="8.39cm">
            <text:p/>
          </draw:line>
          <draw:path draw:style-name="gr1" draw:text-style-name="P1" draw:layer="layout" svg:width="0.952cm" svg:height="0.433cm" svg:x="18.844cm" svg:y="8.387cm" svg:viewBox="0 0 953 434" svg:d="m953 434c-238-69-561-206-953-434">
            <text:p/>
          </draw:path>
          <draw:path draw:style-name="gr1" draw:text-style-name="P1" draw:layer="layout" svg:width="1.6cm" svg:height="3.298cm" svg:x="16.796cm" svg:y="4.789cm" svg:viewBox="0 0 1601 3299" svg:d="m1601 3299c-922-735-1587-1886-1601-3299">
            <text:p/>
          </draw:path>
          <draw:path draw:style-name="gr1" draw:text-style-name="P1" draw:layer="layout" svg:width="3.298cm" svg:height="4.338cm" svg:x="16.496cm" svg:y="4.789cm" svg:viewBox="0 0 3299 4339" svg:d="m3299 4339c-1901-525-3295-2279-3299-4339">
            <text:p/>
          </draw:path>
          <draw:line draw:style-name="gr2" draw:text-style-name="P1" draw:layer="layout" svg:x1="19.797cm" svg:y1="8.821cm" svg:x2="19.797cm" svg:y2="9.131cm">
            <text:p/>
          </draw:line>
        </draw:g>
        <draw:g>
          <draw:path draw:style-name="gr1" draw:text-style-name="P1" draw:layer="layout" svg:width="3.3cm" svg:height="4.338cm" svg:x="17.696cm" svg:y="0.469cm" svg:viewBox="0 0 3301 4339" svg:d="m0 4339c6-2065 1401-3812 3301-4339">
            <text:p/>
          </draw:path>
          <draw:line draw:style-name="gr2" draw:text-style-name="P1" draw:layer="layout" svg:x1="20.053cm" svg:y1="1.21cm" svg:x2="20.246cm" svg:y2="1.208cm">
            <text:p/>
          </draw:line>
          <draw:line draw:style-name="gr2" draw:text-style-name="P1" draw:layer="layout" svg:x1="20.997cm" svg:y1="0.469cm" svg:x2="20.997cm" svg:y2="0.789cm">
            <text:p/>
          </draw:line>
          <draw:path draw:style-name="gr1" draw:text-style-name="P1" draw:layer="layout" svg:width="1.64cm" svg:height="3.302cm" svg:x="17.997cm" svg:y="1.505cm" svg:viewBox="0 0 1641 3303" svg:d="m0 3303c7-1339 647-2572 1641-3303">
            <text:p/>
          </draw:path>
          <draw:path draw:style-name="gr1" draw:text-style-name="P1" draw:layer="layout" svg:width="0.942cm" svg:height="0.42cm" svg:x="20.055cm" svg:y="0.786cm" svg:viewBox="0 0 943 421" svg:d="m0 421c203-151 690-363 943-421">
            <text:p/>
          </draw:path>
          <draw:line draw:style-name="gr2" draw:text-style-name="P1" draw:layer="layout" svg:x1="20.246cm" svg:y1="1.212cm" svg:x2="20.246cm" svg:y2="1.508cm">
            <text:p/>
          </draw:line>
          <draw:line draw:style-name="gr2" draw:text-style-name="P1" draw:layer="layout" svg:x1="19.638cm" svg:y1="1.508cm" svg:x2="20.246cm" svg:y2="1.508cm">
            <text:p/>
          </draw:line>
          <draw:line draw:style-name="gr2" draw:text-style-name="P1" draw:layer="layout" svg:x1="19.592cm" svg:y1="8.107cm" svg:x2="20.248cm" svg:y2="8.107cm">
            <text:p/>
          </draw:line>
          <draw:line draw:style-name="gr2" draw:text-style-name="P1" draw:layer="layout" svg:x1="20.248cm" svg:y1="8.406cm" svg:x2="20.248cm" svg:y2="8.105cm">
            <text:p/>
          </draw:line>
          <draw:line draw:style-name="gr2" draw:text-style-name="P1" draw:layer="layout" svg:x1="20.041cm" svg:y1="8.409cm" svg:x2="20.248cm" svg:y2="8.409cm">
            <text:p/>
          </draw:line>
          <draw:path draw:style-name="gr1" draw:text-style-name="P1" draw:layer="layout" svg:width="0.952cm" svg:height="0.433cm" svg:x="20.044cm" svg:y="8.406cm" svg:viewBox="0 0 953 434" svg:d="m953 434c-238-69-561-206-953-434">
            <text:p/>
          </draw:path>
          <draw:path draw:style-name="gr1" draw:text-style-name="P1" draw:layer="layout" svg:width="1.6cm" svg:height="3.298cm" svg:x="17.996cm" svg:y="4.808cm" svg:viewBox="0 0 1601 3299" svg:d="m1601 3299c-922-735-1587-1886-1601-3299">
            <text:p/>
          </draw:path>
          <draw:path draw:style-name="gr1" draw:text-style-name="P1" draw:layer="layout" svg:width="3.298cm" svg:height="4.338cm" svg:x="17.696cm" svg:y="4.808cm" svg:viewBox="0 0 3299 4339" svg:d="m3299 4339c-1901-525-3295-2279-3299-4339">
            <text:p/>
          </draw:path>
          <draw:line draw:style-name="gr2" draw:text-style-name="P1" draw:layer="layout" svg:x1="20.997cm" svg:y1="8.84cm" svg:x2="20.997cm" svg:y2="9.15cm">
            <text:p/>
          </draw:line>
        </draw:g>
        <draw:g>
          <draw:path draw:style-name="gr1" draw:text-style-name="P1" draw:layer="layout" svg:width="3.3cm" svg:height="4.338cm" svg:x="19.048cm" svg:y="0.469cm" svg:viewBox="0 0 3301 4339" svg:d="m0 4339c6-2065 1401-3812 3301-4339">
            <text:p/>
          </draw:path>
          <draw:line draw:style-name="gr2" draw:text-style-name="P1" draw:layer="layout" svg:x1="21.405cm" svg:y1="1.21cm" svg:x2="21.598cm" svg:y2="1.208cm">
            <text:p/>
          </draw:line>
          <draw:line draw:style-name="gr2" draw:text-style-name="P1" draw:layer="layout" svg:x1="22.349cm" svg:y1="0.469cm" svg:x2="22.349cm" svg:y2="0.789cm">
            <text:p/>
          </draw:line>
          <draw:path draw:style-name="gr1" draw:text-style-name="P1" draw:layer="layout" svg:width="1.64cm" svg:height="3.302cm" svg:x="19.349cm" svg:y="1.505cm" svg:viewBox="0 0 1641 3303" svg:d="m0 3303c7-1339 647-2572 1641-3303">
            <text:p/>
          </draw:path>
          <draw:path draw:style-name="gr1" draw:text-style-name="P1" draw:layer="layout" svg:width="0.942cm" svg:height="0.42cm" svg:x="21.407cm" svg:y="0.786cm" svg:viewBox="0 0 943 421" svg:d="m0 421c203-151 690-363 943-421">
            <text:p/>
          </draw:path>
          <draw:line draw:style-name="gr2" draw:text-style-name="P1" draw:layer="layout" svg:x1="21.598cm" svg:y1="1.212cm" svg:x2="21.598cm" svg:y2="1.508cm">
            <text:p/>
          </draw:line>
          <draw:line draw:style-name="gr2" draw:text-style-name="P1" draw:layer="layout" svg:x1="20.99cm" svg:y1="1.508cm" svg:x2="21.598cm" svg:y2="1.508cm">
            <text:p/>
          </draw:line>
          <draw:line draw:style-name="gr2" draw:text-style-name="P1" draw:layer="layout" svg:x1="20.944cm" svg:y1="8.107cm" svg:x2="21.6cm" svg:y2="8.107cm">
            <text:p/>
          </draw:line>
          <draw:line draw:style-name="gr2" draw:text-style-name="P1" draw:layer="layout" svg:x1="21.6cm" svg:y1="8.406cm" svg:x2="21.6cm" svg:y2="8.105cm">
            <text:p/>
          </draw:line>
          <draw:line draw:style-name="gr2" draw:text-style-name="P1" draw:layer="layout" svg:x1="21.393cm" svg:y1="8.409cm" svg:x2="21.6cm" svg:y2="8.409cm">
            <text:p/>
          </draw:line>
          <draw:path draw:style-name="gr1" draw:text-style-name="P1" draw:layer="layout" svg:width="0.952cm" svg:height="0.433cm" svg:x="21.396cm" svg:y="8.406cm" svg:viewBox="0 0 953 434" svg:d="m953 434c-238-69-561-206-953-434">
            <text:p/>
          </draw:path>
          <draw:path draw:style-name="gr1" draw:text-style-name="P1" draw:layer="layout" svg:width="1.6cm" svg:height="3.298cm" svg:x="19.348cm" svg:y="4.808cm" svg:viewBox="0 0 1601 3299" svg:d="m1601 3299c-922-735-1587-1886-1601-3299">
            <text:p/>
          </draw:path>
          <draw:path draw:style-name="gr1" draw:text-style-name="P1" draw:layer="layout" svg:width="3.298cm" svg:height="4.338cm" svg:x="19.048cm" svg:y="4.808cm" svg:viewBox="0 0 3299 4339" svg:d="m3299 4339c-1901-525-3295-2279-3299-4339">
            <text:p/>
          </draw:path>
          <draw:line draw:style-name="gr2" draw:text-style-name="P1" draw:layer="layout" svg:x1="22.349cm" svg:y1="8.84cm" svg:x2="22.349cm" svg:y2="9.15cm">
            <text:p/>
          </draw:line>
        </draw:g>
        <draw:g>
          <draw:path draw:style-name="gr1" draw:text-style-name="P1" draw:layer="layout" svg:width="3.3cm" svg:height="4.338cm" svg:x="20.248cm" svg:y="0.469cm" svg:viewBox="0 0 3301 4339" svg:d="m0 4339c6-2065 1401-3812 3301-4339">
            <text:p/>
          </draw:path>
          <draw:line draw:style-name="gr2" draw:text-style-name="P1" draw:layer="layout" svg:x1="22.605cm" svg:y1="1.21cm" svg:x2="22.798cm" svg:y2="1.208cm">
            <text:p/>
          </draw:line>
          <draw:line draw:style-name="gr2" draw:text-style-name="P1" draw:layer="layout" svg:x1="23.549cm" svg:y1="0.469cm" svg:x2="23.549cm" svg:y2="0.789cm">
            <text:p/>
          </draw:line>
          <draw:path draw:style-name="gr1" draw:text-style-name="P1" draw:layer="layout" svg:width="1.64cm" svg:height="3.302cm" svg:x="20.549cm" svg:y="1.505cm" svg:viewBox="0 0 1641 3303" svg:d="m0 3303c7-1339 647-2572 1641-3303">
            <text:p/>
          </draw:path>
          <draw:path draw:style-name="gr1" draw:text-style-name="P1" draw:layer="layout" svg:width="0.942cm" svg:height="0.42cm" svg:x="22.607cm" svg:y="0.786cm" svg:viewBox="0 0 943 421" svg:d="m0 421c203-151 690-363 943-421">
            <text:p/>
          </draw:path>
          <draw:line draw:style-name="gr2" draw:text-style-name="P1" draw:layer="layout" svg:x1="22.798cm" svg:y1="1.212cm" svg:x2="22.798cm" svg:y2="1.508cm">
            <text:p/>
          </draw:line>
          <draw:line draw:style-name="gr2" draw:text-style-name="P1" draw:layer="layout" svg:x1="22.19cm" svg:y1="1.508cm" svg:x2="22.798cm" svg:y2="1.508cm">
            <text:p/>
          </draw:line>
          <draw:line draw:style-name="gr2" draw:text-style-name="P1" draw:layer="layout" svg:x1="22.144cm" svg:y1="8.107cm" svg:x2="22.8cm" svg:y2="8.107cm">
            <text:p/>
          </draw:line>
          <draw:line draw:style-name="gr2" draw:text-style-name="P1" draw:layer="layout" svg:x1="22.8cm" svg:y1="8.406cm" svg:x2="22.8cm" svg:y2="8.105cm">
            <text:p/>
          </draw:line>
          <draw:line draw:style-name="gr2" draw:text-style-name="P1" draw:layer="layout" svg:x1="22.593cm" svg:y1="8.409cm" svg:x2="22.8cm" svg:y2="8.409cm">
            <text:p/>
          </draw:line>
          <draw:path draw:style-name="gr1" draw:text-style-name="P1" draw:layer="layout" svg:width="0.952cm" svg:height="0.433cm" svg:x="22.596cm" svg:y="8.406cm" svg:viewBox="0 0 953 434" svg:d="m953 434c-238-69-561-206-953-434">
            <text:p/>
          </draw:path>
          <draw:path draw:style-name="gr1" draw:text-style-name="P1" draw:layer="layout" svg:width="1.6cm" svg:height="3.298cm" svg:x="20.548cm" svg:y="4.808cm" svg:viewBox="0 0 1601 3299" svg:d="m1601 3299c-922-735-1587-1886-1601-3299">
            <text:p/>
          </draw:path>
          <draw:path draw:style-name="gr1" draw:text-style-name="P1" draw:layer="layout" svg:width="3.298cm" svg:height="4.338cm" svg:x="20.248cm" svg:y="4.808cm" svg:viewBox="0 0 3299 4339" svg:d="m3299 4339c-1901-525-3295-2279-3299-4339">
            <text:p/>
          </draw:path>
          <draw:line draw:style-name="gr2" draw:text-style-name="P1" draw:layer="layout" svg:x1="23.549cm" svg:y1="8.84cm" svg:x2="23.549cm" svg:y2="9.15cm">
            <text:p/>
          </draw:line>
        </draw:g>
        <draw:g>
          <draw:path draw:style-name="gr1" draw:text-style-name="P1" draw:layer="layout" svg:width="3.3cm" svg:height="4.338cm" svg:x="21.448cm" svg:y="0.469cm" svg:viewBox="0 0 3301 4339" svg:d="m0 4339c6-2065 1401-3812 3301-4339">
            <text:p/>
          </draw:path>
          <draw:line draw:style-name="gr2" draw:text-style-name="P1" draw:layer="layout" svg:x1="23.805cm" svg:y1="1.21cm" svg:x2="23.998cm" svg:y2="1.208cm">
            <text:p/>
          </draw:line>
          <draw:line draw:style-name="gr2" draw:text-style-name="P1" draw:layer="layout" svg:x1="24.749cm" svg:y1="0.469cm" svg:x2="24.749cm" svg:y2="0.789cm">
            <text:p/>
          </draw:line>
          <draw:path draw:style-name="gr1" draw:text-style-name="P1" draw:layer="layout" svg:width="1.64cm" svg:height="3.302cm" svg:x="21.749cm" svg:y="1.505cm" svg:viewBox="0 0 1641 3303" svg:d="m0 3303c7-1339 647-2572 1641-3303">
            <text:p/>
          </draw:path>
          <draw:path draw:style-name="gr1" draw:text-style-name="P1" draw:layer="layout" svg:width="0.942cm" svg:height="0.42cm" svg:x="23.807cm" svg:y="0.786cm" svg:viewBox="0 0 943 421" svg:d="m0 421c203-151 690-363 943-421">
            <text:p/>
          </draw:path>
          <draw:line draw:style-name="gr2" draw:text-style-name="P1" draw:layer="layout" svg:x1="23.998cm" svg:y1="1.212cm" svg:x2="23.998cm" svg:y2="1.508cm">
            <text:p/>
          </draw:line>
          <draw:line draw:style-name="gr2" draw:text-style-name="P1" draw:layer="layout" svg:x1="23.39cm" svg:y1="1.508cm" svg:x2="23.998cm" svg:y2="1.508cm">
            <text:p/>
          </draw:line>
          <draw:line draw:style-name="gr2" draw:text-style-name="P1" draw:layer="layout" svg:x1="23.344cm" svg:y1="8.107cm" svg:x2="24cm" svg:y2="8.107cm">
            <text:p/>
          </draw:line>
          <draw:line draw:style-name="gr2" draw:text-style-name="P1" draw:layer="layout" svg:x1="24cm" svg:y1="8.406cm" svg:x2="24cm" svg:y2="8.105cm">
            <text:p/>
          </draw:line>
          <draw:line draw:style-name="gr2" draw:text-style-name="P1" draw:layer="layout" svg:x1="23.793cm" svg:y1="8.409cm" svg:x2="24cm" svg:y2="8.409cm">
            <text:p/>
          </draw:line>
          <draw:path draw:style-name="gr1" draw:text-style-name="P1" draw:layer="layout" svg:width="0.952cm" svg:height="0.433cm" svg:x="23.796cm" svg:y="8.406cm" svg:viewBox="0 0 953 434" svg:d="m953 434c-238-69-561-206-953-434">
            <text:p/>
          </draw:path>
          <draw:path draw:style-name="gr1" draw:text-style-name="P1" draw:layer="layout" svg:width="1.6cm" svg:height="3.298cm" svg:x="21.748cm" svg:y="4.808cm" svg:viewBox="0 0 1601 3299" svg:d="m1601 3299c-922-735-1587-1886-1601-3299">
            <text:p/>
          </draw:path>
          <draw:path draw:style-name="gr1" draw:text-style-name="P1" draw:layer="layout" svg:width="3.298cm" svg:height="4.338cm" svg:x="21.448cm" svg:y="4.808cm" svg:viewBox="0 0 3299 4339" svg:d="m3299 4339c-1901-525-3295-2279-3299-4339">
            <text:p/>
          </draw:path>
          <draw:line draw:style-name="gr2" draw:text-style-name="P1" draw:layer="layout" svg:x1="24.749cm" svg:y1="8.84cm" svg:x2="24.749cm" svg:y2="9.15cm">
            <text:p/>
          </draw:line>
        </draw:g>
        <draw:g>
          <draw:path draw:style-name="gr1" draw:text-style-name="P1" draw:layer="layout" svg:width="3.3cm" svg:height="4.338cm" svg:x="22.798cm" svg:y="0.461cm" svg:viewBox="0 0 3301 4339" svg:d="m0 4339c6-2065 1401-3812 3301-4339">
            <text:p/>
          </draw:path>
          <draw:line draw:style-name="gr2" draw:text-style-name="P1" draw:layer="layout" svg:x1="25.155cm" svg:y1="1.202cm" svg:x2="25.348cm" svg:y2="1.2cm">
            <text:p/>
          </draw:line>
          <draw:line draw:style-name="gr2" draw:text-style-name="P1" draw:layer="layout" svg:x1="26.099cm" svg:y1="0.461cm" svg:x2="26.099cm" svg:y2="0.781cm">
            <text:p/>
          </draw:line>
          <draw:path draw:style-name="gr1" draw:text-style-name="P1" draw:layer="layout" svg:width="1.64cm" svg:height="3.302cm" svg:x="23.099cm" svg:y="1.497cm" svg:viewBox="0 0 1641 3303" svg:d="m0 3303c7-1339 647-2572 1641-3303">
            <text:p/>
          </draw:path>
          <draw:path draw:style-name="gr1" draw:text-style-name="P1" draw:layer="layout" svg:width="0.942cm" svg:height="0.42cm" svg:x="25.157cm" svg:y="0.778cm" svg:viewBox="0 0 943 421" svg:d="m0 421c203-151 690-363 943-421">
            <text:p/>
          </draw:path>
          <draw:line draw:style-name="gr2" draw:text-style-name="P1" draw:layer="layout" svg:x1="25.348cm" svg:y1="1.204cm" svg:x2="25.348cm" svg:y2="1.5cm">
            <text:p/>
          </draw:line>
          <draw:line draw:style-name="gr2" draw:text-style-name="P1" draw:layer="layout" svg:x1="24.74cm" svg:y1="1.5cm" svg:x2="25.348cm" svg:y2="1.5cm">
            <text:p/>
          </draw:line>
          <draw:line draw:style-name="gr2" draw:text-style-name="P1" draw:layer="layout" svg:x1="24.694cm" svg:y1="8.099cm" svg:x2="25.35cm" svg:y2="8.099cm">
            <text:p/>
          </draw:line>
          <draw:line draw:style-name="gr2" draw:text-style-name="P1" draw:layer="layout" svg:x1="25.35cm" svg:y1="8.398cm" svg:x2="25.35cm" svg:y2="8.097cm">
            <text:p/>
          </draw:line>
          <draw:line draw:style-name="gr2" draw:text-style-name="P1" draw:layer="layout" svg:x1="25.143cm" svg:y1="8.401cm" svg:x2="25.35cm" svg:y2="8.401cm">
            <text:p/>
          </draw:line>
          <draw:path draw:style-name="gr1" draw:text-style-name="P1" draw:layer="layout" svg:width="0.952cm" svg:height="0.433cm" svg:x="25.146cm" svg:y="8.398cm" svg:viewBox="0 0 953 434" svg:d="m953 434c-238-69-561-206-953-434">
            <text:p/>
          </draw:path>
          <draw:path draw:style-name="gr1" draw:text-style-name="P1" draw:layer="layout" svg:width="1.6cm" svg:height="3.298cm" svg:x="23.098cm" svg:y="4.8cm" svg:viewBox="0 0 1601 3299" svg:d="m1601 3299c-922-735-1587-1886-1601-3299">
            <text:p/>
          </draw:path>
          <draw:path draw:style-name="gr1" draw:text-style-name="P1" draw:layer="layout" svg:width="3.298cm" svg:height="4.338cm" svg:x="22.798cm" svg:y="4.8cm" svg:viewBox="0 0 3299 4339" svg:d="m3299 4339c-1901-525-3295-2279-3299-4339">
            <text:p/>
          </draw:path>
          <draw:line draw:style-name="gr2" draw:text-style-name="P1" draw:layer="layout" svg:x1="26.099cm" svg:y1="8.832cm" svg:x2="26.099cm" svg:y2="9.142cm">
            <text:p/>
          </draw:line>
        </draw:g>
        <draw:g>
          <draw:path draw:style-name="gr1" draw:text-style-name="P1" draw:layer="layout" svg:width="3.3cm" svg:height="4.338cm" svg:x="23.996cm" svg:y="0.45cm" svg:viewBox="0 0 3301 4339" svg:d="m0 4339c6-2065 1401-3812 3301-4339">
            <text:p/>
          </draw:path>
          <draw:line draw:style-name="gr2" draw:text-style-name="P1" draw:layer="layout" svg:x1="26.353cm" svg:y1="1.191cm" svg:x2="26.546cm" svg:y2="1.189cm">
            <text:p/>
          </draw:line>
          <draw:line draw:style-name="gr2" draw:text-style-name="P1" draw:layer="layout" svg:x1="27.297cm" svg:y1="0.45cm" svg:x2="27.297cm" svg:y2="0.77cm">
            <text:p/>
          </draw:line>
          <draw:path draw:style-name="gr1" draw:text-style-name="P1" draw:layer="layout" svg:width="1.64cm" svg:height="3.302cm" svg:x="24.297cm" svg:y="1.486cm" svg:viewBox="0 0 1641 3303" svg:d="m0 3303c7-1339 647-2572 1641-3303">
            <text:p/>
          </draw:path>
          <draw:path draw:style-name="gr1" draw:text-style-name="P1" draw:layer="layout" svg:width="0.942cm" svg:height="0.42cm" svg:x="26.355cm" svg:y="0.767cm" svg:viewBox="0 0 943 421" svg:d="m0 421c203-151 690-363 943-421">
            <text:p/>
          </draw:path>
          <draw:line draw:style-name="gr2" draw:text-style-name="P1" draw:layer="layout" svg:x1="26.546cm" svg:y1="1.193cm" svg:x2="26.546cm" svg:y2="1.489cm">
            <text:p/>
          </draw:line>
          <draw:line draw:style-name="gr2" draw:text-style-name="P1" draw:layer="layout" svg:x1="25.938cm" svg:y1="1.489cm" svg:x2="26.546cm" svg:y2="1.489cm">
            <text:p/>
          </draw:line>
          <draw:line draw:style-name="gr2" draw:text-style-name="P1" draw:layer="layout" svg:x1="25.892cm" svg:y1="8.088cm" svg:x2="26.548cm" svg:y2="8.088cm">
            <text:p/>
          </draw:line>
          <draw:line draw:style-name="gr2" draw:text-style-name="P1" draw:layer="layout" svg:x1="26.548cm" svg:y1="8.387cm" svg:x2="26.548cm" svg:y2="8.086cm">
            <text:p/>
          </draw:line>
          <draw:line draw:style-name="gr2" draw:text-style-name="P1" draw:layer="layout" svg:x1="26.341cm" svg:y1="8.39cm" svg:x2="26.548cm" svg:y2="8.39cm">
            <text:p/>
          </draw:line>
          <draw:path draw:style-name="gr1" draw:text-style-name="P1" draw:layer="layout" svg:width="0.952cm" svg:height="0.433cm" svg:x="26.344cm" svg:y="8.387cm" svg:viewBox="0 0 953 434" svg:d="m953 434c-238-69-561-206-953-434">
            <text:p/>
          </draw:path>
          <draw:path draw:style-name="gr1" draw:text-style-name="P1" draw:layer="layout" svg:width="1.6cm" svg:height="3.298cm" svg:x="24.296cm" svg:y="4.789cm" svg:viewBox="0 0 1601 3299" svg:d="m1601 3299c-922-735-1587-1886-1601-3299">
            <text:p/>
          </draw:path>
          <draw:path draw:style-name="gr1" draw:text-style-name="P1" draw:layer="layout" svg:width="3.298cm" svg:height="4.338cm" svg:x="23.996cm" svg:y="4.789cm" svg:viewBox="0 0 3299 4339" svg:d="m3299 4339c-1901-525-3295-2279-3299-4339">
            <text:p/>
          </draw:path>
          <draw:line draw:style-name="gr2" draw:text-style-name="P1" draw:layer="layout" svg:x1="27.297cm" svg:y1="8.821cm" svg:x2="27.297cm" svg:y2="9.131cm">
            <text:p/>
          </draw:line>
        </draw:g>
        <draw:g>
          <draw:path draw:style-name="gr1" draw:text-style-name="P1" draw:layer="layout" svg:width="3.3cm" svg:height="4.338cm" svg:x="25.196cm" svg:y="0.469cm" svg:viewBox="0 0 3301 4339" svg:d="m0 4339c6-2065 1401-3812 3301-4339">
            <text:p/>
          </draw:path>
          <draw:line draw:style-name="gr2" draw:text-style-name="P1" draw:layer="layout" svg:x1="27.553cm" svg:y1="1.21cm" svg:x2="27.746cm" svg:y2="1.208cm">
            <text:p/>
          </draw:line>
          <draw:line draw:style-name="gr2" draw:text-style-name="P1" draw:layer="layout" svg:x1="28.497cm" svg:y1="0.469cm" svg:x2="28.497cm" svg:y2="0.789cm">
            <text:p/>
          </draw:line>
          <draw:path draw:style-name="gr1" draw:text-style-name="P1" draw:layer="layout" svg:width="1.64cm" svg:height="3.302cm" svg:x="25.497cm" svg:y="1.505cm" svg:viewBox="0 0 1641 3303" svg:d="m0 3303c7-1339 647-2572 1641-3303">
            <text:p/>
          </draw:path>
          <draw:path draw:style-name="gr1" draw:text-style-name="P1" draw:layer="layout" svg:width="0.942cm" svg:height="0.42cm" svg:x="27.555cm" svg:y="0.786cm" svg:viewBox="0 0 943 421" svg:d="m0 421c203-151 690-363 943-421">
            <text:p/>
          </draw:path>
          <draw:line draw:style-name="gr2" draw:text-style-name="P1" draw:layer="layout" svg:x1="27.746cm" svg:y1="1.212cm" svg:x2="27.746cm" svg:y2="1.508cm">
            <text:p/>
          </draw:line>
          <draw:line draw:style-name="gr2" draw:text-style-name="P1" draw:layer="layout" svg:x1="27.138cm" svg:y1="1.508cm" svg:x2="27.746cm" svg:y2="1.508cm">
            <text:p/>
          </draw:line>
          <draw:line draw:style-name="gr2" draw:text-style-name="P1" draw:layer="layout" svg:x1="27.092cm" svg:y1="8.107cm" svg:x2="27.748cm" svg:y2="8.107cm">
            <text:p/>
          </draw:line>
          <draw:line draw:style-name="gr2" draw:text-style-name="P1" draw:layer="layout" svg:x1="27.748cm" svg:y1="8.406cm" svg:x2="27.748cm" svg:y2="8.105cm">
            <text:p/>
          </draw:line>
          <draw:line draw:style-name="gr2" draw:text-style-name="P1" draw:layer="layout" svg:x1="27.541cm" svg:y1="8.409cm" svg:x2="27.748cm" svg:y2="8.409cm">
            <text:p/>
          </draw:line>
          <draw:path draw:style-name="gr1" draw:text-style-name="P1" draw:layer="layout" svg:width="0.952cm" svg:height="0.433cm" svg:x="27.544cm" svg:y="8.406cm" svg:viewBox="0 0 953 434" svg:d="m953 434c-238-69-561-206-953-434">
            <text:p/>
          </draw:path>
          <draw:path draw:style-name="gr1" draw:text-style-name="P1" draw:layer="layout" svg:width="1.6cm" svg:height="3.298cm" svg:x="25.496cm" svg:y="4.808cm" svg:viewBox="0 0 1601 3299" svg:d="m1601 3299c-922-735-1587-1886-1601-3299">
            <text:p/>
          </draw:path>
          <draw:path draw:style-name="gr1" draw:text-style-name="P1" draw:layer="layout" svg:width="3.298cm" svg:height="4.338cm" svg:x="25.196cm" svg:y="4.808cm" svg:viewBox="0 0 3299 4339" svg:d="m3299 4339c-1901-525-3295-2279-3299-4339">
            <text:p/>
          </draw:path>
          <draw:line draw:style-name="gr2" draw:text-style-name="P1" draw:layer="layout" svg:x1="28.497cm" svg:y1="8.84cm" svg:x2="28.497cm" svg:y2="9.15cm">
            <text:p/>
          </draw:line>
        </draw:g>
        <draw:g>
          <draw:path draw:style-name="gr1" draw:text-style-name="P1" draw:layer="layout" svg:width="3.3cm" svg:height="4.338cm" svg:x="26.548cm" svg:y="0.469cm" svg:viewBox="0 0 3301 4339" svg:d="m0 4339c6-2065 1401-3812 3301-4339">
            <text:p/>
          </draw:path>
          <draw:line draw:style-name="gr2" draw:text-style-name="P1" draw:layer="layout" svg:x1="28.905cm" svg:y1="1.21cm" svg:x2="29.098cm" svg:y2="1.208cm">
            <text:p/>
          </draw:line>
          <draw:line draw:style-name="gr2" draw:text-style-name="P1" draw:layer="layout" svg:x1="29.849cm" svg:y1="0.469cm" svg:x2="29.849cm" svg:y2="0.789cm">
            <text:p/>
          </draw:line>
          <draw:path draw:style-name="gr1" draw:text-style-name="P1" draw:layer="layout" svg:width="1.64cm" svg:height="3.302cm" svg:x="26.849cm" svg:y="1.505cm" svg:viewBox="0 0 1641 3303" svg:d="m0 3303c7-1339 647-2572 1641-3303">
            <text:p/>
          </draw:path>
          <draw:path draw:style-name="gr1" draw:text-style-name="P1" draw:layer="layout" svg:width="0.942cm" svg:height="0.42cm" svg:x="28.907cm" svg:y="0.786cm" svg:viewBox="0 0 943 421" svg:d="m0 421c203-151 690-363 943-421">
            <text:p/>
          </draw:path>
          <draw:line draw:style-name="gr2" draw:text-style-name="P1" draw:layer="layout" svg:x1="29.098cm" svg:y1="1.212cm" svg:x2="29.098cm" svg:y2="1.508cm">
            <text:p/>
          </draw:line>
          <draw:line draw:style-name="gr2" draw:text-style-name="P1" draw:layer="layout" svg:x1="28.49cm" svg:y1="1.508cm" svg:x2="29.098cm" svg:y2="1.508cm">
            <text:p/>
          </draw:line>
          <draw:line draw:style-name="gr2" draw:text-style-name="P1" draw:layer="layout" svg:x1="28.444cm" svg:y1="8.107cm" svg:x2="29.1cm" svg:y2="8.107cm">
            <text:p/>
          </draw:line>
          <draw:line draw:style-name="gr2" draw:text-style-name="P1" draw:layer="layout" svg:x1="29.1cm" svg:y1="8.406cm" svg:x2="29.1cm" svg:y2="8.105cm">
            <text:p/>
          </draw:line>
          <draw:line draw:style-name="gr2" draw:text-style-name="P1" draw:layer="layout" svg:x1="28.893cm" svg:y1="8.409cm" svg:x2="29.1cm" svg:y2="8.409cm">
            <text:p/>
          </draw:line>
          <draw:path draw:style-name="gr1" draw:text-style-name="P1" draw:layer="layout" svg:width="0.952cm" svg:height="0.433cm" svg:x="28.896cm" svg:y="8.406cm" svg:viewBox="0 0 953 434" svg:d="m953 434c-238-69-561-206-953-434">
            <text:p/>
          </draw:path>
          <draw:path draw:style-name="gr1" draw:text-style-name="P1" draw:layer="layout" svg:width="1.6cm" svg:height="3.298cm" svg:x="26.848cm" svg:y="4.808cm" svg:viewBox="0 0 1601 3299" svg:d="m1601 3299c-922-735-1587-1886-1601-3299">
            <text:p/>
          </draw:path>
          <draw:path draw:style-name="gr1" draw:text-style-name="P1" draw:layer="layout" svg:width="3.298cm" svg:height="4.338cm" svg:x="26.548cm" svg:y="4.808cm" svg:viewBox="0 0 3299 4339" svg:d="m3299 4339c-1901-525-3295-2279-3299-4339">
            <text:p/>
          </draw:path>
          <draw:line draw:style-name="gr2" draw:text-style-name="P1" draw:layer="layout" svg:x1="29.849cm" svg:y1="8.84cm" svg:x2="29.849cm" svg:y2="9.15cm">
            <text:p/>
          </draw:line>
        </draw:g>
        <draw:g>
          <draw:path draw:style-name="gr1" draw:text-style-name="P1" draw:layer="layout" svg:width="3.3cm" svg:height="4.338cm" svg:x="27.748cm" svg:y="0.469cm" svg:viewBox="0 0 3301 4339" svg:d="m0 4339c6-2065 1401-3812 3301-4339">
            <text:p/>
          </draw:path>
          <draw:line draw:style-name="gr2" draw:text-style-name="P1" draw:layer="layout" svg:x1="30.105cm" svg:y1="1.21cm" svg:x2="30.298cm" svg:y2="1.208cm">
            <text:p/>
          </draw:line>
          <draw:line draw:style-name="gr2" draw:text-style-name="P1" draw:layer="layout" svg:x1="31.049cm" svg:y1="0.469cm" svg:x2="31.049cm" svg:y2="0.789cm">
            <text:p/>
          </draw:line>
          <draw:path draw:style-name="gr1" draw:text-style-name="P1" draw:layer="layout" svg:width="1.64cm" svg:height="3.302cm" svg:x="28.049cm" svg:y="1.505cm" svg:viewBox="0 0 1641 3303" svg:d="m0 3303c7-1339 647-2572 1641-3303">
            <text:p/>
          </draw:path>
          <draw:path draw:style-name="gr1" draw:text-style-name="P1" draw:layer="layout" svg:width="0.942cm" svg:height="0.42cm" svg:x="30.107cm" svg:y="0.786cm" svg:viewBox="0 0 943 421" svg:d="m0 421c203-151 690-363 943-421">
            <text:p/>
          </draw:path>
          <draw:line draw:style-name="gr2" draw:text-style-name="P1" draw:layer="layout" svg:x1="30.298cm" svg:y1="1.212cm" svg:x2="30.298cm" svg:y2="1.508cm">
            <text:p/>
          </draw:line>
          <draw:line draw:style-name="gr2" draw:text-style-name="P1" draw:layer="layout" svg:x1="29.69cm" svg:y1="1.508cm" svg:x2="30.298cm" svg:y2="1.508cm">
            <text:p/>
          </draw:line>
          <draw:line draw:style-name="gr2" draw:text-style-name="P1" draw:layer="layout" svg:x1="29.644cm" svg:y1="8.107cm" svg:x2="30.3cm" svg:y2="8.107cm">
            <text:p/>
          </draw:line>
          <draw:line draw:style-name="gr2" draw:text-style-name="P1" draw:layer="layout" svg:x1="30.3cm" svg:y1="8.406cm" svg:x2="30.3cm" svg:y2="8.105cm">
            <text:p/>
          </draw:line>
          <draw:line draw:style-name="gr2" draw:text-style-name="P1" draw:layer="layout" svg:x1="30.093cm" svg:y1="8.409cm" svg:x2="30.3cm" svg:y2="8.409cm">
            <text:p/>
          </draw:line>
          <draw:path draw:style-name="gr1" draw:text-style-name="P1" draw:layer="layout" svg:width="0.952cm" svg:height="0.433cm" svg:x="30.096cm" svg:y="8.406cm" svg:viewBox="0 0 953 434" svg:d="m953 434c-238-69-561-206-953-434">
            <text:p/>
          </draw:path>
          <draw:path draw:style-name="gr1" draw:text-style-name="P1" draw:layer="layout" svg:width="1.6cm" svg:height="3.298cm" svg:x="28.048cm" svg:y="4.808cm" svg:viewBox="0 0 1601 3299" svg:d="m1601 3299c-922-735-1587-1886-1601-3299">
            <text:p/>
          </draw:path>
          <draw:path draw:style-name="gr1" draw:text-style-name="P1" draw:layer="layout" svg:width="3.298cm" svg:height="4.338cm" svg:x="27.748cm" svg:y="4.808cm" svg:viewBox="0 0 3299 4339" svg:d="m3299 4339c-1901-525-3295-2279-3299-4339">
            <text:p/>
          </draw:path>
          <draw:line draw:style-name="gr2" draw:text-style-name="P1" draw:layer="layout" svg:x1="31.049cm" svg:y1="8.84cm" svg:x2="31.049cm" svg:y2="9.15cm">
            <text:p/>
          </draw:line>
        </draw:g>
        <draw:g>
          <draw:path draw:style-name="gr1" draw:text-style-name="P1" draw:layer="layout" svg:width="3.3cm" svg:height="4.338cm" svg:x="28.948cm" svg:y="0.469cm" svg:viewBox="0 0 3301 4339" svg:d="m0 4339c6-2065 1401-3812 3301-4339">
            <text:p/>
          </draw:path>
          <draw:line draw:style-name="gr2" draw:text-style-name="P1" draw:layer="layout" svg:x1="31.305cm" svg:y1="1.21cm" svg:x2="31.498cm" svg:y2="1.208cm">
            <text:p/>
          </draw:line>
          <draw:line draw:style-name="gr2" draw:text-style-name="P1" draw:layer="layout" svg:x1="32.249cm" svg:y1="0.469cm" svg:x2="32.249cm" svg:y2="0.789cm">
            <text:p/>
          </draw:line>
          <draw:path draw:style-name="gr1" draw:text-style-name="P1" draw:layer="layout" svg:width="1.64cm" svg:height="3.302cm" svg:x="29.249cm" svg:y="1.505cm" svg:viewBox="0 0 1641 3303" svg:d="m0 3303c7-1339 647-2572 1641-3303">
            <text:p/>
          </draw:path>
          <draw:path draw:style-name="gr1" draw:text-style-name="P1" draw:layer="layout" svg:width="0.942cm" svg:height="0.42cm" svg:x="31.307cm" svg:y="0.786cm" svg:viewBox="0 0 943 421" svg:d="m0 421c203-151 690-363 943-421">
            <text:p/>
          </draw:path>
          <draw:line draw:style-name="gr2" draw:text-style-name="P1" draw:layer="layout" svg:x1="31.498cm" svg:y1="1.212cm" svg:x2="31.498cm" svg:y2="1.508cm">
            <text:p/>
          </draw:line>
          <draw:line draw:style-name="gr2" draw:text-style-name="P1" draw:layer="layout" svg:x1="30.89cm" svg:y1="1.508cm" svg:x2="31.498cm" svg:y2="1.508cm">
            <text:p/>
          </draw:line>
          <draw:line draw:style-name="gr2" draw:text-style-name="P1" draw:layer="layout" svg:x1="30.844cm" svg:y1="8.107cm" svg:x2="31.5cm" svg:y2="8.107cm">
            <text:p/>
          </draw:line>
          <draw:line draw:style-name="gr2" draw:text-style-name="P1" draw:layer="layout" svg:x1="31.5cm" svg:y1="8.406cm" svg:x2="31.5cm" svg:y2="8.105cm">
            <text:p/>
          </draw:line>
          <draw:line draw:style-name="gr2" draw:text-style-name="P1" draw:layer="layout" svg:x1="31.293cm" svg:y1="8.409cm" svg:x2="31.5cm" svg:y2="8.409cm">
            <text:p/>
          </draw:line>
          <draw:path draw:style-name="gr1" draw:text-style-name="P1" draw:layer="layout" svg:width="0.952cm" svg:height="0.433cm" svg:x="31.296cm" svg:y="8.406cm" svg:viewBox="0 0 953 434" svg:d="m953 434c-238-69-561-206-953-434">
            <text:p/>
          </draw:path>
          <draw:path draw:style-name="gr1" draw:text-style-name="P1" draw:layer="layout" svg:width="1.6cm" svg:height="3.298cm" svg:x="29.248cm" svg:y="4.808cm" svg:viewBox="0 0 1601 3299" svg:d="m1601 3299c-922-735-1587-1886-1601-3299">
            <text:p/>
          </draw:path>
          <draw:path draw:style-name="gr1" draw:text-style-name="P1" draw:layer="layout" svg:width="3.298cm" svg:height="4.338cm" svg:x="28.948cm" svg:y="4.808cm" svg:viewBox="0 0 3299 4339" svg:d="m3299 4339c-1901-525-3295-2279-3299-4339">
            <text:p/>
          </draw:path>
          <draw:line draw:style-name="gr2" draw:text-style-name="P1" draw:layer="layout" svg:x1="32.249cm" svg:y1="8.84cm" svg:x2="32.249cm" svg:y2="9.15cm">
            <text:p/>
          </draw:line>
        </draw:g>
        <draw:g>
          <draw:path draw:style-name="gr1" draw:text-style-name="P1" draw:layer="layout" svg:width="3.3cm" svg:height="4.338cm" svg:x="0.911cm" svg:y="8.94cm" svg:viewBox="0 0 3301 4339" svg:d="m0 4339c6-2065 1401-3812 3301-4339">
            <text:p/>
          </draw:path>
          <draw:line draw:style-name="gr2" draw:text-style-name="P1" draw:layer="layout" svg:x1="3.268cm" svg:y1="9.681cm" svg:x2="3.461cm" svg:y2="9.679cm">
            <text:p/>
          </draw:line>
          <draw:line draw:style-name="gr2" draw:text-style-name="P1" draw:layer="layout" svg:x1="4.212cm" svg:y1="8.94cm" svg:x2="4.212cm" svg:y2="9.26cm">
            <text:p/>
          </draw:line>
          <draw:path draw:style-name="gr1" draw:text-style-name="P1" draw:layer="layout" svg:width="1.64cm" svg:height="3.302cm" svg:x="1.212cm" svg:y="9.976cm" svg:viewBox="0 0 1641 3303" svg:d="m0 3303c7-1339 647-2572 1641-3303">
            <text:p/>
          </draw:path>
          <draw:path draw:style-name="gr1" draw:text-style-name="P1" draw:layer="layout" svg:width="0.942cm" svg:height="0.42cm" svg:x="3.27cm" svg:y="9.257cm" svg:viewBox="0 0 943 421" svg:d="m0 421c203-151 690-363 943-421">
            <text:p/>
          </draw:path>
          <draw:line draw:style-name="gr2" draw:text-style-name="P1" draw:layer="layout" svg:x1="3.461cm" svg:y1="9.683cm" svg:x2="3.461cm" svg:y2="9.979cm">
            <text:p/>
          </draw:line>
          <draw:line draw:style-name="gr2" draw:text-style-name="P1" draw:layer="layout" svg:x1="2.853cm" svg:y1="9.979cm" svg:x2="3.461cm" svg:y2="9.979cm">
            <text:p/>
          </draw:line>
          <draw:line draw:style-name="gr2" draw:text-style-name="P1" draw:layer="layout" svg:x1="2.807cm" svg:y1="16.578cm" svg:x2="3.463cm" svg:y2="16.578cm">
            <text:p/>
          </draw:line>
          <draw:line draw:style-name="gr2" draw:text-style-name="P1" draw:layer="layout" svg:x1="3.463cm" svg:y1="16.877cm" svg:x2="3.463cm" svg:y2="16.576cm">
            <text:p/>
          </draw:line>
          <draw:line draw:style-name="gr2" draw:text-style-name="P1" draw:layer="layout" svg:x1="3.256cm" svg:y1="16.88cm" svg:x2="3.463cm" svg:y2="16.88cm">
            <text:p/>
          </draw:line>
          <draw:path draw:style-name="gr1" draw:text-style-name="P1" draw:layer="layout" svg:width="0.952cm" svg:height="0.433cm" svg:x="3.259cm" svg:y="16.877cm" svg:viewBox="0 0 953 434" svg:d="m953 434c-238-69-561-206-953-434">
            <text:p/>
          </draw:path>
          <draw:path draw:style-name="gr1" draw:text-style-name="P1" draw:layer="layout" svg:width="1.6cm" svg:height="3.298cm" svg:x="1.211cm" svg:y="13.279cm" svg:viewBox="0 0 1601 3299" svg:d="m1601 3299c-922-735-1587-1886-1601-3299">
            <text:p/>
          </draw:path>
          <draw:path draw:style-name="gr1" draw:text-style-name="P1" draw:layer="layout" svg:width="3.298cm" svg:height="4.338cm" svg:x="0.911cm" svg:y="13.279cm" svg:viewBox="0 0 3299 4339" svg:d="m3299 4339c-1901-525-3295-2279-3299-4339">
            <text:p/>
          </draw:path>
          <draw:line draw:style-name="gr2" draw:text-style-name="P1" draw:layer="layout" svg:x1="4.212cm" svg:y1="17.311cm" svg:x2="4.212cm" svg:y2="17.621cm">
            <text:p/>
          </draw:line>
        </draw:g>
        <draw:g>
          <draw:path draw:style-name="gr1" draw:text-style-name="P1" draw:layer="layout" svg:width="3.3cm" svg:height="4.338cm" svg:x="2.109cm" svg:y="8.929cm" svg:viewBox="0 0 3301 4339" svg:d="m0 4339c6-2065 1401-3812 3301-4339">
            <text:p/>
          </draw:path>
          <draw:line draw:style-name="gr2" draw:text-style-name="P1" draw:layer="layout" svg:x1="4.466cm" svg:y1="9.67cm" svg:x2="4.659cm" svg:y2="9.668cm">
            <text:p/>
          </draw:line>
          <draw:line draw:style-name="gr2" draw:text-style-name="P1" draw:layer="layout" svg:x1="5.41cm" svg:y1="8.929cm" svg:x2="5.41cm" svg:y2="9.249cm">
            <text:p/>
          </draw:line>
          <draw:path draw:style-name="gr1" draw:text-style-name="P1" draw:layer="layout" svg:width="1.64cm" svg:height="3.302cm" svg:x="2.41cm" svg:y="9.965cm" svg:viewBox="0 0 1641 3303" svg:d="m0 3303c7-1339 647-2572 1641-3303">
            <text:p/>
          </draw:path>
          <draw:path draw:style-name="gr1" draw:text-style-name="P1" draw:layer="layout" svg:width="0.942cm" svg:height="0.42cm" svg:x="4.468cm" svg:y="9.246cm" svg:viewBox="0 0 943 421" svg:d="m0 421c203-151 690-363 943-421">
            <text:p/>
          </draw:path>
          <draw:line draw:style-name="gr2" draw:text-style-name="P1" draw:layer="layout" svg:x1="4.659cm" svg:y1="9.672cm" svg:x2="4.659cm" svg:y2="9.968cm">
            <text:p/>
          </draw:line>
          <draw:line draw:style-name="gr2" draw:text-style-name="P1" draw:layer="layout" svg:x1="4.051cm" svg:y1="9.968cm" svg:x2="4.659cm" svg:y2="9.968cm">
            <text:p/>
          </draw:line>
          <draw:line draw:style-name="gr2" draw:text-style-name="P1" draw:layer="layout" svg:x1="4.005cm" svg:y1="16.567cm" svg:x2="4.661cm" svg:y2="16.567cm">
            <text:p/>
          </draw:line>
          <draw:line draw:style-name="gr2" draw:text-style-name="P1" draw:layer="layout" svg:x1="4.661cm" svg:y1="16.866cm" svg:x2="4.661cm" svg:y2="16.565cm">
            <text:p/>
          </draw:line>
          <draw:line draw:style-name="gr2" draw:text-style-name="P1" draw:layer="layout" svg:x1="4.454cm" svg:y1="16.869cm" svg:x2="4.661cm" svg:y2="16.869cm">
            <text:p/>
          </draw:line>
          <draw:path draw:style-name="gr1" draw:text-style-name="P1" draw:layer="layout" svg:width="0.952cm" svg:height="0.433cm" svg:x="4.457cm" svg:y="16.866cm" svg:viewBox="0 0 953 434" svg:d="m953 434c-238-69-561-206-953-434">
            <text:p/>
          </draw:path>
          <draw:path draw:style-name="gr1" draw:text-style-name="P1" draw:layer="layout" svg:width="1.6cm" svg:height="3.298cm" svg:x="2.409cm" svg:y="13.268cm" svg:viewBox="0 0 1601 3299" svg:d="m1601 3299c-922-735-1587-1886-1601-3299">
            <text:p/>
          </draw:path>
          <draw:path draw:style-name="gr1" draw:text-style-name="P1" draw:layer="layout" svg:width="3.298cm" svg:height="4.338cm" svg:x="2.109cm" svg:y="13.268cm" svg:viewBox="0 0 3299 4339" svg:d="m3299 4339c-1901-525-3295-2279-3299-4339">
            <text:p/>
          </draw:path>
          <draw:line draw:style-name="gr2" draw:text-style-name="P1" draw:layer="layout" svg:x1="5.41cm" svg:y1="17.3cm" svg:x2="5.41cm" svg:y2="17.61cm">
            <text:p/>
          </draw:line>
        </draw:g>
        <draw:g>
          <draw:path draw:style-name="gr1" draw:text-style-name="P1" draw:layer="layout" svg:width="3.3cm" svg:height="4.338cm" svg:x="3.309cm" svg:y="8.948cm" svg:viewBox="0 0 3301 4339" svg:d="m0 4339c6-2065 1401-3812 3301-4339">
            <text:p/>
          </draw:path>
          <draw:line draw:style-name="gr2" draw:text-style-name="P1" draw:layer="layout" svg:x1="5.666cm" svg:y1="9.689cm" svg:x2="5.859cm" svg:y2="9.687cm">
            <text:p/>
          </draw:line>
          <draw:line draw:style-name="gr2" draw:text-style-name="P1" draw:layer="layout" svg:x1="6.61cm" svg:y1="8.948cm" svg:x2="6.61cm" svg:y2="9.268cm">
            <text:p/>
          </draw:line>
          <draw:path draw:style-name="gr1" draw:text-style-name="P1" draw:layer="layout" svg:width="1.64cm" svg:height="3.302cm" svg:x="3.61cm" svg:y="9.984cm" svg:viewBox="0 0 1641 3303" svg:d="m0 3303c7-1339 647-2572 1641-3303">
            <text:p/>
          </draw:path>
          <draw:path draw:style-name="gr1" draw:text-style-name="P1" draw:layer="layout" svg:width="0.942cm" svg:height="0.42cm" svg:x="5.668cm" svg:y="9.265cm" svg:viewBox="0 0 943 421" svg:d="m0 421c203-151 690-363 943-421">
            <text:p/>
          </draw:path>
          <draw:line draw:style-name="gr2" draw:text-style-name="P1" draw:layer="layout" svg:x1="5.859cm" svg:y1="9.691cm" svg:x2="5.859cm" svg:y2="9.987cm">
            <text:p/>
          </draw:line>
          <draw:line draw:style-name="gr2" draw:text-style-name="P1" draw:layer="layout" svg:x1="5.251cm" svg:y1="9.987cm" svg:x2="5.859cm" svg:y2="9.987cm">
            <text:p/>
          </draw:line>
          <draw:line draw:style-name="gr2" draw:text-style-name="P1" draw:layer="layout" svg:x1="5.205cm" svg:y1="16.586cm" svg:x2="5.861cm" svg:y2="16.586cm">
            <text:p/>
          </draw:line>
          <draw:line draw:style-name="gr2" draw:text-style-name="P1" draw:layer="layout" svg:x1="5.861cm" svg:y1="16.885cm" svg:x2="5.861cm" svg:y2="16.584cm">
            <text:p/>
          </draw:line>
          <draw:line draw:style-name="gr2" draw:text-style-name="P1" draw:layer="layout" svg:x1="5.654cm" svg:y1="16.888cm" svg:x2="5.861cm" svg:y2="16.888cm">
            <text:p/>
          </draw:line>
          <draw:path draw:style-name="gr1" draw:text-style-name="P1" draw:layer="layout" svg:width="0.952cm" svg:height="0.433cm" svg:x="5.657cm" svg:y="16.885cm" svg:viewBox="0 0 953 434" svg:d="m953 434c-238-69-561-206-953-434">
            <text:p/>
          </draw:path>
          <draw:path draw:style-name="gr1" draw:text-style-name="P1" draw:layer="layout" svg:width="1.6cm" svg:height="3.298cm" svg:x="3.609cm" svg:y="13.287cm" svg:viewBox="0 0 1601 3299" svg:d="m1601 3299c-922-735-1587-1886-1601-3299">
            <text:p/>
          </draw:path>
          <draw:path draw:style-name="gr1" draw:text-style-name="P1" draw:layer="layout" svg:width="3.298cm" svg:height="4.338cm" svg:x="3.309cm" svg:y="13.287cm" svg:viewBox="0 0 3299 4339" svg:d="m3299 4339c-1901-525-3295-2279-3299-4339">
            <text:p/>
          </draw:path>
          <draw:line draw:style-name="gr2" draw:text-style-name="P1" draw:layer="layout" svg:x1="6.61cm" svg:y1="17.319cm" svg:x2="6.61cm" svg:y2="17.629cm">
            <text:p/>
          </draw:line>
        </draw:g>
        <draw:g>
          <draw:path draw:style-name="gr1" draw:text-style-name="P1" draw:layer="layout" svg:width="3.3cm" svg:height="4.338cm" svg:x="4.661cm" svg:y="8.948cm" svg:viewBox="0 0 3301 4339" svg:d="m0 4339c6-2065 1401-3812 3301-4339">
            <text:p/>
          </draw:path>
          <draw:line draw:style-name="gr2" draw:text-style-name="P1" draw:layer="layout" svg:x1="7.018cm" svg:y1="9.689cm" svg:x2="7.211cm" svg:y2="9.687cm">
            <text:p/>
          </draw:line>
          <draw:line draw:style-name="gr2" draw:text-style-name="P1" draw:layer="layout" svg:x1="7.962cm" svg:y1="8.948cm" svg:x2="7.962cm" svg:y2="9.268cm">
            <text:p/>
          </draw:line>
          <draw:path draw:style-name="gr1" draw:text-style-name="P1" draw:layer="layout" svg:width="1.64cm" svg:height="3.302cm" svg:x="4.962cm" svg:y="9.984cm" svg:viewBox="0 0 1641 3303" svg:d="m0 3303c7-1339 647-2572 1641-3303">
            <text:p/>
          </draw:path>
          <draw:path draw:style-name="gr1" draw:text-style-name="P1" draw:layer="layout" svg:width="0.942cm" svg:height="0.42cm" svg:x="7.02cm" svg:y="9.265cm" svg:viewBox="0 0 943 421" svg:d="m0 421c203-151 690-363 943-421">
            <text:p/>
          </draw:path>
          <draw:line draw:style-name="gr2" draw:text-style-name="P1" draw:layer="layout" svg:x1="7.211cm" svg:y1="9.691cm" svg:x2="7.211cm" svg:y2="9.987cm">
            <text:p/>
          </draw:line>
          <draw:line draw:style-name="gr2" draw:text-style-name="P1" draw:layer="layout" svg:x1="6.603cm" svg:y1="9.987cm" svg:x2="7.211cm" svg:y2="9.987cm">
            <text:p/>
          </draw:line>
          <draw:line draw:style-name="gr2" draw:text-style-name="P1" draw:layer="layout" svg:x1="6.557cm" svg:y1="16.586cm" svg:x2="7.213cm" svg:y2="16.586cm">
            <text:p/>
          </draw:line>
          <draw:line draw:style-name="gr2" draw:text-style-name="P1" draw:layer="layout" svg:x1="7.213cm" svg:y1="16.885cm" svg:x2="7.213cm" svg:y2="16.584cm">
            <text:p/>
          </draw:line>
          <draw:line draw:style-name="gr2" draw:text-style-name="P1" draw:layer="layout" svg:x1="7.006cm" svg:y1="16.888cm" svg:x2="7.213cm" svg:y2="16.888cm">
            <text:p/>
          </draw:line>
          <draw:path draw:style-name="gr1" draw:text-style-name="P1" draw:layer="layout" svg:width="0.952cm" svg:height="0.433cm" svg:x="7.009cm" svg:y="16.885cm" svg:viewBox="0 0 953 434" svg:d="m953 434c-238-69-561-206-953-434">
            <text:p/>
          </draw:path>
          <draw:path draw:style-name="gr1" draw:text-style-name="P1" draw:layer="layout" svg:width="1.6cm" svg:height="3.298cm" svg:x="4.961cm" svg:y="13.287cm" svg:viewBox="0 0 1601 3299" svg:d="m1601 3299c-922-735-1587-1886-1601-3299">
            <text:p/>
          </draw:path>
          <draw:path draw:style-name="gr1" draw:text-style-name="P1" draw:layer="layout" svg:width="3.298cm" svg:height="4.338cm" svg:x="4.661cm" svg:y="13.287cm" svg:viewBox="0 0 3299 4339" svg:d="m3299 4339c-1901-525-3295-2279-3299-4339">
            <text:p/>
          </draw:path>
          <draw:line draw:style-name="gr2" draw:text-style-name="P1" draw:layer="layout" svg:x1="7.962cm" svg:y1="17.319cm" svg:x2="7.962cm" svg:y2="17.629cm">
            <text:p/>
          </draw:line>
        </draw:g>
        <draw:g>
          <draw:path draw:style-name="gr1" draw:text-style-name="P1" draw:layer="layout" svg:width="3.3cm" svg:height="4.338cm" svg:x="5.861cm" svg:y="8.948cm" svg:viewBox="0 0 3301 4339" svg:d="m0 4339c6-2065 1401-3812 3301-4339">
            <text:p/>
          </draw:path>
          <draw:line draw:style-name="gr2" draw:text-style-name="P1" draw:layer="layout" svg:x1="8.218cm" svg:y1="9.689cm" svg:x2="8.411cm" svg:y2="9.687cm">
            <text:p/>
          </draw:line>
          <draw:line draw:style-name="gr2" draw:text-style-name="P1" draw:layer="layout" svg:x1="9.162cm" svg:y1="8.948cm" svg:x2="9.162cm" svg:y2="9.268cm">
            <text:p/>
          </draw:line>
          <draw:path draw:style-name="gr1" draw:text-style-name="P1" draw:layer="layout" svg:width="1.64cm" svg:height="3.302cm" svg:x="6.162cm" svg:y="9.984cm" svg:viewBox="0 0 1641 3303" svg:d="m0 3303c7-1339 647-2572 1641-3303">
            <text:p/>
          </draw:path>
          <draw:path draw:style-name="gr1" draw:text-style-name="P1" draw:layer="layout" svg:width="0.942cm" svg:height="0.42cm" svg:x="8.22cm" svg:y="9.265cm" svg:viewBox="0 0 943 421" svg:d="m0 421c203-151 690-363 943-421">
            <text:p/>
          </draw:path>
          <draw:line draw:style-name="gr2" draw:text-style-name="P1" draw:layer="layout" svg:x1="8.411cm" svg:y1="9.691cm" svg:x2="8.411cm" svg:y2="9.987cm">
            <text:p/>
          </draw:line>
          <draw:line draw:style-name="gr2" draw:text-style-name="P1" draw:layer="layout" svg:x1="7.803cm" svg:y1="9.987cm" svg:x2="8.411cm" svg:y2="9.987cm">
            <text:p/>
          </draw:line>
          <draw:line draw:style-name="gr2" draw:text-style-name="P1" draw:layer="layout" svg:x1="7.757cm" svg:y1="16.586cm" svg:x2="8.413cm" svg:y2="16.586cm">
            <text:p/>
          </draw:line>
          <draw:line draw:style-name="gr2" draw:text-style-name="P1" draw:layer="layout" svg:x1="8.413cm" svg:y1="16.885cm" svg:x2="8.413cm" svg:y2="16.584cm">
            <text:p/>
          </draw:line>
          <draw:line draw:style-name="gr2" draw:text-style-name="P1" draw:layer="layout" svg:x1="8.206cm" svg:y1="16.888cm" svg:x2="8.413cm" svg:y2="16.888cm">
            <text:p/>
          </draw:line>
          <draw:path draw:style-name="gr1" draw:text-style-name="P1" draw:layer="layout" svg:width="0.952cm" svg:height="0.433cm" svg:x="8.209cm" svg:y="16.885cm" svg:viewBox="0 0 953 434" svg:d="m953 434c-238-69-561-206-953-434">
            <text:p/>
          </draw:path>
          <draw:path draw:style-name="gr1" draw:text-style-name="P1" draw:layer="layout" svg:width="1.6cm" svg:height="3.298cm" svg:x="6.161cm" svg:y="13.287cm" svg:viewBox="0 0 1601 3299" svg:d="m1601 3299c-922-735-1587-1886-1601-3299">
            <text:p/>
          </draw:path>
          <draw:path draw:style-name="gr1" draw:text-style-name="P1" draw:layer="layout" svg:width="3.298cm" svg:height="4.338cm" svg:x="5.861cm" svg:y="13.287cm" svg:viewBox="0 0 3299 4339" svg:d="m3299 4339c-1901-525-3295-2279-3299-4339">
            <text:p/>
          </draw:path>
          <draw:line draw:style-name="gr2" draw:text-style-name="P1" draw:layer="layout" svg:x1="9.162cm" svg:y1="17.319cm" svg:x2="9.162cm" svg:y2="17.629cm">
            <text:p/>
          </draw:line>
        </draw:g>
        <draw:g>
          <draw:path draw:style-name="gr1" draw:text-style-name="P1" draw:layer="layout" svg:width="3.3cm" svg:height="4.338cm" svg:x="7.061cm" svg:y="8.948cm" svg:viewBox="0 0 3301 4339" svg:d="m0 4339c6-2065 1401-3812 3301-4339">
            <text:p/>
          </draw:path>
          <draw:line draw:style-name="gr2" draw:text-style-name="P1" draw:layer="layout" svg:x1="9.418cm" svg:y1="9.689cm" svg:x2="9.611cm" svg:y2="9.687cm">
            <text:p/>
          </draw:line>
          <draw:line draw:style-name="gr2" draw:text-style-name="P1" draw:layer="layout" svg:x1="10.362cm" svg:y1="8.948cm" svg:x2="10.362cm" svg:y2="9.268cm">
            <text:p/>
          </draw:line>
          <draw:path draw:style-name="gr1" draw:text-style-name="P1" draw:layer="layout" svg:width="1.64cm" svg:height="3.302cm" svg:x="7.362cm" svg:y="9.984cm" svg:viewBox="0 0 1641 3303" svg:d="m0 3303c7-1339 647-2572 1641-3303">
            <text:p/>
          </draw:path>
          <draw:path draw:style-name="gr1" draw:text-style-name="P1" draw:layer="layout" svg:width="0.942cm" svg:height="0.42cm" svg:x="9.42cm" svg:y="9.265cm" svg:viewBox="0 0 943 421" svg:d="m0 421c203-151 690-363 943-421">
            <text:p/>
          </draw:path>
          <draw:line draw:style-name="gr2" draw:text-style-name="P1" draw:layer="layout" svg:x1="9.611cm" svg:y1="9.691cm" svg:x2="9.611cm" svg:y2="9.987cm">
            <text:p/>
          </draw:line>
          <draw:line draw:style-name="gr2" draw:text-style-name="P1" draw:layer="layout" svg:x1="9.003cm" svg:y1="9.987cm" svg:x2="9.611cm" svg:y2="9.987cm">
            <text:p/>
          </draw:line>
          <draw:line draw:style-name="gr2" draw:text-style-name="P1" draw:layer="layout" svg:x1="8.957cm" svg:y1="16.586cm" svg:x2="9.613cm" svg:y2="16.586cm">
            <text:p/>
          </draw:line>
          <draw:line draw:style-name="gr2" draw:text-style-name="P1" draw:layer="layout" svg:x1="9.613cm" svg:y1="16.885cm" svg:x2="9.613cm" svg:y2="16.584cm">
            <text:p/>
          </draw:line>
          <draw:line draw:style-name="gr2" draw:text-style-name="P1" draw:layer="layout" svg:x1="9.406cm" svg:y1="16.888cm" svg:x2="9.613cm" svg:y2="16.888cm">
            <text:p/>
          </draw:line>
          <draw:path draw:style-name="gr1" draw:text-style-name="P1" draw:layer="layout" svg:width="0.952cm" svg:height="0.433cm" svg:x="9.409cm" svg:y="16.885cm" svg:viewBox="0 0 953 434" svg:d="m953 434c-238-69-561-206-953-434">
            <text:p/>
          </draw:path>
          <draw:path draw:style-name="gr1" draw:text-style-name="P1" draw:layer="layout" svg:width="1.6cm" svg:height="3.298cm" svg:x="7.361cm" svg:y="13.287cm" svg:viewBox="0 0 1601 3299" svg:d="m1601 3299c-922-735-1587-1886-1601-3299">
            <text:p/>
          </draw:path>
          <draw:path draw:style-name="gr1" draw:text-style-name="P1" draw:layer="layout" svg:width="3.298cm" svg:height="4.338cm" svg:x="7.061cm" svg:y="13.287cm" svg:viewBox="0 0 3299 4339" svg:d="m3299 4339c-1901-525-3295-2279-3299-4339">
            <text:p/>
          </draw:path>
          <draw:line draw:style-name="gr2" draw:text-style-name="P1" draw:layer="layout" svg:x1="10.362cm" svg:y1="17.319cm" svg:x2="10.362cm" svg:y2="17.629cm">
            <text:p/>
          </draw:line>
        </draw:g>
        <draw:g>
          <draw:path draw:style-name="gr1" draw:text-style-name="P1" draw:layer="layout" svg:width="3.3cm" svg:height="4.338cm" svg:x="8.409cm" svg:y="8.94cm" svg:viewBox="0 0 3301 4339" svg:d="m0 4339c6-2065 1401-3812 3301-4339">
            <text:p/>
          </draw:path>
          <draw:line draw:style-name="gr2" draw:text-style-name="P1" draw:layer="layout" svg:x1="10.766cm" svg:y1="9.681cm" svg:x2="10.959cm" svg:y2="9.679cm">
            <text:p/>
          </draw:line>
          <draw:line draw:style-name="gr2" draw:text-style-name="P1" draw:layer="layout" svg:x1="11.71cm" svg:y1="8.94cm" svg:x2="11.71cm" svg:y2="9.26cm">
            <text:p/>
          </draw:line>
          <draw:path draw:style-name="gr1" draw:text-style-name="P1" draw:layer="layout" svg:width="1.64cm" svg:height="3.302cm" svg:x="8.71cm" svg:y="9.976cm" svg:viewBox="0 0 1641 3303" svg:d="m0 3303c7-1339 647-2572 1641-3303">
            <text:p/>
          </draw:path>
          <draw:path draw:style-name="gr1" draw:text-style-name="P1" draw:layer="layout" svg:width="0.942cm" svg:height="0.42cm" svg:x="10.768cm" svg:y="9.257cm" svg:viewBox="0 0 943 421" svg:d="m0 421c203-151 690-363 943-421">
            <text:p/>
          </draw:path>
          <draw:line draw:style-name="gr2" draw:text-style-name="P1" draw:layer="layout" svg:x1="10.959cm" svg:y1="9.683cm" svg:x2="10.959cm" svg:y2="9.979cm">
            <text:p/>
          </draw:line>
          <draw:line draw:style-name="gr2" draw:text-style-name="P1" draw:layer="layout" svg:x1="10.351cm" svg:y1="9.979cm" svg:x2="10.959cm" svg:y2="9.979cm">
            <text:p/>
          </draw:line>
          <draw:line draw:style-name="gr2" draw:text-style-name="P1" draw:layer="layout" svg:x1="10.305cm" svg:y1="16.578cm" svg:x2="10.961cm" svg:y2="16.578cm">
            <text:p/>
          </draw:line>
          <draw:line draw:style-name="gr2" draw:text-style-name="P1" draw:layer="layout" svg:x1="10.961cm" svg:y1="16.877cm" svg:x2="10.961cm" svg:y2="16.576cm">
            <text:p/>
          </draw:line>
          <draw:line draw:style-name="gr2" draw:text-style-name="P1" draw:layer="layout" svg:x1="10.754cm" svg:y1="16.88cm" svg:x2="10.961cm" svg:y2="16.88cm">
            <text:p/>
          </draw:line>
          <draw:path draw:style-name="gr1" draw:text-style-name="P1" draw:layer="layout" svg:width="0.952cm" svg:height="0.433cm" svg:x="10.757cm" svg:y="16.877cm" svg:viewBox="0 0 953 434" svg:d="m953 434c-238-69-561-206-953-434">
            <text:p/>
          </draw:path>
          <draw:path draw:style-name="gr1" draw:text-style-name="P1" draw:layer="layout" svg:width="1.6cm" svg:height="3.298cm" svg:x="8.709cm" svg:y="13.279cm" svg:viewBox="0 0 1601 3299" svg:d="m1601 3299c-922-735-1587-1886-1601-3299">
            <text:p/>
          </draw:path>
          <draw:path draw:style-name="gr1" draw:text-style-name="P1" draw:layer="layout" svg:width="3.298cm" svg:height="4.338cm" svg:x="8.409cm" svg:y="13.279cm" svg:viewBox="0 0 3299 4339" svg:d="m3299 4339c-1901-525-3295-2279-3299-4339">
            <text:p/>
          </draw:path>
          <draw:line draw:style-name="gr2" draw:text-style-name="P1" draw:layer="layout" svg:x1="11.71cm" svg:y1="17.311cm" svg:x2="11.71cm" svg:y2="17.621cm">
            <text:p/>
          </draw:line>
        </draw:g>
        <draw:g>
          <draw:path draw:style-name="gr1" draw:text-style-name="P1" draw:layer="layout" svg:width="3.3cm" svg:height="4.338cm" svg:x="9.607cm" svg:y="8.929cm" svg:viewBox="0 0 3301 4339" svg:d="m0 4339c6-2065 1401-3812 3301-4339">
            <text:p/>
          </draw:path>
          <draw:line draw:style-name="gr2" draw:text-style-name="P1" draw:layer="layout" svg:x1="11.964cm" svg:y1="9.67cm" svg:x2="12.157cm" svg:y2="9.668cm">
            <text:p/>
          </draw:line>
          <draw:line draw:style-name="gr2" draw:text-style-name="P1" draw:layer="layout" svg:x1="12.908cm" svg:y1="8.929cm" svg:x2="12.908cm" svg:y2="9.249cm">
            <text:p/>
          </draw:line>
          <draw:path draw:style-name="gr1" draw:text-style-name="P1" draw:layer="layout" svg:width="1.64cm" svg:height="3.302cm" svg:x="9.908cm" svg:y="9.965cm" svg:viewBox="0 0 1641 3303" svg:d="m0 3303c7-1339 647-2572 1641-3303">
            <text:p/>
          </draw:path>
          <draw:path draw:style-name="gr1" draw:text-style-name="P1" draw:layer="layout" svg:width="0.942cm" svg:height="0.42cm" svg:x="11.966cm" svg:y="9.246cm" svg:viewBox="0 0 943 421" svg:d="m0 421c203-151 690-363 943-421">
            <text:p/>
          </draw:path>
          <draw:line draw:style-name="gr2" draw:text-style-name="P1" draw:layer="layout" svg:x1="12.157cm" svg:y1="9.672cm" svg:x2="12.157cm" svg:y2="9.968cm">
            <text:p/>
          </draw:line>
          <draw:line draw:style-name="gr2" draw:text-style-name="P1" draw:layer="layout" svg:x1="11.549cm" svg:y1="9.968cm" svg:x2="12.157cm" svg:y2="9.968cm">
            <text:p/>
          </draw:line>
          <draw:line draw:style-name="gr2" draw:text-style-name="P1" draw:layer="layout" svg:x1="11.503cm" svg:y1="16.567cm" svg:x2="12.159cm" svg:y2="16.567cm">
            <text:p/>
          </draw:line>
          <draw:line draw:style-name="gr2" draw:text-style-name="P1" draw:layer="layout" svg:x1="12.159cm" svg:y1="16.866cm" svg:x2="12.159cm" svg:y2="16.565cm">
            <text:p/>
          </draw:line>
          <draw:line draw:style-name="gr2" draw:text-style-name="P1" draw:layer="layout" svg:x1="11.952cm" svg:y1="16.869cm" svg:x2="12.159cm" svg:y2="16.869cm">
            <text:p/>
          </draw:line>
          <draw:path draw:style-name="gr1" draw:text-style-name="P1" draw:layer="layout" svg:width="0.952cm" svg:height="0.433cm" svg:x="11.955cm" svg:y="16.866cm" svg:viewBox="0 0 953 434" svg:d="m953 434c-238-69-561-206-953-434">
            <text:p/>
          </draw:path>
          <draw:path draw:style-name="gr1" draw:text-style-name="P1" draw:layer="layout" svg:width="1.6cm" svg:height="3.298cm" svg:x="9.907cm" svg:y="13.268cm" svg:viewBox="0 0 1601 3299" svg:d="m1601 3299c-922-735-1587-1886-1601-3299">
            <text:p/>
          </draw:path>
          <draw:path draw:style-name="gr1" draw:text-style-name="P1" draw:layer="layout" svg:width="3.298cm" svg:height="4.338cm" svg:x="9.607cm" svg:y="13.268cm" svg:viewBox="0 0 3299 4339" svg:d="m3299 4339c-1901-525-3295-2279-3299-4339">
            <text:p/>
          </draw:path>
          <draw:line draw:style-name="gr2" draw:text-style-name="P1" draw:layer="layout" svg:x1="12.908cm" svg:y1="17.3cm" svg:x2="12.908cm" svg:y2="17.61cm">
            <text:p/>
          </draw:line>
        </draw:g>
        <draw:g>
          <draw:path draw:style-name="gr1" draw:text-style-name="P1" draw:layer="layout" svg:width="3.3cm" svg:height="4.338cm" svg:x="10.807cm" svg:y="8.948cm" svg:viewBox="0 0 3301 4339" svg:d="m0 4339c6-2065 1401-3812 3301-4339">
            <text:p/>
          </draw:path>
          <draw:line draw:style-name="gr2" draw:text-style-name="P1" draw:layer="layout" svg:x1="13.164cm" svg:y1="9.689cm" svg:x2="13.357cm" svg:y2="9.687cm">
            <text:p/>
          </draw:line>
          <draw:line draw:style-name="gr2" draw:text-style-name="P1" draw:layer="layout" svg:x1="14.108cm" svg:y1="8.948cm" svg:x2="14.108cm" svg:y2="9.268cm">
            <text:p/>
          </draw:line>
          <draw:path draw:style-name="gr1" draw:text-style-name="P1" draw:layer="layout" svg:width="1.64cm" svg:height="3.302cm" svg:x="11.108cm" svg:y="9.984cm" svg:viewBox="0 0 1641 3303" svg:d="m0 3303c7-1339 647-2572 1641-3303">
            <text:p/>
          </draw:path>
          <draw:path draw:style-name="gr1" draw:text-style-name="P1" draw:layer="layout" svg:width="0.942cm" svg:height="0.42cm" svg:x="13.166cm" svg:y="9.265cm" svg:viewBox="0 0 943 421" svg:d="m0 421c203-151 690-363 943-421">
            <text:p/>
          </draw:path>
          <draw:line draw:style-name="gr2" draw:text-style-name="P1" draw:layer="layout" svg:x1="13.357cm" svg:y1="9.691cm" svg:x2="13.357cm" svg:y2="9.987cm">
            <text:p/>
          </draw:line>
          <draw:line draw:style-name="gr2" draw:text-style-name="P1" draw:layer="layout" svg:x1="12.749cm" svg:y1="9.987cm" svg:x2="13.357cm" svg:y2="9.987cm">
            <text:p/>
          </draw:line>
          <draw:line draw:style-name="gr2" draw:text-style-name="P1" draw:layer="layout" svg:x1="12.703cm" svg:y1="16.586cm" svg:x2="13.359cm" svg:y2="16.586cm">
            <text:p/>
          </draw:line>
          <draw:line draw:style-name="gr2" draw:text-style-name="P1" draw:layer="layout" svg:x1="13.359cm" svg:y1="16.885cm" svg:x2="13.359cm" svg:y2="16.584cm">
            <text:p/>
          </draw:line>
          <draw:line draw:style-name="gr2" draw:text-style-name="P1" draw:layer="layout" svg:x1="13.152cm" svg:y1="16.888cm" svg:x2="13.359cm" svg:y2="16.888cm">
            <text:p/>
          </draw:line>
          <draw:path draw:style-name="gr1" draw:text-style-name="P1" draw:layer="layout" svg:width="0.952cm" svg:height="0.433cm" svg:x="13.155cm" svg:y="16.885cm" svg:viewBox="0 0 953 434" svg:d="m953 434c-238-69-561-206-953-434">
            <text:p/>
          </draw:path>
          <draw:path draw:style-name="gr1" draw:text-style-name="P1" draw:layer="layout" svg:width="1.6cm" svg:height="3.298cm" svg:x="11.107cm" svg:y="13.287cm" svg:viewBox="0 0 1601 3299" svg:d="m1601 3299c-922-735-1587-1886-1601-3299">
            <text:p/>
          </draw:path>
          <draw:path draw:style-name="gr1" draw:text-style-name="P1" draw:layer="layout" svg:width="3.298cm" svg:height="4.338cm" svg:x="10.807cm" svg:y="13.287cm" svg:viewBox="0 0 3299 4339" svg:d="m3299 4339c-1901-525-3295-2279-3299-4339">
            <text:p/>
          </draw:path>
          <draw:line draw:style-name="gr2" draw:text-style-name="P1" draw:layer="layout" svg:x1="14.108cm" svg:y1="17.319cm" svg:x2="14.108cm" svg:y2="17.629cm">
            <text:p/>
          </draw:line>
        </draw:g>
        <draw:g>
          <draw:path draw:style-name="gr1" draw:text-style-name="P1" draw:layer="layout" svg:width="3.3cm" svg:height="4.338cm" svg:x="12.159cm" svg:y="8.948cm" svg:viewBox="0 0 3301 4339" svg:d="m0 4339c6-2065 1401-3812 3301-4339">
            <text:p/>
          </draw:path>
          <draw:line draw:style-name="gr2" draw:text-style-name="P1" draw:layer="layout" svg:x1="14.516cm" svg:y1="9.689cm" svg:x2="14.709cm" svg:y2="9.687cm">
            <text:p/>
          </draw:line>
          <draw:line draw:style-name="gr2" draw:text-style-name="P1" draw:layer="layout" svg:x1="15.46cm" svg:y1="8.948cm" svg:x2="15.46cm" svg:y2="9.268cm">
            <text:p/>
          </draw:line>
          <draw:path draw:style-name="gr1" draw:text-style-name="P1" draw:layer="layout" svg:width="1.64cm" svg:height="3.302cm" svg:x="12.46cm" svg:y="9.984cm" svg:viewBox="0 0 1641 3303" svg:d="m0 3303c7-1339 647-2572 1641-3303">
            <text:p/>
          </draw:path>
          <draw:path draw:style-name="gr1" draw:text-style-name="P1" draw:layer="layout" svg:width="0.942cm" svg:height="0.42cm" svg:x="14.518cm" svg:y="9.265cm" svg:viewBox="0 0 943 421" svg:d="m0 421c203-151 690-363 943-421">
            <text:p/>
          </draw:path>
          <draw:line draw:style-name="gr2" draw:text-style-name="P1" draw:layer="layout" svg:x1="14.709cm" svg:y1="9.691cm" svg:x2="14.709cm" svg:y2="9.987cm">
            <text:p/>
          </draw:line>
          <draw:line draw:style-name="gr2" draw:text-style-name="P1" draw:layer="layout" svg:x1="14.101cm" svg:y1="9.987cm" svg:x2="14.709cm" svg:y2="9.987cm">
            <text:p/>
          </draw:line>
          <draw:line draw:style-name="gr2" draw:text-style-name="P1" draw:layer="layout" svg:x1="14.055cm" svg:y1="16.586cm" svg:x2="14.711cm" svg:y2="16.586cm">
            <text:p/>
          </draw:line>
          <draw:line draw:style-name="gr2" draw:text-style-name="P1" draw:layer="layout" svg:x1="14.711cm" svg:y1="16.885cm" svg:x2="14.711cm" svg:y2="16.584cm">
            <text:p/>
          </draw:line>
          <draw:line draw:style-name="gr2" draw:text-style-name="P1" draw:layer="layout" svg:x1="14.504cm" svg:y1="16.888cm" svg:x2="14.711cm" svg:y2="16.888cm">
            <text:p/>
          </draw:line>
          <draw:path draw:style-name="gr1" draw:text-style-name="P1" draw:layer="layout" svg:width="0.952cm" svg:height="0.433cm" svg:x="14.507cm" svg:y="16.885cm" svg:viewBox="0 0 953 434" svg:d="m953 434c-238-69-561-206-953-434">
            <text:p/>
          </draw:path>
          <draw:path draw:style-name="gr1" draw:text-style-name="P1" draw:layer="layout" svg:width="1.6cm" svg:height="3.298cm" svg:x="12.459cm" svg:y="13.287cm" svg:viewBox="0 0 1601 3299" svg:d="m1601 3299c-922-735-1587-1886-1601-3299">
            <text:p/>
          </draw:path>
          <draw:path draw:style-name="gr1" draw:text-style-name="P1" draw:layer="layout" svg:width="3.298cm" svg:height="4.338cm" svg:x="12.159cm" svg:y="13.287cm" svg:viewBox="0 0 3299 4339" svg:d="m3299 4339c-1901-525-3295-2279-3299-4339">
            <text:p/>
          </draw:path>
          <draw:line draw:style-name="gr2" draw:text-style-name="P1" draw:layer="layout" svg:x1="15.46cm" svg:y1="17.319cm" svg:x2="15.46cm" svg:y2="17.629cm">
            <text:p/>
          </draw:line>
        </draw:g>
        <draw:g>
          <draw:path draw:style-name="gr1" draw:text-style-name="P1" draw:layer="layout" svg:width="3.3cm" svg:height="4.338cm" svg:x="13.359cm" svg:y="8.948cm" svg:viewBox="0 0 3301 4339" svg:d="m0 4339c6-2065 1401-3812 3301-4339">
            <text:p/>
          </draw:path>
          <draw:line draw:style-name="gr2" draw:text-style-name="P1" draw:layer="layout" svg:x1="15.716cm" svg:y1="9.689cm" svg:x2="15.909cm" svg:y2="9.687cm">
            <text:p/>
          </draw:line>
          <draw:line draw:style-name="gr2" draw:text-style-name="P1" draw:layer="layout" svg:x1="16.66cm" svg:y1="8.948cm" svg:x2="16.66cm" svg:y2="9.268cm">
            <text:p/>
          </draw:line>
          <draw:path draw:style-name="gr1" draw:text-style-name="P1" draw:layer="layout" svg:width="1.64cm" svg:height="3.302cm" svg:x="13.66cm" svg:y="9.984cm" svg:viewBox="0 0 1641 3303" svg:d="m0 3303c7-1339 647-2572 1641-3303">
            <text:p/>
          </draw:path>
          <draw:path draw:style-name="gr1" draw:text-style-name="P1" draw:layer="layout" svg:width="0.942cm" svg:height="0.42cm" svg:x="15.718cm" svg:y="9.265cm" svg:viewBox="0 0 943 421" svg:d="m0 421c203-151 690-363 943-421">
            <text:p/>
          </draw:path>
          <draw:line draw:style-name="gr2" draw:text-style-name="P1" draw:layer="layout" svg:x1="15.909cm" svg:y1="9.691cm" svg:x2="15.909cm" svg:y2="9.987cm">
            <text:p/>
          </draw:line>
          <draw:line draw:style-name="gr2" draw:text-style-name="P1" draw:layer="layout" svg:x1="15.301cm" svg:y1="9.987cm" svg:x2="15.909cm" svg:y2="9.987cm">
            <text:p/>
          </draw:line>
          <draw:line draw:style-name="gr2" draw:text-style-name="P1" draw:layer="layout" svg:x1="15.255cm" svg:y1="16.586cm" svg:x2="15.911cm" svg:y2="16.586cm">
            <text:p/>
          </draw:line>
          <draw:line draw:style-name="gr2" draw:text-style-name="P1" draw:layer="layout" svg:x1="15.911cm" svg:y1="16.885cm" svg:x2="15.911cm" svg:y2="16.584cm">
            <text:p/>
          </draw:line>
          <draw:line draw:style-name="gr2" draw:text-style-name="P1" draw:layer="layout" svg:x1="15.704cm" svg:y1="16.888cm" svg:x2="15.911cm" svg:y2="16.888cm">
            <text:p/>
          </draw:line>
          <draw:path draw:style-name="gr1" draw:text-style-name="P1" draw:layer="layout" svg:width="0.952cm" svg:height="0.433cm" svg:x="15.707cm" svg:y="16.885cm" svg:viewBox="0 0 953 434" svg:d="m953 434c-238-69-561-206-953-434">
            <text:p/>
          </draw:path>
          <draw:path draw:style-name="gr1" draw:text-style-name="P1" draw:layer="layout" svg:width="1.6cm" svg:height="3.298cm" svg:x="13.659cm" svg:y="13.287cm" svg:viewBox="0 0 1601 3299" svg:d="m1601 3299c-922-735-1587-1886-1601-3299">
            <text:p/>
          </draw:path>
          <draw:path draw:style-name="gr1" draw:text-style-name="P1" draw:layer="layout" svg:width="3.298cm" svg:height="4.338cm" svg:x="13.359cm" svg:y="13.287cm" svg:viewBox="0 0 3299 4339" svg:d="m3299 4339c-1901-525-3295-2279-3299-4339">
            <text:p/>
          </draw:path>
          <draw:line draw:style-name="gr2" draw:text-style-name="P1" draw:layer="layout" svg:x1="16.66cm" svg:y1="17.319cm" svg:x2="16.66cm" svg:y2="17.629cm">
            <text:p/>
          </draw:line>
        </draw:g>
        <draw:g>
          <draw:path draw:style-name="gr1" draw:text-style-name="P1" draw:layer="layout" svg:width="3.3cm" svg:height="4.338cm" svg:x="14.559cm" svg:y="8.948cm" svg:viewBox="0 0 3301 4339" svg:d="m0 4339c6-2065 1401-3812 3301-4339">
            <text:p/>
          </draw:path>
          <draw:line draw:style-name="gr2" draw:text-style-name="P1" draw:layer="layout" svg:x1="16.916cm" svg:y1="9.689cm" svg:x2="17.109cm" svg:y2="9.687cm">
            <text:p/>
          </draw:line>
          <draw:line draw:style-name="gr2" draw:text-style-name="P1" draw:layer="layout" svg:x1="17.86cm" svg:y1="8.948cm" svg:x2="17.86cm" svg:y2="9.268cm">
            <text:p/>
          </draw:line>
          <draw:path draw:style-name="gr1" draw:text-style-name="P1" draw:layer="layout" svg:width="1.64cm" svg:height="3.302cm" svg:x="14.86cm" svg:y="9.984cm" svg:viewBox="0 0 1641 3303" svg:d="m0 3303c7-1339 647-2572 1641-3303">
            <text:p/>
          </draw:path>
          <draw:path draw:style-name="gr1" draw:text-style-name="P1" draw:layer="layout" svg:width="0.942cm" svg:height="0.42cm" svg:x="16.918cm" svg:y="9.265cm" svg:viewBox="0 0 943 421" svg:d="m0 421c203-151 690-363 943-421">
            <text:p/>
          </draw:path>
          <draw:line draw:style-name="gr2" draw:text-style-name="P1" draw:layer="layout" svg:x1="17.109cm" svg:y1="9.691cm" svg:x2="17.109cm" svg:y2="9.987cm">
            <text:p/>
          </draw:line>
          <draw:line draw:style-name="gr2" draw:text-style-name="P1" draw:layer="layout" svg:x1="16.501cm" svg:y1="9.987cm" svg:x2="17.109cm" svg:y2="9.987cm">
            <text:p/>
          </draw:line>
          <draw:line draw:style-name="gr2" draw:text-style-name="P1" draw:layer="layout" svg:x1="16.455cm" svg:y1="16.586cm" svg:x2="17.111cm" svg:y2="16.586cm">
            <text:p/>
          </draw:line>
          <draw:line draw:style-name="gr2" draw:text-style-name="P1" draw:layer="layout" svg:x1="17.111cm" svg:y1="16.885cm" svg:x2="17.111cm" svg:y2="16.584cm">
            <text:p/>
          </draw:line>
          <draw:line draw:style-name="gr2" draw:text-style-name="P1" draw:layer="layout" svg:x1="16.904cm" svg:y1="16.888cm" svg:x2="17.111cm" svg:y2="16.888cm">
            <text:p/>
          </draw:line>
          <draw:path draw:style-name="gr1" draw:text-style-name="P1" draw:layer="layout" svg:width="0.952cm" svg:height="0.433cm" svg:x="16.907cm" svg:y="16.885cm" svg:viewBox="0 0 953 434" svg:d="m953 434c-238-69-561-206-953-434">
            <text:p/>
          </draw:path>
          <draw:path draw:style-name="gr1" draw:text-style-name="P1" draw:layer="layout" svg:width="1.6cm" svg:height="3.298cm" svg:x="14.859cm" svg:y="13.287cm" svg:viewBox="0 0 1601 3299" svg:d="m1601 3299c-922-735-1587-1886-1601-3299">
            <text:p/>
          </draw:path>
          <draw:path draw:style-name="gr1" draw:text-style-name="P1" draw:layer="layout" svg:width="3.298cm" svg:height="4.338cm" svg:x="14.559cm" svg:y="13.287cm" svg:viewBox="0 0 3299 4339" svg:d="m3299 4339c-1901-525-3295-2279-3299-4339">
            <text:p/>
          </draw:path>
          <draw:line draw:style-name="gr2" draw:text-style-name="P1" draw:layer="layout" svg:x1="17.86cm" svg:y1="17.319cm" svg:x2="17.86cm" svg:y2="17.629cm">
            <text:p/>
          </draw:line>
        </draw:g>
        <draw:g>
          <draw:path draw:style-name="gr1" draw:text-style-name="P1" draw:layer="layout" svg:width="3.3cm" svg:height="4.338cm" svg:x="15.909cm" svg:y="8.94cm" svg:viewBox="0 0 3301 4339" svg:d="m0 4339c6-2065 1401-3812 3301-4339">
            <text:p/>
          </draw:path>
          <draw:line draw:style-name="gr2" draw:text-style-name="P1" draw:layer="layout" svg:x1="18.266cm" svg:y1="9.681cm" svg:x2="18.459cm" svg:y2="9.679cm">
            <text:p/>
          </draw:line>
          <draw:line draw:style-name="gr2" draw:text-style-name="P1" draw:layer="layout" svg:x1="19.21cm" svg:y1="8.94cm" svg:x2="19.21cm" svg:y2="9.26cm">
            <text:p/>
          </draw:line>
          <draw:path draw:style-name="gr1" draw:text-style-name="P1" draw:layer="layout" svg:width="1.64cm" svg:height="3.302cm" svg:x="16.21cm" svg:y="9.976cm" svg:viewBox="0 0 1641 3303" svg:d="m0 3303c7-1339 647-2572 1641-3303">
            <text:p/>
          </draw:path>
          <draw:path draw:style-name="gr1" draw:text-style-name="P1" draw:layer="layout" svg:width="0.942cm" svg:height="0.42cm" svg:x="18.268cm" svg:y="9.257cm" svg:viewBox="0 0 943 421" svg:d="m0 421c203-151 690-363 943-421">
            <text:p/>
          </draw:path>
          <draw:line draw:style-name="gr2" draw:text-style-name="P1" draw:layer="layout" svg:x1="18.459cm" svg:y1="9.683cm" svg:x2="18.459cm" svg:y2="9.979cm">
            <text:p/>
          </draw:line>
          <draw:line draw:style-name="gr2" draw:text-style-name="P1" draw:layer="layout" svg:x1="17.851cm" svg:y1="9.979cm" svg:x2="18.459cm" svg:y2="9.979cm">
            <text:p/>
          </draw:line>
          <draw:line draw:style-name="gr2" draw:text-style-name="P1" draw:layer="layout" svg:x1="17.805cm" svg:y1="16.578cm" svg:x2="18.461cm" svg:y2="16.578cm">
            <text:p/>
          </draw:line>
          <draw:line draw:style-name="gr2" draw:text-style-name="P1" draw:layer="layout" svg:x1="18.461cm" svg:y1="16.877cm" svg:x2="18.461cm" svg:y2="16.576cm">
            <text:p/>
          </draw:line>
          <draw:line draw:style-name="gr2" draw:text-style-name="P1" draw:layer="layout" svg:x1="18.254cm" svg:y1="16.88cm" svg:x2="18.461cm" svg:y2="16.88cm">
            <text:p/>
          </draw:line>
          <draw:path draw:style-name="gr1" draw:text-style-name="P1" draw:layer="layout" svg:width="0.952cm" svg:height="0.433cm" svg:x="18.257cm" svg:y="16.877cm" svg:viewBox="0 0 953 434" svg:d="m953 434c-238-69-561-206-953-434">
            <text:p/>
          </draw:path>
          <draw:path draw:style-name="gr1" draw:text-style-name="P1" draw:layer="layout" svg:width="1.6cm" svg:height="3.298cm" svg:x="16.209cm" svg:y="13.279cm" svg:viewBox="0 0 1601 3299" svg:d="m1601 3299c-922-735-1587-1886-1601-3299">
            <text:p/>
          </draw:path>
          <draw:path draw:style-name="gr1" draw:text-style-name="P1" draw:layer="layout" svg:width="3.298cm" svg:height="4.338cm" svg:x="15.909cm" svg:y="13.279cm" svg:viewBox="0 0 3299 4339" svg:d="m3299 4339c-1901-525-3295-2279-3299-4339">
            <text:p/>
          </draw:path>
          <draw:line draw:style-name="gr2" draw:text-style-name="P1" draw:layer="layout" svg:x1="19.21cm" svg:y1="17.311cm" svg:x2="19.21cm" svg:y2="17.621cm">
            <text:p/>
          </draw:line>
        </draw:g>
        <draw:g>
          <draw:path draw:style-name="gr1" draw:text-style-name="P1" draw:layer="layout" svg:width="3.3cm" svg:height="4.338cm" svg:x="17.107cm" svg:y="8.929cm" svg:viewBox="0 0 3301 4339" svg:d="m0 4339c6-2065 1401-3812 3301-4339">
            <text:p/>
          </draw:path>
          <draw:line draw:style-name="gr2" draw:text-style-name="P1" draw:layer="layout" svg:x1="19.464cm" svg:y1="9.67cm" svg:x2="19.657cm" svg:y2="9.668cm">
            <text:p/>
          </draw:line>
          <draw:line draw:style-name="gr2" draw:text-style-name="P1" draw:layer="layout" svg:x1="20.408cm" svg:y1="8.929cm" svg:x2="20.408cm" svg:y2="9.249cm">
            <text:p/>
          </draw:line>
          <draw:path draw:style-name="gr1" draw:text-style-name="P1" draw:layer="layout" svg:width="1.64cm" svg:height="3.302cm" svg:x="17.408cm" svg:y="9.965cm" svg:viewBox="0 0 1641 3303" svg:d="m0 3303c7-1339 647-2572 1641-3303">
            <text:p/>
          </draw:path>
          <draw:path draw:style-name="gr1" draw:text-style-name="P1" draw:layer="layout" svg:width="0.942cm" svg:height="0.42cm" svg:x="19.466cm" svg:y="9.246cm" svg:viewBox="0 0 943 421" svg:d="m0 421c203-151 690-363 943-421">
            <text:p/>
          </draw:path>
          <draw:line draw:style-name="gr2" draw:text-style-name="P1" draw:layer="layout" svg:x1="19.657cm" svg:y1="9.672cm" svg:x2="19.657cm" svg:y2="9.968cm">
            <text:p/>
          </draw:line>
          <draw:line draw:style-name="gr2" draw:text-style-name="P1" draw:layer="layout" svg:x1="19.049cm" svg:y1="9.968cm" svg:x2="19.657cm" svg:y2="9.968cm">
            <text:p/>
          </draw:line>
          <draw:line draw:style-name="gr2" draw:text-style-name="P1" draw:layer="layout" svg:x1="19.003cm" svg:y1="16.567cm" svg:x2="19.659cm" svg:y2="16.567cm">
            <text:p/>
          </draw:line>
          <draw:line draw:style-name="gr2" draw:text-style-name="P1" draw:layer="layout" svg:x1="19.659cm" svg:y1="16.866cm" svg:x2="19.659cm" svg:y2="16.565cm">
            <text:p/>
          </draw:line>
          <draw:line draw:style-name="gr2" draw:text-style-name="P1" draw:layer="layout" svg:x1="19.452cm" svg:y1="16.869cm" svg:x2="19.659cm" svg:y2="16.869cm">
            <text:p/>
          </draw:line>
          <draw:path draw:style-name="gr1" draw:text-style-name="P1" draw:layer="layout" svg:width="0.952cm" svg:height="0.433cm" svg:x="19.455cm" svg:y="16.866cm" svg:viewBox="0 0 953 434" svg:d="m953 434c-238-69-561-206-953-434">
            <text:p/>
          </draw:path>
          <draw:path draw:style-name="gr1" draw:text-style-name="P1" draw:layer="layout" svg:width="1.6cm" svg:height="3.298cm" svg:x="17.407cm" svg:y="13.268cm" svg:viewBox="0 0 1601 3299" svg:d="m1601 3299c-922-735-1587-1886-1601-3299">
            <text:p/>
          </draw:path>
          <draw:path draw:style-name="gr1" draw:text-style-name="P1" draw:layer="layout" svg:width="3.298cm" svg:height="4.338cm" svg:x="17.107cm" svg:y="13.268cm" svg:viewBox="0 0 3299 4339" svg:d="m3299 4339c-1901-525-3295-2279-3299-4339">
            <text:p/>
          </draw:path>
          <draw:line draw:style-name="gr2" draw:text-style-name="P1" draw:layer="layout" svg:x1="20.408cm" svg:y1="17.3cm" svg:x2="20.408cm" svg:y2="17.61cm">
            <text:p/>
          </draw:line>
        </draw:g>
        <draw:g>
          <draw:path draw:style-name="gr1" draw:text-style-name="P1" draw:layer="layout" svg:width="3.3cm" svg:height="4.338cm" svg:x="18.307cm" svg:y="8.948cm" svg:viewBox="0 0 3301 4339" svg:d="m0 4339c6-2065 1401-3812 3301-4339">
            <text:p/>
          </draw:path>
          <draw:line draw:style-name="gr2" draw:text-style-name="P1" draw:layer="layout" svg:x1="20.664cm" svg:y1="9.689cm" svg:x2="20.857cm" svg:y2="9.687cm">
            <text:p/>
          </draw:line>
          <draw:line draw:style-name="gr2" draw:text-style-name="P1" draw:layer="layout" svg:x1="21.608cm" svg:y1="8.948cm" svg:x2="21.608cm" svg:y2="9.268cm">
            <text:p/>
          </draw:line>
          <draw:path draw:style-name="gr1" draw:text-style-name="P1" draw:layer="layout" svg:width="1.64cm" svg:height="3.302cm" svg:x="18.608cm" svg:y="9.984cm" svg:viewBox="0 0 1641 3303" svg:d="m0 3303c7-1339 647-2572 1641-3303">
            <text:p/>
          </draw:path>
          <draw:path draw:style-name="gr1" draw:text-style-name="P1" draw:layer="layout" svg:width="0.942cm" svg:height="0.42cm" svg:x="20.666cm" svg:y="9.265cm" svg:viewBox="0 0 943 421" svg:d="m0 421c203-151 690-363 943-421">
            <text:p/>
          </draw:path>
          <draw:line draw:style-name="gr2" draw:text-style-name="P1" draw:layer="layout" svg:x1="20.857cm" svg:y1="9.691cm" svg:x2="20.857cm" svg:y2="9.987cm">
            <text:p/>
          </draw:line>
          <draw:line draw:style-name="gr2" draw:text-style-name="P1" draw:layer="layout" svg:x1="20.249cm" svg:y1="9.987cm" svg:x2="20.857cm" svg:y2="9.987cm">
            <text:p/>
          </draw:line>
          <draw:line draw:style-name="gr2" draw:text-style-name="P1" draw:layer="layout" svg:x1="20.203cm" svg:y1="16.586cm" svg:x2="20.859cm" svg:y2="16.586cm">
            <text:p/>
          </draw:line>
          <draw:line draw:style-name="gr2" draw:text-style-name="P1" draw:layer="layout" svg:x1="20.859cm" svg:y1="16.885cm" svg:x2="20.859cm" svg:y2="16.584cm">
            <text:p/>
          </draw:line>
          <draw:line draw:style-name="gr2" draw:text-style-name="P1" draw:layer="layout" svg:x1="20.652cm" svg:y1="16.888cm" svg:x2="20.859cm" svg:y2="16.888cm">
            <text:p/>
          </draw:line>
          <draw:path draw:style-name="gr1" draw:text-style-name="P1" draw:layer="layout" svg:width="0.952cm" svg:height="0.433cm" svg:x="20.655cm" svg:y="16.885cm" svg:viewBox="0 0 953 434" svg:d="m953 434c-238-69-561-206-953-434">
            <text:p/>
          </draw:path>
          <draw:path draw:style-name="gr1" draw:text-style-name="P1" draw:layer="layout" svg:width="1.6cm" svg:height="3.298cm" svg:x="18.607cm" svg:y="13.287cm" svg:viewBox="0 0 1601 3299" svg:d="m1601 3299c-922-735-1587-1886-1601-3299">
            <text:p/>
          </draw:path>
          <draw:path draw:style-name="gr1" draw:text-style-name="P1" draw:layer="layout" svg:width="3.298cm" svg:height="4.338cm" svg:x="18.307cm" svg:y="13.287cm" svg:viewBox="0 0 3299 4339" svg:d="m3299 4339c-1901-525-3295-2279-3299-4339">
            <text:p/>
          </draw:path>
          <draw:line draw:style-name="gr2" draw:text-style-name="P1" draw:layer="layout" svg:x1="21.608cm" svg:y1="17.319cm" svg:x2="21.608cm" svg:y2="17.629cm">
            <text:p/>
          </draw:line>
        </draw:g>
        <draw:g>
          <draw:path draw:style-name="gr1" draw:text-style-name="P1" draw:layer="layout" svg:width="3.3cm" svg:height="4.338cm" svg:x="19.659cm" svg:y="8.948cm" svg:viewBox="0 0 3301 4339" svg:d="m0 4339c6-2065 1401-3812 3301-4339">
            <text:p/>
          </draw:path>
          <draw:line draw:style-name="gr2" draw:text-style-name="P1" draw:layer="layout" svg:x1="22.016cm" svg:y1="9.689cm" svg:x2="22.209cm" svg:y2="9.687cm">
            <text:p/>
          </draw:line>
          <draw:line draw:style-name="gr2" draw:text-style-name="P1" draw:layer="layout" svg:x1="22.96cm" svg:y1="8.948cm" svg:x2="22.96cm" svg:y2="9.268cm">
            <text:p/>
          </draw:line>
          <draw:path draw:style-name="gr1" draw:text-style-name="P1" draw:layer="layout" svg:width="1.64cm" svg:height="3.302cm" svg:x="19.96cm" svg:y="9.984cm" svg:viewBox="0 0 1641 3303" svg:d="m0 3303c7-1339 647-2572 1641-3303">
            <text:p/>
          </draw:path>
          <draw:path draw:style-name="gr1" draw:text-style-name="P1" draw:layer="layout" svg:width="0.942cm" svg:height="0.42cm" svg:x="22.018cm" svg:y="9.265cm" svg:viewBox="0 0 943 421" svg:d="m0 421c203-151 690-363 943-421">
            <text:p/>
          </draw:path>
          <draw:line draw:style-name="gr2" draw:text-style-name="P1" draw:layer="layout" svg:x1="22.209cm" svg:y1="9.691cm" svg:x2="22.209cm" svg:y2="9.987cm">
            <text:p/>
          </draw:line>
          <draw:line draw:style-name="gr2" draw:text-style-name="P1" draw:layer="layout" svg:x1="21.601cm" svg:y1="9.987cm" svg:x2="22.209cm" svg:y2="9.987cm">
            <text:p/>
          </draw:line>
          <draw:line draw:style-name="gr2" draw:text-style-name="P1" draw:layer="layout" svg:x1="21.555cm" svg:y1="16.586cm" svg:x2="22.211cm" svg:y2="16.586cm">
            <text:p/>
          </draw:line>
          <draw:line draw:style-name="gr2" draw:text-style-name="P1" draw:layer="layout" svg:x1="22.211cm" svg:y1="16.885cm" svg:x2="22.211cm" svg:y2="16.584cm">
            <text:p/>
          </draw:line>
          <draw:line draw:style-name="gr2" draw:text-style-name="P1" draw:layer="layout" svg:x1="22.004cm" svg:y1="16.888cm" svg:x2="22.211cm" svg:y2="16.888cm">
            <text:p/>
          </draw:line>
          <draw:path draw:style-name="gr1" draw:text-style-name="P1" draw:layer="layout" svg:width="0.952cm" svg:height="0.433cm" svg:x="22.007cm" svg:y="16.885cm" svg:viewBox="0 0 953 434" svg:d="m953 434c-238-69-561-206-953-434">
            <text:p/>
          </draw:path>
          <draw:path draw:style-name="gr1" draw:text-style-name="P1" draw:layer="layout" svg:width="1.6cm" svg:height="3.298cm" svg:x="19.959cm" svg:y="13.287cm" svg:viewBox="0 0 1601 3299" svg:d="m1601 3299c-922-735-1587-1886-1601-3299">
            <text:p/>
          </draw:path>
          <draw:path draw:style-name="gr1" draw:text-style-name="P1" draw:layer="layout" svg:width="3.298cm" svg:height="4.338cm" svg:x="19.659cm" svg:y="13.287cm" svg:viewBox="0 0 3299 4339" svg:d="m3299 4339c-1901-525-3295-2279-3299-4339">
            <text:p/>
          </draw:path>
          <draw:line draw:style-name="gr2" draw:text-style-name="P1" draw:layer="layout" svg:x1="22.96cm" svg:y1="17.319cm" svg:x2="22.96cm" svg:y2="17.629cm">
            <text:p/>
          </draw:line>
        </draw:g>
        <draw:g>
          <draw:path draw:style-name="gr1" draw:text-style-name="P1" draw:layer="layout" svg:width="3.3cm" svg:height="4.338cm" svg:x="20.859cm" svg:y="8.948cm" svg:viewBox="0 0 3301 4339" svg:d="m0 4339c6-2065 1401-3812 3301-4339">
            <text:p/>
          </draw:path>
          <draw:line draw:style-name="gr2" draw:text-style-name="P1" draw:layer="layout" svg:x1="23.216cm" svg:y1="9.689cm" svg:x2="23.409cm" svg:y2="9.687cm">
            <text:p/>
          </draw:line>
          <draw:line draw:style-name="gr2" draw:text-style-name="P1" draw:layer="layout" svg:x1="24.16cm" svg:y1="8.948cm" svg:x2="24.16cm" svg:y2="9.268cm">
            <text:p/>
          </draw:line>
          <draw:path draw:style-name="gr1" draw:text-style-name="P1" draw:layer="layout" svg:width="1.64cm" svg:height="3.302cm" svg:x="21.16cm" svg:y="9.984cm" svg:viewBox="0 0 1641 3303" svg:d="m0 3303c7-1339 647-2572 1641-3303">
            <text:p/>
          </draw:path>
          <draw:path draw:style-name="gr1" draw:text-style-name="P1" draw:layer="layout" svg:width="0.942cm" svg:height="0.42cm" svg:x="23.218cm" svg:y="9.265cm" svg:viewBox="0 0 943 421" svg:d="m0 421c203-151 690-363 943-421">
            <text:p/>
          </draw:path>
          <draw:line draw:style-name="gr2" draw:text-style-name="P1" draw:layer="layout" svg:x1="23.409cm" svg:y1="9.691cm" svg:x2="23.409cm" svg:y2="9.987cm">
            <text:p/>
          </draw:line>
          <draw:line draw:style-name="gr2" draw:text-style-name="P1" draw:layer="layout" svg:x1="22.801cm" svg:y1="9.987cm" svg:x2="23.409cm" svg:y2="9.987cm">
            <text:p/>
          </draw:line>
          <draw:line draw:style-name="gr2" draw:text-style-name="P1" draw:layer="layout" svg:x1="22.755cm" svg:y1="16.586cm" svg:x2="23.411cm" svg:y2="16.586cm">
            <text:p/>
          </draw:line>
          <draw:line draw:style-name="gr2" draw:text-style-name="P1" draw:layer="layout" svg:x1="23.411cm" svg:y1="16.885cm" svg:x2="23.411cm" svg:y2="16.584cm">
            <text:p/>
          </draw:line>
          <draw:line draw:style-name="gr2" draw:text-style-name="P1" draw:layer="layout" svg:x1="23.204cm" svg:y1="16.888cm" svg:x2="23.411cm" svg:y2="16.888cm">
            <text:p/>
          </draw:line>
          <draw:path draw:style-name="gr1" draw:text-style-name="P1" draw:layer="layout" svg:width="0.952cm" svg:height="0.433cm" svg:x="23.207cm" svg:y="16.885cm" svg:viewBox="0 0 953 434" svg:d="m953 434c-238-69-561-206-953-434">
            <text:p/>
          </draw:path>
          <draw:path draw:style-name="gr1" draw:text-style-name="P1" draw:layer="layout" svg:width="1.6cm" svg:height="3.298cm" svg:x="21.159cm" svg:y="13.287cm" svg:viewBox="0 0 1601 3299" svg:d="m1601 3299c-922-735-1587-1886-1601-3299">
            <text:p/>
          </draw:path>
          <draw:path draw:style-name="gr1" draw:text-style-name="P1" draw:layer="layout" svg:width="3.298cm" svg:height="4.338cm" svg:x="20.859cm" svg:y="13.287cm" svg:viewBox="0 0 3299 4339" svg:d="m3299 4339c-1901-525-3295-2279-3299-4339">
            <text:p/>
          </draw:path>
          <draw:line draw:style-name="gr2" draw:text-style-name="P1" draw:layer="layout" svg:x1="24.16cm" svg:y1="17.319cm" svg:x2="24.16cm" svg:y2="17.629cm">
            <text:p/>
          </draw:line>
        </draw:g>
        <draw:g>
          <draw:path draw:style-name="gr1" draw:text-style-name="P1" draw:layer="layout" svg:width="3.3cm" svg:height="4.338cm" svg:x="22.059cm" svg:y="8.948cm" svg:viewBox="0 0 3301 4339" svg:d="m0 4339c6-2065 1401-3812 3301-4339">
            <text:p/>
          </draw:path>
          <draw:line draw:style-name="gr2" draw:text-style-name="P1" draw:layer="layout" svg:x1="24.416cm" svg:y1="9.689cm" svg:x2="24.609cm" svg:y2="9.687cm">
            <text:p/>
          </draw:line>
          <draw:line draw:style-name="gr2" draw:text-style-name="P1" draw:layer="layout" svg:x1="25.36cm" svg:y1="8.948cm" svg:x2="25.36cm" svg:y2="9.268cm">
            <text:p/>
          </draw:line>
          <draw:path draw:style-name="gr1" draw:text-style-name="P1" draw:layer="layout" svg:width="1.64cm" svg:height="3.302cm" svg:x="22.36cm" svg:y="9.984cm" svg:viewBox="0 0 1641 3303" svg:d="m0 3303c7-1339 647-2572 1641-3303">
            <text:p/>
          </draw:path>
          <draw:path draw:style-name="gr1" draw:text-style-name="P1" draw:layer="layout" svg:width="0.942cm" svg:height="0.42cm" svg:x="24.418cm" svg:y="9.265cm" svg:viewBox="0 0 943 421" svg:d="m0 421c203-151 690-363 943-421">
            <text:p/>
          </draw:path>
          <draw:line draw:style-name="gr2" draw:text-style-name="P1" draw:layer="layout" svg:x1="24.609cm" svg:y1="9.691cm" svg:x2="24.609cm" svg:y2="9.987cm">
            <text:p/>
          </draw:line>
          <draw:line draw:style-name="gr2" draw:text-style-name="P1" draw:layer="layout" svg:x1="24.001cm" svg:y1="9.987cm" svg:x2="24.609cm" svg:y2="9.987cm">
            <text:p/>
          </draw:line>
          <draw:line draw:style-name="gr2" draw:text-style-name="P1" draw:layer="layout" svg:x1="23.955cm" svg:y1="16.586cm" svg:x2="24.611cm" svg:y2="16.586cm">
            <text:p/>
          </draw:line>
          <draw:line draw:style-name="gr2" draw:text-style-name="P1" draw:layer="layout" svg:x1="24.611cm" svg:y1="16.885cm" svg:x2="24.611cm" svg:y2="16.584cm">
            <text:p/>
          </draw:line>
          <draw:line draw:style-name="gr2" draw:text-style-name="P1" draw:layer="layout" svg:x1="24.404cm" svg:y1="16.888cm" svg:x2="24.611cm" svg:y2="16.888cm">
            <text:p/>
          </draw:line>
          <draw:path draw:style-name="gr1" draw:text-style-name="P1" draw:layer="layout" svg:width="0.952cm" svg:height="0.433cm" svg:x="24.407cm" svg:y="16.885cm" svg:viewBox="0 0 953 434" svg:d="m953 434c-238-69-561-206-953-434">
            <text:p/>
          </draw:path>
          <draw:path draw:style-name="gr1" draw:text-style-name="P1" draw:layer="layout" svg:width="1.6cm" svg:height="3.298cm" svg:x="22.359cm" svg:y="13.287cm" svg:viewBox="0 0 1601 3299" svg:d="m1601 3299c-922-735-1587-1886-1601-3299">
            <text:p/>
          </draw:path>
          <draw:path draw:style-name="gr1" draw:text-style-name="P1" draw:layer="layout" svg:width="3.298cm" svg:height="4.338cm" svg:x="22.059cm" svg:y="13.287cm" svg:viewBox="0 0 3299 4339" svg:d="m3299 4339c-1901-525-3295-2279-3299-4339">
            <text:p/>
          </draw:path>
          <draw:line draw:style-name="gr2" draw:text-style-name="P1" draw:layer="layout" svg:x1="25.36cm" svg:y1="17.319cm" svg:x2="25.36cm" svg:y2="17.629cm">
            <text:p/>
          </draw:line>
        </draw:g>
        <draw:g>
          <draw:path draw:style-name="gr1" draw:text-style-name="P1" draw:layer="layout" svg:width="3.3cm" svg:height="4.338cm" svg:x="23.409cm" svg:y="8.94cm" svg:viewBox="0 0 3301 4339" svg:d="m0 4339c6-2065 1401-3812 3301-4339">
            <text:p/>
          </draw:path>
          <draw:line draw:style-name="gr2" draw:text-style-name="P1" draw:layer="layout" svg:x1="25.766cm" svg:y1="9.681cm" svg:x2="25.959cm" svg:y2="9.679cm">
            <text:p/>
          </draw:line>
          <draw:line draw:style-name="gr2" draw:text-style-name="P1" draw:layer="layout" svg:x1="26.71cm" svg:y1="8.94cm" svg:x2="26.71cm" svg:y2="9.26cm">
            <text:p/>
          </draw:line>
          <draw:path draw:style-name="gr1" draw:text-style-name="P1" draw:layer="layout" svg:width="1.64cm" svg:height="3.302cm" svg:x="23.71cm" svg:y="9.976cm" svg:viewBox="0 0 1641 3303" svg:d="m0 3303c7-1339 647-2572 1641-3303">
            <text:p/>
          </draw:path>
          <draw:path draw:style-name="gr1" draw:text-style-name="P1" draw:layer="layout" svg:width="0.942cm" svg:height="0.42cm" svg:x="25.768cm" svg:y="9.257cm" svg:viewBox="0 0 943 421" svg:d="m0 421c203-151 690-363 943-421">
            <text:p/>
          </draw:path>
          <draw:line draw:style-name="gr2" draw:text-style-name="P1" draw:layer="layout" svg:x1="25.959cm" svg:y1="9.683cm" svg:x2="25.959cm" svg:y2="9.979cm">
            <text:p/>
          </draw:line>
          <draw:line draw:style-name="gr2" draw:text-style-name="P1" draw:layer="layout" svg:x1="25.351cm" svg:y1="9.979cm" svg:x2="25.959cm" svg:y2="9.979cm">
            <text:p/>
          </draw:line>
          <draw:line draw:style-name="gr2" draw:text-style-name="P1" draw:layer="layout" svg:x1="25.305cm" svg:y1="16.578cm" svg:x2="25.961cm" svg:y2="16.578cm">
            <text:p/>
          </draw:line>
          <draw:line draw:style-name="gr2" draw:text-style-name="P1" draw:layer="layout" svg:x1="25.961cm" svg:y1="16.877cm" svg:x2="25.961cm" svg:y2="16.576cm">
            <text:p/>
          </draw:line>
          <draw:line draw:style-name="gr2" draw:text-style-name="P1" draw:layer="layout" svg:x1="25.754cm" svg:y1="16.88cm" svg:x2="25.961cm" svg:y2="16.88cm">
            <text:p/>
          </draw:line>
          <draw:path draw:style-name="gr1" draw:text-style-name="P1" draw:layer="layout" svg:width="0.952cm" svg:height="0.433cm" svg:x="25.757cm" svg:y="16.877cm" svg:viewBox="0 0 953 434" svg:d="m953 434c-238-69-561-206-953-434">
            <text:p/>
          </draw:path>
          <draw:path draw:style-name="gr1" draw:text-style-name="P1" draw:layer="layout" svg:width="1.6cm" svg:height="3.298cm" svg:x="23.709cm" svg:y="13.279cm" svg:viewBox="0 0 1601 3299" svg:d="m1601 3299c-922-735-1587-1886-1601-3299">
            <text:p/>
          </draw:path>
          <draw:path draw:style-name="gr1" draw:text-style-name="P1" draw:layer="layout" svg:width="3.298cm" svg:height="4.338cm" svg:x="23.409cm" svg:y="13.279cm" svg:viewBox="0 0 3299 4339" svg:d="m3299 4339c-1901-525-3295-2279-3299-4339">
            <text:p/>
          </draw:path>
          <draw:line draw:style-name="gr2" draw:text-style-name="P1" draw:layer="layout" svg:x1="26.71cm" svg:y1="17.311cm" svg:x2="26.71cm" svg:y2="17.621cm">
            <text:p/>
          </draw:line>
        </draw:g>
        <draw:g>
          <draw:path draw:style-name="gr1" draw:text-style-name="P1" draw:layer="layout" svg:width="3.3cm" svg:height="4.338cm" svg:x="24.607cm" svg:y="8.929cm" svg:viewBox="0 0 3301 4339" svg:d="m0 4339c6-2065 1401-3812 3301-4339">
            <text:p/>
          </draw:path>
          <draw:line draw:style-name="gr2" draw:text-style-name="P1" draw:layer="layout" svg:x1="26.964cm" svg:y1="9.67cm" svg:x2="27.157cm" svg:y2="9.668cm">
            <text:p/>
          </draw:line>
          <draw:line draw:style-name="gr2" draw:text-style-name="P1" draw:layer="layout" svg:x1="27.908cm" svg:y1="8.929cm" svg:x2="27.908cm" svg:y2="9.249cm">
            <text:p/>
          </draw:line>
          <draw:path draw:style-name="gr1" draw:text-style-name="P1" draw:layer="layout" svg:width="1.64cm" svg:height="3.302cm" svg:x="24.908cm" svg:y="9.965cm" svg:viewBox="0 0 1641 3303" svg:d="m0 3303c7-1339 647-2572 1641-3303">
            <text:p/>
          </draw:path>
          <draw:path draw:style-name="gr1" draw:text-style-name="P1" draw:layer="layout" svg:width="0.942cm" svg:height="0.42cm" svg:x="26.966cm" svg:y="9.246cm" svg:viewBox="0 0 943 421" svg:d="m0 421c203-151 690-363 943-421">
            <text:p/>
          </draw:path>
          <draw:line draw:style-name="gr2" draw:text-style-name="P1" draw:layer="layout" svg:x1="27.157cm" svg:y1="9.672cm" svg:x2="27.157cm" svg:y2="9.968cm">
            <text:p/>
          </draw:line>
          <draw:line draw:style-name="gr2" draw:text-style-name="P1" draw:layer="layout" svg:x1="26.549cm" svg:y1="9.968cm" svg:x2="27.157cm" svg:y2="9.968cm">
            <text:p/>
          </draw:line>
          <draw:line draw:style-name="gr2" draw:text-style-name="P1" draw:layer="layout" svg:x1="26.503cm" svg:y1="16.567cm" svg:x2="27.159cm" svg:y2="16.567cm">
            <text:p/>
          </draw:line>
          <draw:line draw:style-name="gr2" draw:text-style-name="P1" draw:layer="layout" svg:x1="27.159cm" svg:y1="16.866cm" svg:x2="27.159cm" svg:y2="16.565cm">
            <text:p/>
          </draw:line>
          <draw:line draw:style-name="gr2" draw:text-style-name="P1" draw:layer="layout" svg:x1="26.952cm" svg:y1="16.869cm" svg:x2="27.159cm" svg:y2="16.869cm">
            <text:p/>
          </draw:line>
          <draw:path draw:style-name="gr1" draw:text-style-name="P1" draw:layer="layout" svg:width="0.952cm" svg:height="0.433cm" svg:x="26.955cm" svg:y="16.866cm" svg:viewBox="0 0 953 434" svg:d="m953 434c-238-69-561-206-953-434">
            <text:p/>
          </draw:path>
          <draw:path draw:style-name="gr1" draw:text-style-name="P1" draw:layer="layout" svg:width="1.6cm" svg:height="3.298cm" svg:x="24.907cm" svg:y="13.268cm" svg:viewBox="0 0 1601 3299" svg:d="m1601 3299c-922-735-1587-1886-1601-3299">
            <text:p/>
          </draw:path>
          <draw:path draw:style-name="gr1" draw:text-style-name="P1" draw:layer="layout" svg:width="3.298cm" svg:height="4.338cm" svg:x="24.607cm" svg:y="13.268cm" svg:viewBox="0 0 3299 4339" svg:d="m3299 4339c-1901-525-3295-2279-3299-4339">
            <text:p/>
          </draw:path>
          <draw:line draw:style-name="gr2" draw:text-style-name="P1" draw:layer="layout" svg:x1="27.908cm" svg:y1="17.3cm" svg:x2="27.908cm" svg:y2="17.61cm">
            <text:p/>
          </draw:line>
        </draw:g>
        <draw:g>
          <draw:path draw:style-name="gr1" draw:text-style-name="P1" draw:layer="layout" svg:width="3.3cm" svg:height="4.338cm" svg:x="25.807cm" svg:y="8.948cm" svg:viewBox="0 0 3301 4339" svg:d="m0 4339c6-2065 1401-3812 3301-4339">
            <text:p/>
          </draw:path>
          <draw:line draw:style-name="gr2" draw:text-style-name="P1" draw:layer="layout" svg:x1="28.164cm" svg:y1="9.689cm" svg:x2="28.357cm" svg:y2="9.687cm">
            <text:p/>
          </draw:line>
          <draw:line draw:style-name="gr2" draw:text-style-name="P1" draw:layer="layout" svg:x1="29.108cm" svg:y1="8.948cm" svg:x2="29.108cm" svg:y2="9.268cm">
            <text:p/>
          </draw:line>
          <draw:path draw:style-name="gr1" draw:text-style-name="P1" draw:layer="layout" svg:width="1.64cm" svg:height="3.302cm" svg:x="26.108cm" svg:y="9.984cm" svg:viewBox="0 0 1641 3303" svg:d="m0 3303c7-1339 647-2572 1641-3303">
            <text:p/>
          </draw:path>
          <draw:path draw:style-name="gr1" draw:text-style-name="P1" draw:layer="layout" svg:width="0.942cm" svg:height="0.42cm" svg:x="28.166cm" svg:y="9.265cm" svg:viewBox="0 0 943 421" svg:d="m0 421c203-151 690-363 943-421">
            <text:p/>
          </draw:path>
          <draw:line draw:style-name="gr2" draw:text-style-name="P1" draw:layer="layout" svg:x1="28.357cm" svg:y1="9.691cm" svg:x2="28.357cm" svg:y2="9.987cm">
            <text:p/>
          </draw:line>
          <draw:line draw:style-name="gr2" draw:text-style-name="P1" draw:layer="layout" svg:x1="27.749cm" svg:y1="9.987cm" svg:x2="28.357cm" svg:y2="9.987cm">
            <text:p/>
          </draw:line>
          <draw:line draw:style-name="gr2" draw:text-style-name="P1" draw:layer="layout" svg:x1="27.703cm" svg:y1="16.586cm" svg:x2="28.359cm" svg:y2="16.586cm">
            <text:p/>
          </draw:line>
          <draw:line draw:style-name="gr2" draw:text-style-name="P1" draw:layer="layout" svg:x1="28.359cm" svg:y1="16.885cm" svg:x2="28.359cm" svg:y2="16.584cm">
            <text:p/>
          </draw:line>
          <draw:line draw:style-name="gr2" draw:text-style-name="P1" draw:layer="layout" svg:x1="28.152cm" svg:y1="16.888cm" svg:x2="28.359cm" svg:y2="16.888cm">
            <text:p/>
          </draw:line>
          <draw:path draw:style-name="gr1" draw:text-style-name="P1" draw:layer="layout" svg:width="0.952cm" svg:height="0.433cm" svg:x="28.155cm" svg:y="16.885cm" svg:viewBox="0 0 953 434" svg:d="m953 434c-238-69-561-206-953-434">
            <text:p/>
          </draw:path>
          <draw:path draw:style-name="gr1" draw:text-style-name="P1" draw:layer="layout" svg:width="1.6cm" svg:height="3.298cm" svg:x="26.107cm" svg:y="13.287cm" svg:viewBox="0 0 1601 3299" svg:d="m1601 3299c-922-735-1587-1886-1601-3299">
            <text:p/>
          </draw:path>
          <draw:path draw:style-name="gr1" draw:text-style-name="P1" draw:layer="layout" svg:width="3.298cm" svg:height="4.338cm" svg:x="25.807cm" svg:y="13.287cm" svg:viewBox="0 0 3299 4339" svg:d="m3299 4339c-1901-525-3295-2279-3299-4339">
            <text:p/>
          </draw:path>
          <draw:line draw:style-name="gr2" draw:text-style-name="P1" draw:layer="layout" svg:x1="29.108cm" svg:y1="17.319cm" svg:x2="29.108cm" svg:y2="17.629cm">
            <text:p/>
          </draw:line>
        </draw:g>
        <draw:g>
          <draw:path draw:style-name="gr1" draw:text-style-name="P1" draw:layer="layout" svg:width="3.3cm" svg:height="4.338cm" svg:x="27.159cm" svg:y="8.948cm" svg:viewBox="0 0 3301 4339" svg:d="m0 4339c6-2065 1401-3812 3301-4339">
            <text:p/>
          </draw:path>
          <draw:line draw:style-name="gr2" draw:text-style-name="P1" draw:layer="layout" svg:x1="29.516cm" svg:y1="9.689cm" svg:x2="29.709cm" svg:y2="9.687cm">
            <text:p/>
          </draw:line>
          <draw:line draw:style-name="gr2" draw:text-style-name="P1" draw:layer="layout" svg:x1="30.46cm" svg:y1="8.948cm" svg:x2="30.46cm" svg:y2="9.268cm">
            <text:p/>
          </draw:line>
          <draw:path draw:style-name="gr1" draw:text-style-name="P1" draw:layer="layout" svg:width="1.64cm" svg:height="3.302cm" svg:x="27.46cm" svg:y="9.984cm" svg:viewBox="0 0 1641 3303" svg:d="m0 3303c7-1339 647-2572 1641-3303">
            <text:p/>
          </draw:path>
          <draw:path draw:style-name="gr1" draw:text-style-name="P1" draw:layer="layout" svg:width="0.942cm" svg:height="0.42cm" svg:x="29.518cm" svg:y="9.265cm" svg:viewBox="0 0 943 421" svg:d="m0 421c203-151 690-363 943-421">
            <text:p/>
          </draw:path>
          <draw:line draw:style-name="gr2" draw:text-style-name="P1" draw:layer="layout" svg:x1="29.709cm" svg:y1="9.691cm" svg:x2="29.709cm" svg:y2="9.987cm">
            <text:p/>
          </draw:line>
          <draw:line draw:style-name="gr2" draw:text-style-name="P1" draw:layer="layout" svg:x1="29.101cm" svg:y1="9.987cm" svg:x2="29.709cm" svg:y2="9.987cm">
            <text:p/>
          </draw:line>
          <draw:line draw:style-name="gr2" draw:text-style-name="P1" draw:layer="layout" svg:x1="29.055cm" svg:y1="16.586cm" svg:x2="29.711cm" svg:y2="16.586cm">
            <text:p/>
          </draw:line>
          <draw:line draw:style-name="gr2" draw:text-style-name="P1" draw:layer="layout" svg:x1="29.711cm" svg:y1="16.885cm" svg:x2="29.711cm" svg:y2="16.584cm">
            <text:p/>
          </draw:line>
          <draw:line draw:style-name="gr2" draw:text-style-name="P1" draw:layer="layout" svg:x1="29.504cm" svg:y1="16.888cm" svg:x2="29.711cm" svg:y2="16.888cm">
            <text:p/>
          </draw:line>
          <draw:path draw:style-name="gr1" draw:text-style-name="P1" draw:layer="layout" svg:width="0.952cm" svg:height="0.433cm" svg:x="29.507cm" svg:y="16.885cm" svg:viewBox="0 0 953 434" svg:d="m953 434c-238-69-561-206-953-434">
            <text:p/>
          </draw:path>
          <draw:path draw:style-name="gr1" draw:text-style-name="P1" draw:layer="layout" svg:width="1.6cm" svg:height="3.298cm" svg:x="27.459cm" svg:y="13.287cm" svg:viewBox="0 0 1601 3299" svg:d="m1601 3299c-922-735-1587-1886-1601-3299">
            <text:p/>
          </draw:path>
          <draw:path draw:style-name="gr1" draw:text-style-name="P1" draw:layer="layout" svg:width="3.298cm" svg:height="4.338cm" svg:x="27.159cm" svg:y="13.287cm" svg:viewBox="0 0 3299 4339" svg:d="m3299 4339c-1901-525-3295-2279-3299-4339">
            <text:p/>
          </draw:path>
          <draw:line draw:style-name="gr2" draw:text-style-name="P1" draw:layer="layout" svg:x1="30.46cm" svg:y1="17.319cm" svg:x2="30.46cm" svg:y2="17.629cm">
            <text:p/>
          </draw:line>
        </draw:g>
        <draw:g>
          <draw:path draw:style-name="gr1" draw:text-style-name="P1" draw:layer="layout" svg:width="3.3cm" svg:height="4.338cm" svg:x="28.359cm" svg:y="8.948cm" svg:viewBox="0 0 3301 4339" svg:d="m0 4339c6-2065 1401-3812 3301-4339">
            <text:p/>
          </draw:path>
          <draw:line draw:style-name="gr2" draw:text-style-name="P1" draw:layer="layout" svg:x1="30.716cm" svg:y1="9.689cm" svg:x2="30.909cm" svg:y2="9.687cm">
            <text:p/>
          </draw:line>
          <draw:line draw:style-name="gr2" draw:text-style-name="P1" draw:layer="layout" svg:x1="31.66cm" svg:y1="8.948cm" svg:x2="31.66cm" svg:y2="9.268cm">
            <text:p/>
          </draw:line>
          <draw:path draw:style-name="gr1" draw:text-style-name="P1" draw:layer="layout" svg:width="1.64cm" svg:height="3.302cm" svg:x="28.66cm" svg:y="9.984cm" svg:viewBox="0 0 1641 3303" svg:d="m0 3303c7-1339 647-2572 1641-3303">
            <text:p/>
          </draw:path>
          <draw:path draw:style-name="gr1" draw:text-style-name="P1" draw:layer="layout" svg:width="0.942cm" svg:height="0.42cm" svg:x="30.718cm" svg:y="9.265cm" svg:viewBox="0 0 943 421" svg:d="m0 421c203-151 690-363 943-421">
            <text:p/>
          </draw:path>
          <draw:line draw:style-name="gr2" draw:text-style-name="P1" draw:layer="layout" svg:x1="30.909cm" svg:y1="9.691cm" svg:x2="30.909cm" svg:y2="9.987cm">
            <text:p/>
          </draw:line>
          <draw:line draw:style-name="gr2" draw:text-style-name="P1" draw:layer="layout" svg:x1="30.301cm" svg:y1="9.987cm" svg:x2="30.909cm" svg:y2="9.987cm">
            <text:p/>
          </draw:line>
          <draw:line draw:style-name="gr2" draw:text-style-name="P1" draw:layer="layout" svg:x1="30.255cm" svg:y1="16.586cm" svg:x2="30.911cm" svg:y2="16.586cm">
            <text:p/>
          </draw:line>
          <draw:line draw:style-name="gr2" draw:text-style-name="P1" draw:layer="layout" svg:x1="30.911cm" svg:y1="16.885cm" svg:x2="30.911cm" svg:y2="16.584cm">
            <text:p/>
          </draw:line>
          <draw:line draw:style-name="gr2" draw:text-style-name="P1" draw:layer="layout" svg:x1="30.704cm" svg:y1="16.888cm" svg:x2="30.911cm" svg:y2="16.888cm">
            <text:p/>
          </draw:line>
          <draw:path draw:style-name="gr1" draw:text-style-name="P1" draw:layer="layout" svg:width="0.952cm" svg:height="0.433cm" svg:x="30.707cm" svg:y="16.885cm" svg:viewBox="0 0 953 434" svg:d="m953 434c-238-69-561-206-953-434">
            <text:p/>
          </draw:path>
          <draw:path draw:style-name="gr1" draw:text-style-name="P1" draw:layer="layout" svg:width="1.6cm" svg:height="3.298cm" svg:x="28.659cm" svg:y="13.287cm" svg:viewBox="0 0 1601 3299" svg:d="m1601 3299c-922-735-1587-1886-1601-3299">
            <text:p/>
          </draw:path>
          <draw:path draw:style-name="gr1" draw:text-style-name="P1" draw:layer="layout" svg:width="3.298cm" svg:height="4.338cm" svg:x="28.359cm" svg:y="13.287cm" svg:viewBox="0 0 3299 4339" svg:d="m3299 4339c-1901-525-3295-2279-3299-4339">
            <text:p/>
          </draw:path>
          <draw:line draw:style-name="gr2" draw:text-style-name="P1" draw:layer="layout" svg:x1="31.66cm" svg:y1="17.319cm" svg:x2="31.66cm" svg:y2="17.629cm">
            <text:p/>
          </draw:line>
        </draw:g>
        <draw:g>
          <draw:path draw:style-name="gr1" draw:text-style-name="P1" draw:layer="layout" svg:width="3.3cm" svg:height="4.338cm" svg:x="29.559cm" svg:y="8.948cm" svg:viewBox="0 0 3301 4339" svg:d="m0 4339c6-2065 1401-3812 3301-4339">
            <text:p/>
          </draw:path>
          <draw:line draw:style-name="gr2" draw:text-style-name="P1" draw:layer="layout" svg:x1="31.916cm" svg:y1="9.689cm" svg:x2="32.109cm" svg:y2="9.687cm">
            <text:p/>
          </draw:line>
          <draw:line draw:style-name="gr2" draw:text-style-name="P1" draw:layer="layout" svg:x1="32.86cm" svg:y1="8.948cm" svg:x2="32.86cm" svg:y2="9.268cm">
            <text:p/>
          </draw:line>
          <draw:path draw:style-name="gr1" draw:text-style-name="P1" draw:layer="layout" svg:width="1.64cm" svg:height="3.302cm" svg:x="29.86cm" svg:y="9.984cm" svg:viewBox="0 0 1641 3303" svg:d="m0 3303c7-1339 647-2572 1641-3303">
            <text:p/>
          </draw:path>
          <draw:path draw:style-name="gr1" draw:text-style-name="P1" draw:layer="layout" svg:width="0.942cm" svg:height="0.42cm" svg:x="31.918cm" svg:y="9.265cm" svg:viewBox="0 0 943 421" svg:d="m0 421c203-151 690-363 943-421">
            <text:p/>
          </draw:path>
          <draw:line draw:style-name="gr2" draw:text-style-name="P1" draw:layer="layout" svg:x1="32.109cm" svg:y1="9.691cm" svg:x2="32.109cm" svg:y2="9.987cm">
            <text:p/>
          </draw:line>
          <draw:line draw:style-name="gr2" draw:text-style-name="P1" draw:layer="layout" svg:x1="31.501cm" svg:y1="9.987cm" svg:x2="32.109cm" svg:y2="9.987cm">
            <text:p/>
          </draw:line>
          <draw:line draw:style-name="gr2" draw:text-style-name="P1" draw:layer="layout" svg:x1="31.455cm" svg:y1="16.586cm" svg:x2="32.111cm" svg:y2="16.586cm">
            <text:p/>
          </draw:line>
          <draw:line draw:style-name="gr2" draw:text-style-name="P1" draw:layer="layout" svg:x1="32.111cm" svg:y1="16.885cm" svg:x2="32.111cm" svg:y2="16.584cm">
            <text:p/>
          </draw:line>
          <draw:line draw:style-name="gr2" draw:text-style-name="P1" draw:layer="layout" svg:x1="31.904cm" svg:y1="16.888cm" svg:x2="32.111cm" svg:y2="16.888cm">
            <text:p/>
          </draw:line>
          <draw:path draw:style-name="gr1" draw:text-style-name="P1" draw:layer="layout" svg:width="0.952cm" svg:height="0.433cm" svg:x="31.907cm" svg:y="16.885cm" svg:viewBox="0 0 953 434" svg:d="m953 434c-238-69-561-206-953-434">
            <text:p/>
          </draw:path>
          <draw:path draw:style-name="gr1" draw:text-style-name="P1" draw:layer="layout" svg:width="1.6cm" svg:height="3.298cm" svg:x="29.859cm" svg:y="13.287cm" svg:viewBox="0 0 1601 3299" svg:d="m1601 3299c-922-735-1587-1886-1601-3299">
            <text:p/>
          </draw:path>
          <draw:path draw:style-name="gr1" draw:text-style-name="P1" draw:layer="layout" svg:width="3.298cm" svg:height="4.338cm" svg:x="29.559cm" svg:y="13.287cm" svg:viewBox="0 0 3299 4339" svg:d="m3299 4339c-1901-525-3295-2279-3299-4339">
            <text:p/>
          </draw:path>
          <draw:line draw:style-name="gr2" draw:text-style-name="P1" draw:layer="layout" svg:x1="32.86cm" svg:y1="17.319cm" svg:x2="32.86cm" svg:y2="17.629cm">
            <text:p/>
          </draw:line>
        </draw:g>
        <draw:g>
          <draw:path draw:style-name="gr1" draw:text-style-name="P1" draw:layer="layout" svg:width="3.3cm" svg:height="4.338cm" svg:x="0.3cm" svg:y="17.411cm" svg:viewBox="0 0 3301 4339" svg:d="m0 4339c6-2065 1401-3812 3301-4339">
            <text:p/>
          </draw:path>
          <draw:line draw:style-name="gr2" draw:text-style-name="P1" draw:layer="layout" svg:x1="2.657cm" svg:y1="18.152cm" svg:x2="2.85cm" svg:y2="18.15cm">
            <text:p/>
          </draw:line>
          <draw:line draw:style-name="gr2" draw:text-style-name="P1" draw:layer="layout" svg:x1="3.601cm" svg:y1="17.411cm" svg:x2="3.601cm" svg:y2="17.731cm">
            <text:p/>
          </draw:line>
          <draw:path draw:style-name="gr1" draw:text-style-name="P1" draw:layer="layout" svg:width="1.64cm" svg:height="3.302cm" svg:x="0.601cm" svg:y="18.447cm" svg:viewBox="0 0 1641 3303" svg:d="m0 3303c7-1339 647-2572 1641-3303">
            <text:p/>
          </draw:path>
          <draw:path draw:style-name="gr1" draw:text-style-name="P1" draw:layer="layout" svg:width="0.942cm" svg:height="0.42cm" svg:x="2.659cm" svg:y="17.728cm" svg:viewBox="0 0 943 421" svg:d="m0 421c203-151 690-363 943-421">
            <text:p/>
          </draw:path>
          <draw:line draw:style-name="gr2" draw:text-style-name="P1" draw:layer="layout" svg:x1="2.85cm" svg:y1="18.154cm" svg:x2="2.85cm" svg:y2="18.45cm">
            <text:p/>
          </draw:line>
          <draw:line draw:style-name="gr2" draw:text-style-name="P1" draw:layer="layout" svg:x1="2.242cm" svg:y1="18.45cm" svg:x2="2.85cm" svg:y2="18.45cm">
            <text:p/>
          </draw:line>
          <draw:line draw:style-name="gr2" draw:text-style-name="P1" draw:layer="layout" svg:x1="2.196cm" svg:y1="25.049cm" svg:x2="2.852cm" svg:y2="25.049cm">
            <text:p/>
          </draw:line>
          <draw:line draw:style-name="gr2" draw:text-style-name="P1" draw:layer="layout" svg:x1="2.852cm" svg:y1="25.348cm" svg:x2="2.852cm" svg:y2="25.047cm">
            <text:p/>
          </draw:line>
          <draw:line draw:style-name="gr2" draw:text-style-name="P1" draw:layer="layout" svg:x1="2.645cm" svg:y1="25.351cm" svg:x2="2.852cm" svg:y2="25.351cm">
            <text:p/>
          </draw:line>
          <draw:path draw:style-name="gr1" draw:text-style-name="P1" draw:layer="layout" svg:width="0.952cm" svg:height="0.433cm" svg:x="2.648cm" svg:y="25.348cm" svg:viewBox="0 0 953 434" svg:d="m953 434c-238-69-561-206-953-434">
            <text:p/>
          </draw:path>
          <draw:path draw:style-name="gr1" draw:text-style-name="P1" draw:layer="layout" svg:width="1.6cm" svg:height="3.298cm" svg:x="0.6cm" svg:y="21.75cm" svg:viewBox="0 0 1601 3299" svg:d="m1601 3299c-922-735-1587-1886-1601-3299">
            <text:p/>
          </draw:path>
          <draw:path draw:style-name="gr1" draw:text-style-name="P1" draw:layer="layout" svg:width="3.298cm" svg:height="4.338cm" svg:x="0.3cm" svg:y="21.75cm" svg:viewBox="0 0 3299 4339" svg:d="m3299 4339c-1901-525-3295-2279-3299-4339">
            <text:p/>
          </draw:path>
          <draw:line draw:style-name="gr2" draw:text-style-name="P1" draw:layer="layout" svg:x1="3.601cm" svg:y1="25.782cm" svg:x2="3.601cm" svg:y2="26.092cm">
            <text:p/>
          </draw:line>
        </draw:g>
        <draw:g>
          <draw:path draw:style-name="gr1" draw:text-style-name="P1" draw:layer="layout" svg:width="3.3cm" svg:height="4.338cm" svg:x="1.498cm" svg:y="17.4cm" svg:viewBox="0 0 3301 4339" svg:d="m0 4339c6-2065 1401-3812 3301-4339">
            <text:p/>
          </draw:path>
          <draw:line draw:style-name="gr2" draw:text-style-name="P1" draw:layer="layout" svg:x1="3.855cm" svg:y1="18.141cm" svg:x2="4.048cm" svg:y2="18.139cm">
            <text:p/>
          </draw:line>
          <draw:line draw:style-name="gr2" draw:text-style-name="P1" draw:layer="layout" svg:x1="4.799cm" svg:y1="17.4cm" svg:x2="4.799cm" svg:y2="17.72cm">
            <text:p/>
          </draw:line>
          <draw:path draw:style-name="gr1" draw:text-style-name="P1" draw:layer="layout" svg:width="1.64cm" svg:height="3.302cm" svg:x="1.799cm" svg:y="18.436cm" svg:viewBox="0 0 1641 3303" svg:d="m0 3303c7-1339 647-2572 1641-3303">
            <text:p/>
          </draw:path>
          <draw:path draw:style-name="gr1" draw:text-style-name="P1" draw:layer="layout" svg:width="0.942cm" svg:height="0.42cm" svg:x="3.857cm" svg:y="17.717cm" svg:viewBox="0 0 943 421" svg:d="m0 421c203-151 690-363 943-421">
            <text:p/>
          </draw:path>
          <draw:line draw:style-name="gr2" draw:text-style-name="P1" draw:layer="layout" svg:x1="4.048cm" svg:y1="18.143cm" svg:x2="4.048cm" svg:y2="18.439cm">
            <text:p/>
          </draw:line>
          <draw:line draw:style-name="gr2" draw:text-style-name="P1" draw:layer="layout" svg:x1="3.44cm" svg:y1="18.439cm" svg:x2="4.048cm" svg:y2="18.439cm">
            <text:p/>
          </draw:line>
          <draw:line draw:style-name="gr2" draw:text-style-name="P1" draw:layer="layout" svg:x1="3.394cm" svg:y1="25.038cm" svg:x2="4.05cm" svg:y2="25.038cm">
            <text:p/>
          </draw:line>
          <draw:line draw:style-name="gr2" draw:text-style-name="P1" draw:layer="layout" svg:x1="4.05cm" svg:y1="25.337cm" svg:x2="4.05cm" svg:y2="25.036cm">
            <text:p/>
          </draw:line>
          <draw:line draw:style-name="gr2" draw:text-style-name="P1" draw:layer="layout" svg:x1="3.843cm" svg:y1="25.34cm" svg:x2="4.05cm" svg:y2="25.34cm">
            <text:p/>
          </draw:line>
          <draw:path draw:style-name="gr1" draw:text-style-name="P1" draw:layer="layout" svg:width="0.952cm" svg:height="0.433cm" svg:x="3.846cm" svg:y="25.337cm" svg:viewBox="0 0 953 434" svg:d="m953 434c-238-69-561-206-953-434">
            <text:p/>
          </draw:path>
          <draw:path draw:style-name="gr1" draw:text-style-name="P1" draw:layer="layout" svg:width="1.6cm" svg:height="3.298cm" svg:x="1.798cm" svg:y="21.739cm" svg:viewBox="0 0 1601 3299" svg:d="m1601 3299c-922-735-1587-1886-1601-3299">
            <text:p/>
          </draw:path>
          <draw:path draw:style-name="gr1" draw:text-style-name="P1" draw:layer="layout" svg:width="3.298cm" svg:height="4.338cm" svg:x="1.498cm" svg:y="21.739cm" svg:viewBox="0 0 3299 4339" svg:d="m3299 4339c-1901-525-3295-2279-3299-4339">
            <text:p/>
          </draw:path>
          <draw:line draw:style-name="gr2" draw:text-style-name="P1" draw:layer="layout" svg:x1="4.799cm" svg:y1="25.771cm" svg:x2="4.799cm" svg:y2="26.081cm">
            <text:p/>
          </draw:line>
        </draw:g>
        <draw:g>
          <draw:path draw:style-name="gr1" draw:text-style-name="P1" draw:layer="layout" svg:width="3.3cm" svg:height="4.338cm" svg:x="2.698cm" svg:y="17.419cm" svg:viewBox="0 0 3301 4339" svg:d="m0 4339c6-2065 1401-3812 3301-4339">
            <text:p/>
          </draw:path>
          <draw:line draw:style-name="gr2" draw:text-style-name="P1" draw:layer="layout" svg:x1="5.055cm" svg:y1="18.16cm" svg:x2="5.248cm" svg:y2="18.158cm">
            <text:p/>
          </draw:line>
          <draw:line draw:style-name="gr2" draw:text-style-name="P1" draw:layer="layout" svg:x1="5.999cm" svg:y1="17.419cm" svg:x2="5.999cm" svg:y2="17.739cm">
            <text:p/>
          </draw:line>
          <draw:path draw:style-name="gr1" draw:text-style-name="P1" draw:layer="layout" svg:width="1.64cm" svg:height="3.302cm" svg:x="2.999cm" svg:y="18.455cm" svg:viewBox="0 0 1641 3303" svg:d="m0 3303c7-1339 647-2572 1641-3303">
            <text:p/>
          </draw:path>
          <draw:path draw:style-name="gr1" draw:text-style-name="P1" draw:layer="layout" svg:width="0.942cm" svg:height="0.42cm" svg:x="5.057cm" svg:y="17.736cm" svg:viewBox="0 0 943 421" svg:d="m0 421c203-151 690-363 943-421">
            <text:p/>
          </draw:path>
          <draw:line draw:style-name="gr2" draw:text-style-name="P1" draw:layer="layout" svg:x1="5.248cm" svg:y1="18.162cm" svg:x2="5.248cm" svg:y2="18.458cm">
            <text:p/>
          </draw:line>
          <draw:line draw:style-name="gr2" draw:text-style-name="P1" draw:layer="layout" svg:x1="4.64cm" svg:y1="18.458cm" svg:x2="5.248cm" svg:y2="18.458cm">
            <text:p/>
          </draw:line>
          <draw:line draw:style-name="gr2" draw:text-style-name="P1" draw:layer="layout" svg:x1="4.594cm" svg:y1="25.057cm" svg:x2="5.25cm" svg:y2="25.057cm">
            <text:p/>
          </draw:line>
          <draw:line draw:style-name="gr2" draw:text-style-name="P1" draw:layer="layout" svg:x1="5.25cm" svg:y1="25.356cm" svg:x2="5.25cm" svg:y2="25.055cm">
            <text:p/>
          </draw:line>
          <draw:line draw:style-name="gr2" draw:text-style-name="P1" draw:layer="layout" svg:x1="5.043cm" svg:y1="25.359cm" svg:x2="5.25cm" svg:y2="25.359cm">
            <text:p/>
          </draw:line>
          <draw:path draw:style-name="gr1" draw:text-style-name="P1" draw:layer="layout" svg:width="0.952cm" svg:height="0.433cm" svg:x="5.046cm" svg:y="25.356cm" svg:viewBox="0 0 953 434" svg:d="m953 434c-238-69-561-206-953-434">
            <text:p/>
          </draw:path>
          <draw:path draw:style-name="gr1" draw:text-style-name="P1" draw:layer="layout" svg:width="1.6cm" svg:height="3.298cm" svg:x="2.998cm" svg:y="21.758cm" svg:viewBox="0 0 1601 3299" svg:d="m1601 3299c-922-735-1587-1886-1601-3299">
            <text:p/>
          </draw:path>
          <draw:path draw:style-name="gr1" draw:text-style-name="P1" draw:layer="layout" svg:width="3.298cm" svg:height="4.338cm" svg:x="2.698cm" svg:y="21.758cm" svg:viewBox="0 0 3299 4339" svg:d="m3299 4339c-1901-525-3295-2279-3299-4339">
            <text:p/>
          </draw:path>
          <draw:line draw:style-name="gr2" draw:text-style-name="P1" draw:layer="layout" svg:x1="5.999cm" svg:y1="25.79cm" svg:x2="5.999cm" svg:y2="26.1cm">
            <text:p/>
          </draw:line>
        </draw:g>
        <draw:g>
          <draw:path draw:style-name="gr1" draw:text-style-name="P1" draw:layer="layout" svg:width="3.3cm" svg:height="4.338cm" svg:x="4.05cm" svg:y="17.419cm" svg:viewBox="0 0 3301 4339" svg:d="m0 4339c6-2065 1401-3812 3301-4339">
            <text:p/>
          </draw:path>
          <draw:line draw:style-name="gr2" draw:text-style-name="P1" draw:layer="layout" svg:x1="6.407cm" svg:y1="18.16cm" svg:x2="6.6cm" svg:y2="18.158cm">
            <text:p/>
          </draw:line>
          <draw:line draw:style-name="gr2" draw:text-style-name="P1" draw:layer="layout" svg:x1="7.351cm" svg:y1="17.419cm" svg:x2="7.351cm" svg:y2="17.739cm">
            <text:p/>
          </draw:line>
          <draw:path draw:style-name="gr1" draw:text-style-name="P1" draw:layer="layout" svg:width="1.64cm" svg:height="3.302cm" svg:x="4.351cm" svg:y="18.455cm" svg:viewBox="0 0 1641 3303" svg:d="m0 3303c7-1339 647-2572 1641-3303">
            <text:p/>
          </draw:path>
          <draw:path draw:style-name="gr1" draw:text-style-name="P1" draw:layer="layout" svg:width="0.942cm" svg:height="0.42cm" svg:x="6.409cm" svg:y="17.736cm" svg:viewBox="0 0 943 421" svg:d="m0 421c203-151 690-363 943-421">
            <text:p/>
          </draw:path>
          <draw:line draw:style-name="gr2" draw:text-style-name="P1" draw:layer="layout" svg:x1="6.6cm" svg:y1="18.162cm" svg:x2="6.6cm" svg:y2="18.458cm">
            <text:p/>
          </draw:line>
          <draw:line draw:style-name="gr2" draw:text-style-name="P1" draw:layer="layout" svg:x1="5.992cm" svg:y1="18.458cm" svg:x2="6.6cm" svg:y2="18.458cm">
            <text:p/>
          </draw:line>
          <draw:line draw:style-name="gr2" draw:text-style-name="P1" draw:layer="layout" svg:x1="5.946cm" svg:y1="25.057cm" svg:x2="6.602cm" svg:y2="25.057cm">
            <text:p/>
          </draw:line>
          <draw:line draw:style-name="gr2" draw:text-style-name="P1" draw:layer="layout" svg:x1="6.602cm" svg:y1="25.356cm" svg:x2="6.602cm" svg:y2="25.055cm">
            <text:p/>
          </draw:line>
          <draw:line draw:style-name="gr2" draw:text-style-name="P1" draw:layer="layout" svg:x1="6.395cm" svg:y1="25.359cm" svg:x2="6.602cm" svg:y2="25.359cm">
            <text:p/>
          </draw:line>
          <draw:path draw:style-name="gr1" draw:text-style-name="P1" draw:layer="layout" svg:width="0.952cm" svg:height="0.433cm" svg:x="6.398cm" svg:y="25.356cm" svg:viewBox="0 0 953 434" svg:d="m953 434c-238-69-561-206-953-434">
            <text:p/>
          </draw:path>
          <draw:path draw:style-name="gr1" draw:text-style-name="P1" draw:layer="layout" svg:width="1.6cm" svg:height="3.298cm" svg:x="4.35cm" svg:y="21.758cm" svg:viewBox="0 0 1601 3299" svg:d="m1601 3299c-922-735-1587-1886-1601-3299">
            <text:p/>
          </draw:path>
          <draw:path draw:style-name="gr1" draw:text-style-name="P1" draw:layer="layout" svg:width="3.298cm" svg:height="4.338cm" svg:x="4.05cm" svg:y="21.758cm" svg:viewBox="0 0 3299 4339" svg:d="m3299 4339c-1901-525-3295-2279-3299-4339">
            <text:p/>
          </draw:path>
          <draw:line draw:style-name="gr2" draw:text-style-name="P1" draw:layer="layout" svg:x1="7.351cm" svg:y1="25.79cm" svg:x2="7.351cm" svg:y2="26.1cm">
            <text:p/>
          </draw:line>
        </draw:g>
        <draw:g>
          <draw:path draw:style-name="gr1" draw:text-style-name="P1" draw:layer="layout" svg:width="3.3cm" svg:height="4.338cm" svg:x="5.25cm" svg:y="17.419cm" svg:viewBox="0 0 3301 4339" svg:d="m0 4339c6-2065 1401-3812 3301-4339">
            <text:p/>
          </draw:path>
          <draw:line draw:style-name="gr2" draw:text-style-name="P1" draw:layer="layout" svg:x1="7.607cm" svg:y1="18.16cm" svg:x2="7.8cm" svg:y2="18.158cm">
            <text:p/>
          </draw:line>
          <draw:line draw:style-name="gr2" draw:text-style-name="P1" draw:layer="layout" svg:x1="8.551cm" svg:y1="17.419cm" svg:x2="8.551cm" svg:y2="17.739cm">
            <text:p/>
          </draw:line>
          <draw:path draw:style-name="gr1" draw:text-style-name="P1" draw:layer="layout" svg:width="1.64cm" svg:height="3.302cm" svg:x="5.551cm" svg:y="18.455cm" svg:viewBox="0 0 1641 3303" svg:d="m0 3303c7-1339 647-2572 1641-3303">
            <text:p/>
          </draw:path>
          <draw:path draw:style-name="gr1" draw:text-style-name="P1" draw:layer="layout" svg:width="0.942cm" svg:height="0.42cm" svg:x="7.609cm" svg:y="17.736cm" svg:viewBox="0 0 943 421" svg:d="m0 421c203-151 690-363 943-421">
            <text:p/>
          </draw:path>
          <draw:line draw:style-name="gr2" draw:text-style-name="P1" draw:layer="layout" svg:x1="7.8cm" svg:y1="18.162cm" svg:x2="7.8cm" svg:y2="18.458cm">
            <text:p/>
          </draw:line>
          <draw:line draw:style-name="gr2" draw:text-style-name="P1" draw:layer="layout" svg:x1="7.192cm" svg:y1="18.458cm" svg:x2="7.8cm" svg:y2="18.458cm">
            <text:p/>
          </draw:line>
          <draw:line draw:style-name="gr2" draw:text-style-name="P1" draw:layer="layout" svg:x1="7.146cm" svg:y1="25.057cm" svg:x2="7.802cm" svg:y2="25.057cm">
            <text:p/>
          </draw:line>
          <draw:line draw:style-name="gr2" draw:text-style-name="P1" draw:layer="layout" svg:x1="7.802cm" svg:y1="25.356cm" svg:x2="7.802cm" svg:y2="25.055cm">
            <text:p/>
          </draw:line>
          <draw:line draw:style-name="gr2" draw:text-style-name="P1" draw:layer="layout" svg:x1="7.595cm" svg:y1="25.359cm" svg:x2="7.802cm" svg:y2="25.359cm">
            <text:p/>
          </draw:line>
          <draw:path draw:style-name="gr1" draw:text-style-name="P1" draw:layer="layout" svg:width="0.952cm" svg:height="0.433cm" svg:x="7.598cm" svg:y="25.356cm" svg:viewBox="0 0 953 434" svg:d="m953 434c-238-69-561-206-953-434">
            <text:p/>
          </draw:path>
          <draw:path draw:style-name="gr1" draw:text-style-name="P1" draw:layer="layout" svg:width="1.6cm" svg:height="3.298cm" svg:x="5.55cm" svg:y="21.758cm" svg:viewBox="0 0 1601 3299" svg:d="m1601 3299c-922-735-1587-1886-1601-3299">
            <text:p/>
          </draw:path>
          <draw:path draw:style-name="gr1" draw:text-style-name="P1" draw:layer="layout" svg:width="3.298cm" svg:height="4.338cm" svg:x="5.25cm" svg:y="21.758cm" svg:viewBox="0 0 3299 4339" svg:d="m3299 4339c-1901-525-3295-2279-3299-4339">
            <text:p/>
          </draw:path>
          <draw:line draw:style-name="gr2" draw:text-style-name="P1" draw:layer="layout" svg:x1="8.551cm" svg:y1="25.79cm" svg:x2="8.551cm" svg:y2="26.1cm">
            <text:p/>
          </draw:line>
        </draw:g>
        <draw:g>
          <draw:path draw:style-name="gr1" draw:text-style-name="P1" draw:layer="layout" svg:width="3.3cm" svg:height="4.338cm" svg:x="6.45cm" svg:y="17.419cm" svg:viewBox="0 0 3301 4339" svg:d="m0 4339c6-2065 1401-3812 3301-4339">
            <text:p/>
          </draw:path>
          <draw:line draw:style-name="gr2" draw:text-style-name="P1" draw:layer="layout" svg:x1="8.807cm" svg:y1="18.16cm" svg:x2="9cm" svg:y2="18.158cm">
            <text:p/>
          </draw:line>
          <draw:line draw:style-name="gr2" draw:text-style-name="P1" draw:layer="layout" svg:x1="9.751cm" svg:y1="17.419cm" svg:x2="9.751cm" svg:y2="17.739cm">
            <text:p/>
          </draw:line>
          <draw:path draw:style-name="gr1" draw:text-style-name="P1" draw:layer="layout" svg:width="1.64cm" svg:height="3.302cm" svg:x="6.751cm" svg:y="18.455cm" svg:viewBox="0 0 1641 3303" svg:d="m0 3303c7-1339 647-2572 1641-3303">
            <text:p/>
          </draw:path>
          <draw:path draw:style-name="gr1" draw:text-style-name="P1" draw:layer="layout" svg:width="0.942cm" svg:height="0.42cm" svg:x="8.809cm" svg:y="17.736cm" svg:viewBox="0 0 943 421" svg:d="m0 421c203-151 690-363 943-421">
            <text:p/>
          </draw:path>
          <draw:line draw:style-name="gr2" draw:text-style-name="P1" draw:layer="layout" svg:x1="9cm" svg:y1="18.162cm" svg:x2="9cm" svg:y2="18.458cm">
            <text:p/>
          </draw:line>
          <draw:line draw:style-name="gr2" draw:text-style-name="P1" draw:layer="layout" svg:x1="8.392cm" svg:y1="18.458cm" svg:x2="9cm" svg:y2="18.458cm">
            <text:p/>
          </draw:line>
          <draw:line draw:style-name="gr2" draw:text-style-name="P1" draw:layer="layout" svg:x1="8.346cm" svg:y1="25.057cm" svg:x2="9.002cm" svg:y2="25.057cm">
            <text:p/>
          </draw:line>
          <draw:line draw:style-name="gr2" draw:text-style-name="P1" draw:layer="layout" svg:x1="9.002cm" svg:y1="25.356cm" svg:x2="9.002cm" svg:y2="25.055cm">
            <text:p/>
          </draw:line>
          <draw:line draw:style-name="gr2" draw:text-style-name="P1" draw:layer="layout" svg:x1="8.795cm" svg:y1="25.359cm" svg:x2="9.002cm" svg:y2="25.359cm">
            <text:p/>
          </draw:line>
          <draw:path draw:style-name="gr1" draw:text-style-name="P1" draw:layer="layout" svg:width="0.952cm" svg:height="0.433cm" svg:x="8.798cm" svg:y="25.356cm" svg:viewBox="0 0 953 434" svg:d="m953 434c-238-69-561-206-953-434">
            <text:p/>
          </draw:path>
          <draw:path draw:style-name="gr1" draw:text-style-name="P1" draw:layer="layout" svg:width="1.6cm" svg:height="3.298cm" svg:x="6.75cm" svg:y="21.758cm" svg:viewBox="0 0 1601 3299" svg:d="m1601 3299c-922-735-1587-1886-1601-3299">
            <text:p/>
          </draw:path>
          <draw:path draw:style-name="gr1" draw:text-style-name="P1" draw:layer="layout" svg:width="3.298cm" svg:height="4.338cm" svg:x="6.45cm" svg:y="21.758cm" svg:viewBox="0 0 3299 4339" svg:d="m3299 4339c-1901-525-3295-2279-3299-4339">
            <text:p/>
          </draw:path>
          <draw:line draw:style-name="gr2" draw:text-style-name="P1" draw:layer="layout" svg:x1="9.751cm" svg:y1="25.79cm" svg:x2="9.751cm" svg:y2="26.1cm">
            <text:p/>
          </draw:line>
        </draw:g>
        <draw:g>
          <draw:path draw:style-name="gr1" draw:text-style-name="P1" draw:layer="layout" svg:width="3.3cm" svg:height="4.338cm" svg:x="7.798cm" svg:y="17.411cm" svg:viewBox="0 0 3301 4339" svg:d="m0 4339c6-2065 1401-3812 3301-4339">
            <text:p/>
          </draw:path>
          <draw:line draw:style-name="gr2" draw:text-style-name="P1" draw:layer="layout" svg:x1="10.155cm" svg:y1="18.152cm" svg:x2="10.348cm" svg:y2="18.15cm">
            <text:p/>
          </draw:line>
          <draw:line draw:style-name="gr2" draw:text-style-name="P1" draw:layer="layout" svg:x1="11.099cm" svg:y1="17.411cm" svg:x2="11.099cm" svg:y2="17.731cm">
            <text:p/>
          </draw:line>
          <draw:path draw:style-name="gr1" draw:text-style-name="P1" draw:layer="layout" svg:width="1.64cm" svg:height="3.302cm" svg:x="8.099cm" svg:y="18.447cm" svg:viewBox="0 0 1641 3303" svg:d="m0 3303c7-1339 647-2572 1641-3303">
            <text:p/>
          </draw:path>
          <draw:path draw:style-name="gr1" draw:text-style-name="P1" draw:layer="layout" svg:width="0.942cm" svg:height="0.42cm" svg:x="10.157cm" svg:y="17.728cm" svg:viewBox="0 0 943 421" svg:d="m0 421c203-151 690-363 943-421">
            <text:p/>
          </draw:path>
          <draw:line draw:style-name="gr2" draw:text-style-name="P1" draw:layer="layout" svg:x1="10.348cm" svg:y1="18.154cm" svg:x2="10.348cm" svg:y2="18.45cm">
            <text:p/>
          </draw:line>
          <draw:line draw:style-name="gr2" draw:text-style-name="P1" draw:layer="layout" svg:x1="9.74cm" svg:y1="18.45cm" svg:x2="10.348cm" svg:y2="18.45cm">
            <text:p/>
          </draw:line>
          <draw:line draw:style-name="gr2" draw:text-style-name="P1" draw:layer="layout" svg:x1="9.694cm" svg:y1="25.049cm" svg:x2="10.35cm" svg:y2="25.049cm">
            <text:p/>
          </draw:line>
          <draw:line draw:style-name="gr2" draw:text-style-name="P1" draw:layer="layout" svg:x1="10.35cm" svg:y1="25.348cm" svg:x2="10.35cm" svg:y2="25.047cm">
            <text:p/>
          </draw:line>
          <draw:line draw:style-name="gr2" draw:text-style-name="P1" draw:layer="layout" svg:x1="10.143cm" svg:y1="25.351cm" svg:x2="10.35cm" svg:y2="25.351cm">
            <text:p/>
          </draw:line>
          <draw:path draw:style-name="gr1" draw:text-style-name="P1" draw:layer="layout" svg:width="0.952cm" svg:height="0.433cm" svg:x="10.146cm" svg:y="25.348cm" svg:viewBox="0 0 953 434" svg:d="m953 434c-238-69-561-206-953-434">
            <text:p/>
          </draw:path>
          <draw:path draw:style-name="gr1" draw:text-style-name="P1" draw:layer="layout" svg:width="1.6cm" svg:height="3.298cm" svg:x="8.098cm" svg:y="21.75cm" svg:viewBox="0 0 1601 3299" svg:d="m1601 3299c-922-735-1587-1886-1601-3299">
            <text:p/>
          </draw:path>
          <draw:path draw:style-name="gr1" draw:text-style-name="P1" draw:layer="layout" svg:width="3.298cm" svg:height="4.338cm" svg:x="7.798cm" svg:y="21.75cm" svg:viewBox="0 0 3299 4339" svg:d="m3299 4339c-1901-525-3295-2279-3299-4339">
            <text:p/>
          </draw:path>
          <draw:line draw:style-name="gr2" draw:text-style-name="P1" draw:layer="layout" svg:x1="11.099cm" svg:y1="25.782cm" svg:x2="11.099cm" svg:y2="26.092cm">
            <text:p/>
          </draw:line>
        </draw:g>
        <draw:g>
          <draw:path draw:style-name="gr1" draw:text-style-name="P1" draw:layer="layout" svg:width="3.3cm" svg:height="4.338cm" svg:x="8.996cm" svg:y="17.4cm" svg:viewBox="0 0 3301 4339" svg:d="m0 4339c6-2065 1401-3812 3301-4339">
            <text:p/>
          </draw:path>
          <draw:line draw:style-name="gr2" draw:text-style-name="P1" draw:layer="layout" svg:x1="11.353cm" svg:y1="18.141cm" svg:x2="11.546cm" svg:y2="18.139cm">
            <text:p/>
          </draw:line>
          <draw:line draw:style-name="gr2" draw:text-style-name="P1" draw:layer="layout" svg:x1="12.297cm" svg:y1="17.4cm" svg:x2="12.297cm" svg:y2="17.72cm">
            <text:p/>
          </draw:line>
          <draw:path draw:style-name="gr1" draw:text-style-name="P1" draw:layer="layout" svg:width="1.64cm" svg:height="3.302cm" svg:x="9.297cm" svg:y="18.436cm" svg:viewBox="0 0 1641 3303" svg:d="m0 3303c7-1339 647-2572 1641-3303">
            <text:p/>
          </draw:path>
          <draw:path draw:style-name="gr1" draw:text-style-name="P1" draw:layer="layout" svg:width="0.942cm" svg:height="0.42cm" svg:x="11.355cm" svg:y="17.717cm" svg:viewBox="0 0 943 421" svg:d="m0 421c203-151 690-363 943-421">
            <text:p/>
          </draw:path>
          <draw:line draw:style-name="gr2" draw:text-style-name="P1" draw:layer="layout" svg:x1="11.546cm" svg:y1="18.143cm" svg:x2="11.546cm" svg:y2="18.439cm">
            <text:p/>
          </draw:line>
          <draw:line draw:style-name="gr2" draw:text-style-name="P1" draw:layer="layout" svg:x1="10.938cm" svg:y1="18.439cm" svg:x2="11.546cm" svg:y2="18.439cm">
            <text:p/>
          </draw:line>
          <draw:line draw:style-name="gr2" draw:text-style-name="P1" draw:layer="layout" svg:x1="10.892cm" svg:y1="25.038cm" svg:x2="11.548cm" svg:y2="25.038cm">
            <text:p/>
          </draw:line>
          <draw:line draw:style-name="gr2" draw:text-style-name="P1" draw:layer="layout" svg:x1="11.548cm" svg:y1="25.337cm" svg:x2="11.548cm" svg:y2="25.036cm">
            <text:p/>
          </draw:line>
          <draw:line draw:style-name="gr2" draw:text-style-name="P1" draw:layer="layout" svg:x1="11.341cm" svg:y1="25.34cm" svg:x2="11.548cm" svg:y2="25.34cm">
            <text:p/>
          </draw:line>
          <draw:path draw:style-name="gr1" draw:text-style-name="P1" draw:layer="layout" svg:width="0.952cm" svg:height="0.433cm" svg:x="11.344cm" svg:y="25.337cm" svg:viewBox="0 0 953 434" svg:d="m953 434c-238-69-561-206-953-434">
            <text:p/>
          </draw:path>
          <draw:path draw:style-name="gr1" draw:text-style-name="P1" draw:layer="layout" svg:width="1.6cm" svg:height="3.298cm" svg:x="9.296cm" svg:y="21.739cm" svg:viewBox="0 0 1601 3299" svg:d="m1601 3299c-922-735-1587-1886-1601-3299">
            <text:p/>
          </draw:path>
          <draw:path draw:style-name="gr1" draw:text-style-name="P1" draw:layer="layout" svg:width="3.298cm" svg:height="4.338cm" svg:x="8.996cm" svg:y="21.739cm" svg:viewBox="0 0 3299 4339" svg:d="m3299 4339c-1901-525-3295-2279-3299-4339">
            <text:p/>
          </draw:path>
          <draw:line draw:style-name="gr2" draw:text-style-name="P1" draw:layer="layout" svg:x1="12.297cm" svg:y1="25.771cm" svg:x2="12.297cm" svg:y2="26.081cm">
            <text:p/>
          </draw:line>
        </draw:g>
        <draw:g>
          <draw:path draw:style-name="gr1" draw:text-style-name="P1" draw:layer="layout" svg:width="3.3cm" svg:height="4.338cm" svg:x="10.196cm" svg:y="17.419cm" svg:viewBox="0 0 3301 4339" svg:d="m0 4339c6-2065 1401-3812 3301-4339">
            <text:p/>
          </draw:path>
          <draw:line draw:style-name="gr2" draw:text-style-name="P1" draw:layer="layout" svg:x1="12.553cm" svg:y1="18.16cm" svg:x2="12.746cm" svg:y2="18.158cm">
            <text:p/>
          </draw:line>
          <draw:line draw:style-name="gr2" draw:text-style-name="P1" draw:layer="layout" svg:x1="13.497cm" svg:y1="17.419cm" svg:x2="13.497cm" svg:y2="17.739cm">
            <text:p/>
          </draw:line>
          <draw:path draw:style-name="gr1" draw:text-style-name="P1" draw:layer="layout" svg:width="1.64cm" svg:height="3.302cm" svg:x="10.497cm" svg:y="18.455cm" svg:viewBox="0 0 1641 3303" svg:d="m0 3303c7-1339 647-2572 1641-3303">
            <text:p/>
          </draw:path>
          <draw:path draw:style-name="gr1" draw:text-style-name="P1" draw:layer="layout" svg:width="0.942cm" svg:height="0.42cm" svg:x="12.555cm" svg:y="17.736cm" svg:viewBox="0 0 943 421" svg:d="m0 421c203-151 690-363 943-421">
            <text:p/>
          </draw:path>
          <draw:line draw:style-name="gr2" draw:text-style-name="P1" draw:layer="layout" svg:x1="12.746cm" svg:y1="18.162cm" svg:x2="12.746cm" svg:y2="18.458cm">
            <text:p/>
          </draw:line>
          <draw:line draw:style-name="gr2" draw:text-style-name="P1" draw:layer="layout" svg:x1="12.138cm" svg:y1="18.458cm" svg:x2="12.746cm" svg:y2="18.458cm">
            <text:p/>
          </draw:line>
          <draw:line draw:style-name="gr2" draw:text-style-name="P1" draw:layer="layout" svg:x1="12.092cm" svg:y1="25.057cm" svg:x2="12.748cm" svg:y2="25.057cm">
            <text:p/>
          </draw:line>
          <draw:line draw:style-name="gr2" draw:text-style-name="P1" draw:layer="layout" svg:x1="12.748cm" svg:y1="25.356cm" svg:x2="12.748cm" svg:y2="25.055cm">
            <text:p/>
          </draw:line>
          <draw:line draw:style-name="gr2" draw:text-style-name="P1" draw:layer="layout" svg:x1="12.541cm" svg:y1="25.359cm" svg:x2="12.748cm" svg:y2="25.359cm">
            <text:p/>
          </draw:line>
          <draw:path draw:style-name="gr1" draw:text-style-name="P1" draw:layer="layout" svg:width="0.952cm" svg:height="0.433cm" svg:x="12.544cm" svg:y="25.356cm" svg:viewBox="0 0 953 434" svg:d="m953 434c-238-69-561-206-953-434">
            <text:p/>
          </draw:path>
          <draw:path draw:style-name="gr1" draw:text-style-name="P1" draw:layer="layout" svg:width="1.6cm" svg:height="3.298cm" svg:x="10.496cm" svg:y="21.758cm" svg:viewBox="0 0 1601 3299" svg:d="m1601 3299c-922-735-1587-1886-1601-3299">
            <text:p/>
          </draw:path>
          <draw:path draw:style-name="gr1" draw:text-style-name="P1" draw:layer="layout" svg:width="3.298cm" svg:height="4.338cm" svg:x="10.196cm" svg:y="21.758cm" svg:viewBox="0 0 3299 4339" svg:d="m3299 4339c-1901-525-3295-2279-3299-4339">
            <text:p/>
          </draw:path>
          <draw:line draw:style-name="gr2" draw:text-style-name="P1" draw:layer="layout" svg:x1="13.497cm" svg:y1="25.79cm" svg:x2="13.497cm" svg:y2="26.1cm">
            <text:p/>
          </draw:line>
        </draw:g>
        <draw:g>
          <draw:path draw:style-name="gr1" draw:text-style-name="P1" draw:layer="layout" svg:width="3.3cm" svg:height="4.338cm" svg:x="11.548cm" svg:y="17.419cm" svg:viewBox="0 0 3301 4339" svg:d="m0 4339c6-2065 1401-3812 3301-4339">
            <text:p/>
          </draw:path>
          <draw:line draw:style-name="gr2" draw:text-style-name="P1" draw:layer="layout" svg:x1="13.905cm" svg:y1="18.16cm" svg:x2="14.098cm" svg:y2="18.158cm">
            <text:p/>
          </draw:line>
          <draw:line draw:style-name="gr2" draw:text-style-name="P1" draw:layer="layout" svg:x1="14.849cm" svg:y1="17.419cm" svg:x2="14.849cm" svg:y2="17.739cm">
            <text:p/>
          </draw:line>
          <draw:path draw:style-name="gr1" draw:text-style-name="P1" draw:layer="layout" svg:width="1.64cm" svg:height="3.302cm" svg:x="11.849cm" svg:y="18.455cm" svg:viewBox="0 0 1641 3303" svg:d="m0 3303c7-1339 647-2572 1641-3303">
            <text:p/>
          </draw:path>
          <draw:path draw:style-name="gr1" draw:text-style-name="P1" draw:layer="layout" svg:width="0.942cm" svg:height="0.42cm" svg:x="13.907cm" svg:y="17.736cm" svg:viewBox="0 0 943 421" svg:d="m0 421c203-151 690-363 943-421">
            <text:p/>
          </draw:path>
          <draw:line draw:style-name="gr2" draw:text-style-name="P1" draw:layer="layout" svg:x1="14.098cm" svg:y1="18.162cm" svg:x2="14.098cm" svg:y2="18.458cm">
            <text:p/>
          </draw:line>
          <draw:line draw:style-name="gr2" draw:text-style-name="P1" draw:layer="layout" svg:x1="13.49cm" svg:y1="18.458cm" svg:x2="14.098cm" svg:y2="18.458cm">
            <text:p/>
          </draw:line>
          <draw:line draw:style-name="gr2" draw:text-style-name="P1" draw:layer="layout" svg:x1="13.444cm" svg:y1="25.057cm" svg:x2="14.1cm" svg:y2="25.057cm">
            <text:p/>
          </draw:line>
          <draw:line draw:style-name="gr2" draw:text-style-name="P1" draw:layer="layout" svg:x1="14.1cm" svg:y1="25.356cm" svg:x2="14.1cm" svg:y2="25.055cm">
            <text:p/>
          </draw:line>
          <draw:line draw:style-name="gr2" draw:text-style-name="P1" draw:layer="layout" svg:x1="13.893cm" svg:y1="25.359cm" svg:x2="14.1cm" svg:y2="25.359cm">
            <text:p/>
          </draw:line>
          <draw:path draw:style-name="gr1" draw:text-style-name="P1" draw:layer="layout" svg:width="0.952cm" svg:height="0.433cm" svg:x="13.896cm" svg:y="25.356cm" svg:viewBox="0 0 953 434" svg:d="m953 434c-238-69-561-206-953-434">
            <text:p/>
          </draw:path>
          <draw:path draw:style-name="gr1" draw:text-style-name="P1" draw:layer="layout" svg:width="1.6cm" svg:height="3.298cm" svg:x="11.848cm" svg:y="21.758cm" svg:viewBox="0 0 1601 3299" svg:d="m1601 3299c-922-735-1587-1886-1601-3299">
            <text:p/>
          </draw:path>
          <draw:path draw:style-name="gr1" draw:text-style-name="P1" draw:layer="layout" svg:width="3.298cm" svg:height="4.338cm" svg:x="11.548cm" svg:y="21.758cm" svg:viewBox="0 0 3299 4339" svg:d="m3299 4339c-1901-525-3295-2279-3299-4339">
            <text:p/>
          </draw:path>
          <draw:line draw:style-name="gr2" draw:text-style-name="P1" draw:layer="layout" svg:x1="14.849cm" svg:y1="25.79cm" svg:x2="14.849cm" svg:y2="26.1cm">
            <text:p/>
          </draw:line>
        </draw:g>
        <draw:g>
          <draw:path draw:style-name="gr1" draw:text-style-name="P1" draw:layer="layout" svg:width="3.3cm" svg:height="4.338cm" svg:x="12.748cm" svg:y="17.419cm" svg:viewBox="0 0 3301 4339" svg:d="m0 4339c6-2065 1401-3812 3301-4339">
            <text:p/>
          </draw:path>
          <draw:line draw:style-name="gr2" draw:text-style-name="P1" draw:layer="layout" svg:x1="15.105cm" svg:y1="18.16cm" svg:x2="15.298cm" svg:y2="18.158cm">
            <text:p/>
          </draw:line>
          <draw:line draw:style-name="gr2" draw:text-style-name="P1" draw:layer="layout" svg:x1="16.049cm" svg:y1="17.419cm" svg:x2="16.049cm" svg:y2="17.739cm">
            <text:p/>
          </draw:line>
          <draw:path draw:style-name="gr1" draw:text-style-name="P1" draw:layer="layout" svg:width="1.64cm" svg:height="3.302cm" svg:x="13.049cm" svg:y="18.455cm" svg:viewBox="0 0 1641 3303" svg:d="m0 3303c7-1339 647-2572 1641-3303">
            <text:p/>
          </draw:path>
          <draw:path draw:style-name="gr1" draw:text-style-name="P1" draw:layer="layout" svg:width="0.942cm" svg:height="0.42cm" svg:x="15.107cm" svg:y="17.736cm" svg:viewBox="0 0 943 421" svg:d="m0 421c203-151 690-363 943-421">
            <text:p/>
          </draw:path>
          <draw:line draw:style-name="gr2" draw:text-style-name="P1" draw:layer="layout" svg:x1="15.298cm" svg:y1="18.162cm" svg:x2="15.298cm" svg:y2="18.458cm">
            <text:p/>
          </draw:line>
          <draw:line draw:style-name="gr2" draw:text-style-name="P1" draw:layer="layout" svg:x1="14.69cm" svg:y1="18.458cm" svg:x2="15.298cm" svg:y2="18.458cm">
            <text:p/>
          </draw:line>
          <draw:line draw:style-name="gr2" draw:text-style-name="P1" draw:layer="layout" svg:x1="14.644cm" svg:y1="25.057cm" svg:x2="15.3cm" svg:y2="25.057cm">
            <text:p/>
          </draw:line>
          <draw:line draw:style-name="gr2" draw:text-style-name="P1" draw:layer="layout" svg:x1="15.3cm" svg:y1="25.356cm" svg:x2="15.3cm" svg:y2="25.055cm">
            <text:p/>
          </draw:line>
          <draw:line draw:style-name="gr2" draw:text-style-name="P1" draw:layer="layout" svg:x1="15.093cm" svg:y1="25.359cm" svg:x2="15.3cm" svg:y2="25.359cm">
            <text:p/>
          </draw:line>
          <draw:path draw:style-name="gr1" draw:text-style-name="P1" draw:layer="layout" svg:width="0.952cm" svg:height="0.433cm" svg:x="15.096cm" svg:y="25.356cm" svg:viewBox="0 0 953 434" svg:d="m953 434c-238-69-561-206-953-434">
            <text:p/>
          </draw:path>
          <draw:path draw:style-name="gr1" draw:text-style-name="P1" draw:layer="layout" svg:width="1.6cm" svg:height="3.298cm" svg:x="13.048cm" svg:y="21.758cm" svg:viewBox="0 0 1601 3299" svg:d="m1601 3299c-922-735-1587-1886-1601-3299">
            <text:p/>
          </draw:path>
          <draw:path draw:style-name="gr1" draw:text-style-name="P1" draw:layer="layout" svg:width="3.298cm" svg:height="4.338cm" svg:x="12.748cm" svg:y="21.758cm" svg:viewBox="0 0 3299 4339" svg:d="m3299 4339c-1901-525-3295-2279-3299-4339">
            <text:p/>
          </draw:path>
          <draw:line draw:style-name="gr2" draw:text-style-name="P1" draw:layer="layout" svg:x1="16.049cm" svg:y1="25.79cm" svg:x2="16.049cm" svg:y2="26.1cm">
            <text:p/>
          </draw:line>
        </draw:g>
        <draw:g>
          <draw:path draw:style-name="gr1" draw:text-style-name="P1" draw:layer="layout" svg:width="3.3cm" svg:height="4.338cm" svg:x="13.948cm" svg:y="17.419cm" svg:viewBox="0 0 3301 4339" svg:d="m0 4339c6-2065 1401-3812 3301-4339">
            <text:p/>
          </draw:path>
          <draw:line draw:style-name="gr2" draw:text-style-name="P1" draw:layer="layout" svg:x1="16.305cm" svg:y1="18.16cm" svg:x2="16.498cm" svg:y2="18.158cm">
            <text:p/>
          </draw:line>
          <draw:line draw:style-name="gr2" draw:text-style-name="P1" draw:layer="layout" svg:x1="17.249cm" svg:y1="17.419cm" svg:x2="17.249cm" svg:y2="17.739cm">
            <text:p/>
          </draw:line>
          <draw:path draw:style-name="gr1" draw:text-style-name="P1" draw:layer="layout" svg:width="1.64cm" svg:height="3.302cm" svg:x="14.249cm" svg:y="18.455cm" svg:viewBox="0 0 1641 3303" svg:d="m0 3303c7-1339 647-2572 1641-3303">
            <text:p/>
          </draw:path>
          <draw:path draw:style-name="gr1" draw:text-style-name="P1" draw:layer="layout" svg:width="0.942cm" svg:height="0.42cm" svg:x="16.307cm" svg:y="17.736cm" svg:viewBox="0 0 943 421" svg:d="m0 421c203-151 690-363 943-421">
            <text:p/>
          </draw:path>
          <draw:line draw:style-name="gr2" draw:text-style-name="P1" draw:layer="layout" svg:x1="16.498cm" svg:y1="18.162cm" svg:x2="16.498cm" svg:y2="18.458cm">
            <text:p/>
          </draw:line>
          <draw:line draw:style-name="gr2" draw:text-style-name="P1" draw:layer="layout" svg:x1="15.89cm" svg:y1="18.458cm" svg:x2="16.498cm" svg:y2="18.458cm">
            <text:p/>
          </draw:line>
          <draw:line draw:style-name="gr2" draw:text-style-name="P1" draw:layer="layout" svg:x1="15.844cm" svg:y1="25.057cm" svg:x2="16.5cm" svg:y2="25.057cm">
            <text:p/>
          </draw:line>
          <draw:line draw:style-name="gr2" draw:text-style-name="P1" draw:layer="layout" svg:x1="16.5cm" svg:y1="25.356cm" svg:x2="16.5cm" svg:y2="25.055cm">
            <text:p/>
          </draw:line>
          <draw:line draw:style-name="gr2" draw:text-style-name="P1" draw:layer="layout" svg:x1="16.293cm" svg:y1="25.359cm" svg:x2="16.5cm" svg:y2="25.359cm">
            <text:p/>
          </draw:line>
          <draw:path draw:style-name="gr1" draw:text-style-name="P1" draw:layer="layout" svg:width="0.952cm" svg:height="0.433cm" svg:x="16.296cm" svg:y="25.356cm" svg:viewBox="0 0 953 434" svg:d="m953 434c-238-69-561-206-953-434">
            <text:p/>
          </draw:path>
          <draw:path draw:style-name="gr1" draw:text-style-name="P1" draw:layer="layout" svg:width="1.6cm" svg:height="3.298cm" svg:x="14.248cm" svg:y="21.758cm" svg:viewBox="0 0 1601 3299" svg:d="m1601 3299c-922-735-1587-1886-1601-3299">
            <text:p/>
          </draw:path>
          <draw:path draw:style-name="gr1" draw:text-style-name="P1" draw:layer="layout" svg:width="3.298cm" svg:height="4.338cm" svg:x="13.948cm" svg:y="21.758cm" svg:viewBox="0 0 3299 4339" svg:d="m3299 4339c-1901-525-3295-2279-3299-4339">
            <text:p/>
          </draw:path>
          <draw:line draw:style-name="gr2" draw:text-style-name="P1" draw:layer="layout" svg:x1="17.249cm" svg:y1="25.79cm" svg:x2="17.249cm" svg:y2="26.1cm">
            <text:p/>
          </draw:line>
        </draw:g>
        <draw:g>
          <draw:path draw:style-name="gr1" draw:text-style-name="P1" draw:layer="layout" svg:width="3.3cm" svg:height="4.338cm" svg:x="15.298cm" svg:y="17.411cm" svg:viewBox="0 0 3301 4339" svg:d="m0 4339c6-2065 1401-3812 3301-4339">
            <text:p/>
          </draw:path>
          <draw:line draw:style-name="gr2" draw:text-style-name="P1" draw:layer="layout" svg:x1="17.655cm" svg:y1="18.152cm" svg:x2="17.848cm" svg:y2="18.15cm">
            <text:p/>
          </draw:line>
          <draw:line draw:style-name="gr2" draw:text-style-name="P1" draw:layer="layout" svg:x1="18.599cm" svg:y1="17.411cm" svg:x2="18.599cm" svg:y2="17.731cm">
            <text:p/>
          </draw:line>
          <draw:path draw:style-name="gr1" draw:text-style-name="P1" draw:layer="layout" svg:width="1.64cm" svg:height="3.302cm" svg:x="15.599cm" svg:y="18.447cm" svg:viewBox="0 0 1641 3303" svg:d="m0 3303c7-1339 647-2572 1641-3303">
            <text:p/>
          </draw:path>
          <draw:path draw:style-name="gr1" draw:text-style-name="P1" draw:layer="layout" svg:width="0.942cm" svg:height="0.42cm" svg:x="17.657cm" svg:y="17.728cm" svg:viewBox="0 0 943 421" svg:d="m0 421c203-151 690-363 943-421">
            <text:p/>
          </draw:path>
          <draw:line draw:style-name="gr2" draw:text-style-name="P1" draw:layer="layout" svg:x1="17.848cm" svg:y1="18.154cm" svg:x2="17.848cm" svg:y2="18.45cm">
            <text:p/>
          </draw:line>
          <draw:line draw:style-name="gr2" draw:text-style-name="P1" draw:layer="layout" svg:x1="17.24cm" svg:y1="18.45cm" svg:x2="17.848cm" svg:y2="18.45cm">
            <text:p/>
          </draw:line>
          <draw:line draw:style-name="gr2" draw:text-style-name="P1" draw:layer="layout" svg:x1="17.194cm" svg:y1="25.049cm" svg:x2="17.85cm" svg:y2="25.049cm">
            <text:p/>
          </draw:line>
          <draw:line draw:style-name="gr2" draw:text-style-name="P1" draw:layer="layout" svg:x1="17.85cm" svg:y1="25.348cm" svg:x2="17.85cm" svg:y2="25.047cm">
            <text:p/>
          </draw:line>
          <draw:line draw:style-name="gr2" draw:text-style-name="P1" draw:layer="layout" svg:x1="17.643cm" svg:y1="25.351cm" svg:x2="17.85cm" svg:y2="25.351cm">
            <text:p/>
          </draw:line>
          <draw:path draw:style-name="gr1" draw:text-style-name="P1" draw:layer="layout" svg:width="0.952cm" svg:height="0.433cm" svg:x="17.646cm" svg:y="25.348cm" svg:viewBox="0 0 953 434" svg:d="m953 434c-238-69-561-206-953-434">
            <text:p/>
          </draw:path>
          <draw:path draw:style-name="gr1" draw:text-style-name="P1" draw:layer="layout" svg:width="1.6cm" svg:height="3.298cm" svg:x="15.598cm" svg:y="21.75cm" svg:viewBox="0 0 1601 3299" svg:d="m1601 3299c-922-735-1587-1886-1601-3299">
            <text:p/>
          </draw:path>
          <draw:path draw:style-name="gr1" draw:text-style-name="P1" draw:layer="layout" svg:width="3.298cm" svg:height="4.338cm" svg:x="15.298cm" svg:y="21.75cm" svg:viewBox="0 0 3299 4339" svg:d="m3299 4339c-1901-525-3295-2279-3299-4339">
            <text:p/>
          </draw:path>
          <draw:line draw:style-name="gr2" draw:text-style-name="P1" draw:layer="layout" svg:x1="18.599cm" svg:y1="25.782cm" svg:x2="18.599cm" svg:y2="26.092cm">
            <text:p/>
          </draw:line>
        </draw:g>
        <draw:g>
          <draw:path draw:style-name="gr1" draw:text-style-name="P1" draw:layer="layout" svg:width="3.3cm" svg:height="4.338cm" svg:x="16.496cm" svg:y="17.4cm" svg:viewBox="0 0 3301 4339" svg:d="m0 4339c6-2065 1401-3812 3301-4339">
            <text:p/>
          </draw:path>
          <draw:line draw:style-name="gr2" draw:text-style-name="P1" draw:layer="layout" svg:x1="18.853cm" svg:y1="18.141cm" svg:x2="19.046cm" svg:y2="18.139cm">
            <text:p/>
          </draw:line>
          <draw:line draw:style-name="gr2" draw:text-style-name="P1" draw:layer="layout" svg:x1="19.797cm" svg:y1="17.4cm" svg:x2="19.797cm" svg:y2="17.72cm">
            <text:p/>
          </draw:line>
          <draw:path draw:style-name="gr1" draw:text-style-name="P1" draw:layer="layout" svg:width="1.64cm" svg:height="3.302cm" svg:x="16.797cm" svg:y="18.436cm" svg:viewBox="0 0 1641 3303" svg:d="m0 3303c7-1339 647-2572 1641-3303">
            <text:p/>
          </draw:path>
          <draw:path draw:style-name="gr1" draw:text-style-name="P1" draw:layer="layout" svg:width="0.942cm" svg:height="0.42cm" svg:x="18.855cm" svg:y="17.717cm" svg:viewBox="0 0 943 421" svg:d="m0 421c203-151 690-363 943-421">
            <text:p/>
          </draw:path>
          <draw:line draw:style-name="gr2" draw:text-style-name="P1" draw:layer="layout" svg:x1="19.046cm" svg:y1="18.143cm" svg:x2="19.046cm" svg:y2="18.439cm">
            <text:p/>
          </draw:line>
          <draw:line draw:style-name="gr2" draw:text-style-name="P1" draw:layer="layout" svg:x1="18.438cm" svg:y1="18.439cm" svg:x2="19.046cm" svg:y2="18.439cm">
            <text:p/>
          </draw:line>
          <draw:line draw:style-name="gr2" draw:text-style-name="P1" draw:layer="layout" svg:x1="18.392cm" svg:y1="25.038cm" svg:x2="19.048cm" svg:y2="25.038cm">
            <text:p/>
          </draw:line>
          <draw:line draw:style-name="gr2" draw:text-style-name="P1" draw:layer="layout" svg:x1="19.048cm" svg:y1="25.337cm" svg:x2="19.048cm" svg:y2="25.036cm">
            <text:p/>
          </draw:line>
          <draw:line draw:style-name="gr2" draw:text-style-name="P1" draw:layer="layout" svg:x1="18.841cm" svg:y1="25.34cm" svg:x2="19.048cm" svg:y2="25.34cm">
            <text:p/>
          </draw:line>
          <draw:path draw:style-name="gr1" draw:text-style-name="P1" draw:layer="layout" svg:width="0.952cm" svg:height="0.433cm" svg:x="18.844cm" svg:y="25.337cm" svg:viewBox="0 0 953 434" svg:d="m953 434c-238-69-561-206-953-434">
            <text:p/>
          </draw:path>
          <draw:path draw:style-name="gr1" draw:text-style-name="P1" draw:layer="layout" svg:width="1.6cm" svg:height="3.298cm" svg:x="16.796cm" svg:y="21.739cm" svg:viewBox="0 0 1601 3299" svg:d="m1601 3299c-922-735-1587-1886-1601-3299">
            <text:p/>
          </draw:path>
          <draw:path draw:style-name="gr1" draw:text-style-name="P1" draw:layer="layout" svg:width="3.298cm" svg:height="4.338cm" svg:x="16.496cm" svg:y="21.739cm" svg:viewBox="0 0 3299 4339" svg:d="m3299 4339c-1901-525-3295-2279-3299-4339">
            <text:p/>
          </draw:path>
          <draw:line draw:style-name="gr2" draw:text-style-name="P1" draw:layer="layout" svg:x1="19.797cm" svg:y1="25.771cm" svg:x2="19.797cm" svg:y2="26.081cm">
            <text:p/>
          </draw:line>
        </draw:g>
        <draw:g>
          <draw:path draw:style-name="gr1" draw:text-style-name="P1" draw:layer="layout" svg:width="3.3cm" svg:height="4.338cm" svg:x="17.696cm" svg:y="17.419cm" svg:viewBox="0 0 3301 4339" svg:d="m0 4339c6-2065 1401-3812 3301-4339">
            <text:p/>
          </draw:path>
          <draw:line draw:style-name="gr2" draw:text-style-name="P1" draw:layer="layout" svg:x1="20.053cm" svg:y1="18.16cm" svg:x2="20.246cm" svg:y2="18.158cm">
            <text:p/>
          </draw:line>
          <draw:line draw:style-name="gr2" draw:text-style-name="P1" draw:layer="layout" svg:x1="20.997cm" svg:y1="17.419cm" svg:x2="20.997cm" svg:y2="17.739cm">
            <text:p/>
          </draw:line>
          <draw:path draw:style-name="gr1" draw:text-style-name="P1" draw:layer="layout" svg:width="1.64cm" svg:height="3.302cm" svg:x="17.997cm" svg:y="18.455cm" svg:viewBox="0 0 1641 3303" svg:d="m0 3303c7-1339 647-2572 1641-3303">
            <text:p/>
          </draw:path>
          <draw:path draw:style-name="gr1" draw:text-style-name="P1" draw:layer="layout" svg:width="0.942cm" svg:height="0.42cm" svg:x="20.055cm" svg:y="17.736cm" svg:viewBox="0 0 943 421" svg:d="m0 421c203-151 690-363 943-421">
            <text:p/>
          </draw:path>
          <draw:line draw:style-name="gr2" draw:text-style-name="P1" draw:layer="layout" svg:x1="20.246cm" svg:y1="18.162cm" svg:x2="20.246cm" svg:y2="18.458cm">
            <text:p/>
          </draw:line>
          <draw:line draw:style-name="gr2" draw:text-style-name="P1" draw:layer="layout" svg:x1="19.638cm" svg:y1="18.458cm" svg:x2="20.246cm" svg:y2="18.458cm">
            <text:p/>
          </draw:line>
          <draw:line draw:style-name="gr2" draw:text-style-name="P1" draw:layer="layout" svg:x1="19.592cm" svg:y1="25.057cm" svg:x2="20.248cm" svg:y2="25.057cm">
            <text:p/>
          </draw:line>
          <draw:line draw:style-name="gr2" draw:text-style-name="P1" draw:layer="layout" svg:x1="20.248cm" svg:y1="25.356cm" svg:x2="20.248cm" svg:y2="25.055cm">
            <text:p/>
          </draw:line>
          <draw:line draw:style-name="gr2" draw:text-style-name="P1" draw:layer="layout" svg:x1="20.041cm" svg:y1="25.359cm" svg:x2="20.248cm" svg:y2="25.359cm">
            <text:p/>
          </draw:line>
          <draw:path draw:style-name="gr1" draw:text-style-name="P1" draw:layer="layout" svg:width="0.952cm" svg:height="0.433cm" svg:x="20.044cm" svg:y="25.356cm" svg:viewBox="0 0 953 434" svg:d="m953 434c-238-69-561-206-953-434">
            <text:p/>
          </draw:path>
          <draw:path draw:style-name="gr1" draw:text-style-name="P1" draw:layer="layout" svg:width="1.6cm" svg:height="3.298cm" svg:x="17.996cm" svg:y="21.758cm" svg:viewBox="0 0 1601 3299" svg:d="m1601 3299c-922-735-1587-1886-1601-3299">
            <text:p/>
          </draw:path>
          <draw:path draw:style-name="gr1" draw:text-style-name="P1" draw:layer="layout" svg:width="3.298cm" svg:height="4.338cm" svg:x="17.696cm" svg:y="21.758cm" svg:viewBox="0 0 3299 4339" svg:d="m3299 4339c-1901-525-3295-2279-3299-4339">
            <text:p/>
          </draw:path>
          <draw:line draw:style-name="gr2" draw:text-style-name="P1" draw:layer="layout" svg:x1="20.997cm" svg:y1="25.79cm" svg:x2="20.997cm" svg:y2="26.1cm">
            <text:p/>
          </draw:line>
        </draw:g>
        <draw:g>
          <draw:path draw:style-name="gr1" draw:text-style-name="P1" draw:layer="layout" svg:width="3.3cm" svg:height="4.338cm" svg:x="19.048cm" svg:y="17.419cm" svg:viewBox="0 0 3301 4339" svg:d="m0 4339c6-2065 1401-3812 3301-4339">
            <text:p/>
          </draw:path>
          <draw:line draw:style-name="gr2" draw:text-style-name="P1" draw:layer="layout" svg:x1="21.405cm" svg:y1="18.16cm" svg:x2="21.598cm" svg:y2="18.158cm">
            <text:p/>
          </draw:line>
          <draw:line draw:style-name="gr2" draw:text-style-name="P1" draw:layer="layout" svg:x1="22.349cm" svg:y1="17.419cm" svg:x2="22.349cm" svg:y2="17.739cm">
            <text:p/>
          </draw:line>
          <draw:path draw:style-name="gr1" draw:text-style-name="P1" draw:layer="layout" svg:width="1.64cm" svg:height="3.302cm" svg:x="19.349cm" svg:y="18.455cm" svg:viewBox="0 0 1641 3303" svg:d="m0 3303c7-1339 647-2572 1641-3303">
            <text:p/>
          </draw:path>
          <draw:path draw:style-name="gr1" draw:text-style-name="P1" draw:layer="layout" svg:width="0.942cm" svg:height="0.42cm" svg:x="21.407cm" svg:y="17.736cm" svg:viewBox="0 0 943 421" svg:d="m0 421c203-151 690-363 943-421">
            <text:p/>
          </draw:path>
          <draw:line draw:style-name="gr2" draw:text-style-name="P1" draw:layer="layout" svg:x1="21.598cm" svg:y1="18.162cm" svg:x2="21.598cm" svg:y2="18.458cm">
            <text:p/>
          </draw:line>
          <draw:line draw:style-name="gr2" draw:text-style-name="P1" draw:layer="layout" svg:x1="20.99cm" svg:y1="18.458cm" svg:x2="21.598cm" svg:y2="18.458cm">
            <text:p/>
          </draw:line>
          <draw:line draw:style-name="gr2" draw:text-style-name="P1" draw:layer="layout" svg:x1="20.944cm" svg:y1="25.057cm" svg:x2="21.6cm" svg:y2="25.057cm">
            <text:p/>
          </draw:line>
          <draw:line draw:style-name="gr2" draw:text-style-name="P1" draw:layer="layout" svg:x1="21.6cm" svg:y1="25.356cm" svg:x2="21.6cm" svg:y2="25.055cm">
            <text:p/>
          </draw:line>
          <draw:line draw:style-name="gr2" draw:text-style-name="P1" draw:layer="layout" svg:x1="21.393cm" svg:y1="25.359cm" svg:x2="21.6cm" svg:y2="25.359cm">
            <text:p/>
          </draw:line>
          <draw:path draw:style-name="gr1" draw:text-style-name="P1" draw:layer="layout" svg:width="0.952cm" svg:height="0.433cm" svg:x="21.396cm" svg:y="25.356cm" svg:viewBox="0 0 953 434" svg:d="m953 434c-238-69-561-206-953-434">
            <text:p/>
          </draw:path>
          <draw:path draw:style-name="gr1" draw:text-style-name="P1" draw:layer="layout" svg:width="1.6cm" svg:height="3.298cm" svg:x="19.348cm" svg:y="21.758cm" svg:viewBox="0 0 1601 3299" svg:d="m1601 3299c-922-735-1587-1886-1601-3299">
            <text:p/>
          </draw:path>
          <draw:path draw:style-name="gr1" draw:text-style-name="P1" draw:layer="layout" svg:width="3.298cm" svg:height="4.338cm" svg:x="19.048cm" svg:y="21.758cm" svg:viewBox="0 0 3299 4339" svg:d="m3299 4339c-1901-525-3295-2279-3299-4339">
            <text:p/>
          </draw:path>
          <draw:line draw:style-name="gr2" draw:text-style-name="P1" draw:layer="layout" svg:x1="22.349cm" svg:y1="25.79cm" svg:x2="22.349cm" svg:y2="26.1cm">
            <text:p/>
          </draw:line>
        </draw:g>
        <draw:g>
          <draw:path draw:style-name="gr1" draw:text-style-name="P1" draw:layer="layout" svg:width="3.3cm" svg:height="4.338cm" svg:x="20.248cm" svg:y="17.419cm" svg:viewBox="0 0 3301 4339" svg:d="m0 4339c6-2065 1401-3812 3301-4339">
            <text:p/>
          </draw:path>
          <draw:line draw:style-name="gr2" draw:text-style-name="P1" draw:layer="layout" svg:x1="22.605cm" svg:y1="18.16cm" svg:x2="22.798cm" svg:y2="18.158cm">
            <text:p/>
          </draw:line>
          <draw:line draw:style-name="gr2" draw:text-style-name="P1" draw:layer="layout" svg:x1="23.549cm" svg:y1="17.419cm" svg:x2="23.549cm" svg:y2="17.739cm">
            <text:p/>
          </draw:line>
          <draw:path draw:style-name="gr1" draw:text-style-name="P1" draw:layer="layout" svg:width="1.64cm" svg:height="3.302cm" svg:x="20.549cm" svg:y="18.455cm" svg:viewBox="0 0 1641 3303" svg:d="m0 3303c7-1339 647-2572 1641-3303">
            <text:p/>
          </draw:path>
          <draw:path draw:style-name="gr1" draw:text-style-name="P1" draw:layer="layout" svg:width="0.942cm" svg:height="0.42cm" svg:x="22.607cm" svg:y="17.736cm" svg:viewBox="0 0 943 421" svg:d="m0 421c203-151 690-363 943-421">
            <text:p/>
          </draw:path>
          <draw:line draw:style-name="gr2" draw:text-style-name="P1" draw:layer="layout" svg:x1="22.798cm" svg:y1="18.162cm" svg:x2="22.798cm" svg:y2="18.458cm">
            <text:p/>
          </draw:line>
          <draw:line draw:style-name="gr2" draw:text-style-name="P1" draw:layer="layout" svg:x1="22.19cm" svg:y1="18.458cm" svg:x2="22.798cm" svg:y2="18.458cm">
            <text:p/>
          </draw:line>
          <draw:line draw:style-name="gr2" draw:text-style-name="P1" draw:layer="layout" svg:x1="22.144cm" svg:y1="25.057cm" svg:x2="22.8cm" svg:y2="25.057cm">
            <text:p/>
          </draw:line>
          <draw:line draw:style-name="gr2" draw:text-style-name="P1" draw:layer="layout" svg:x1="22.8cm" svg:y1="25.356cm" svg:x2="22.8cm" svg:y2="25.055cm">
            <text:p/>
          </draw:line>
          <draw:line draw:style-name="gr2" draw:text-style-name="P1" draw:layer="layout" svg:x1="22.593cm" svg:y1="25.359cm" svg:x2="22.8cm" svg:y2="25.359cm">
            <text:p/>
          </draw:line>
          <draw:path draw:style-name="gr1" draw:text-style-name="P1" draw:layer="layout" svg:width="0.952cm" svg:height="0.433cm" svg:x="22.596cm" svg:y="25.356cm" svg:viewBox="0 0 953 434" svg:d="m953 434c-238-69-561-206-953-434">
            <text:p/>
          </draw:path>
          <draw:path draw:style-name="gr1" draw:text-style-name="P1" draw:layer="layout" svg:width="1.6cm" svg:height="3.298cm" svg:x="20.548cm" svg:y="21.758cm" svg:viewBox="0 0 1601 3299" svg:d="m1601 3299c-922-735-1587-1886-1601-3299">
            <text:p/>
          </draw:path>
          <draw:path draw:style-name="gr1" draw:text-style-name="P1" draw:layer="layout" svg:width="3.298cm" svg:height="4.338cm" svg:x="20.248cm" svg:y="21.758cm" svg:viewBox="0 0 3299 4339" svg:d="m3299 4339c-1901-525-3295-2279-3299-4339">
            <text:p/>
          </draw:path>
          <draw:line draw:style-name="gr2" draw:text-style-name="P1" draw:layer="layout" svg:x1="23.549cm" svg:y1="25.79cm" svg:x2="23.549cm" svg:y2="26.1cm">
            <text:p/>
          </draw:line>
        </draw:g>
        <draw:g>
          <draw:path draw:style-name="gr1" draw:text-style-name="P1" draw:layer="layout" svg:width="3.3cm" svg:height="4.338cm" svg:x="21.448cm" svg:y="17.419cm" svg:viewBox="0 0 3301 4339" svg:d="m0 4339c6-2065 1401-3812 3301-4339">
            <text:p/>
          </draw:path>
          <draw:line draw:style-name="gr2" draw:text-style-name="P1" draw:layer="layout" svg:x1="23.805cm" svg:y1="18.16cm" svg:x2="23.998cm" svg:y2="18.158cm">
            <text:p/>
          </draw:line>
          <draw:line draw:style-name="gr2" draw:text-style-name="P1" draw:layer="layout" svg:x1="24.749cm" svg:y1="17.419cm" svg:x2="24.749cm" svg:y2="17.739cm">
            <text:p/>
          </draw:line>
          <draw:path draw:style-name="gr1" draw:text-style-name="P1" draw:layer="layout" svg:width="1.64cm" svg:height="3.302cm" svg:x="21.749cm" svg:y="18.455cm" svg:viewBox="0 0 1641 3303" svg:d="m0 3303c7-1339 647-2572 1641-3303">
            <text:p/>
          </draw:path>
          <draw:path draw:style-name="gr1" draw:text-style-name="P1" draw:layer="layout" svg:width="0.942cm" svg:height="0.42cm" svg:x="23.807cm" svg:y="17.736cm" svg:viewBox="0 0 943 421" svg:d="m0 421c203-151 690-363 943-421">
            <text:p/>
          </draw:path>
          <draw:line draw:style-name="gr2" draw:text-style-name="P1" draw:layer="layout" svg:x1="23.998cm" svg:y1="18.162cm" svg:x2="23.998cm" svg:y2="18.458cm">
            <text:p/>
          </draw:line>
          <draw:line draw:style-name="gr2" draw:text-style-name="P1" draw:layer="layout" svg:x1="23.39cm" svg:y1="18.458cm" svg:x2="23.998cm" svg:y2="18.458cm">
            <text:p/>
          </draw:line>
          <draw:line draw:style-name="gr2" draw:text-style-name="P1" draw:layer="layout" svg:x1="23.344cm" svg:y1="25.057cm" svg:x2="24cm" svg:y2="25.057cm">
            <text:p/>
          </draw:line>
          <draw:line draw:style-name="gr2" draw:text-style-name="P1" draw:layer="layout" svg:x1="24cm" svg:y1="25.356cm" svg:x2="24cm" svg:y2="25.055cm">
            <text:p/>
          </draw:line>
          <draw:line draw:style-name="gr2" draw:text-style-name="P1" draw:layer="layout" svg:x1="23.793cm" svg:y1="25.359cm" svg:x2="24cm" svg:y2="25.359cm">
            <text:p/>
          </draw:line>
          <draw:path draw:style-name="gr1" draw:text-style-name="P1" draw:layer="layout" svg:width="0.952cm" svg:height="0.433cm" svg:x="23.796cm" svg:y="25.356cm" svg:viewBox="0 0 953 434" svg:d="m953 434c-238-69-561-206-953-434">
            <text:p/>
          </draw:path>
          <draw:path draw:style-name="gr1" draw:text-style-name="P1" draw:layer="layout" svg:width="1.6cm" svg:height="3.298cm" svg:x="21.748cm" svg:y="21.758cm" svg:viewBox="0 0 1601 3299" svg:d="m1601 3299c-922-735-1587-1886-1601-3299">
            <text:p/>
          </draw:path>
          <draw:path draw:style-name="gr1" draw:text-style-name="P1" draw:layer="layout" svg:width="3.298cm" svg:height="4.338cm" svg:x="21.448cm" svg:y="21.758cm" svg:viewBox="0 0 3299 4339" svg:d="m3299 4339c-1901-525-3295-2279-3299-4339">
            <text:p/>
          </draw:path>
          <draw:line draw:style-name="gr2" draw:text-style-name="P1" draw:layer="layout" svg:x1="24.749cm" svg:y1="25.79cm" svg:x2="24.749cm" svg:y2="26.1cm">
            <text:p/>
          </draw:line>
        </draw:g>
        <draw:g>
          <draw:path draw:style-name="gr1" draw:text-style-name="P1" draw:layer="layout" svg:width="3.3cm" svg:height="4.338cm" svg:x="22.798cm" svg:y="17.411cm" svg:viewBox="0 0 3301 4339" svg:d="m0 4339c6-2065 1401-3812 3301-4339">
            <text:p/>
          </draw:path>
          <draw:line draw:style-name="gr2" draw:text-style-name="P1" draw:layer="layout" svg:x1="25.155cm" svg:y1="18.152cm" svg:x2="25.348cm" svg:y2="18.15cm">
            <text:p/>
          </draw:line>
          <draw:line draw:style-name="gr2" draw:text-style-name="P1" draw:layer="layout" svg:x1="26.099cm" svg:y1="17.411cm" svg:x2="26.099cm" svg:y2="17.731cm">
            <text:p/>
          </draw:line>
          <draw:path draw:style-name="gr1" draw:text-style-name="P1" draw:layer="layout" svg:width="1.64cm" svg:height="3.302cm" svg:x="23.099cm" svg:y="18.447cm" svg:viewBox="0 0 1641 3303" svg:d="m0 3303c7-1339 647-2572 1641-3303">
            <text:p/>
          </draw:path>
          <draw:path draw:style-name="gr1" draw:text-style-name="P1" draw:layer="layout" svg:width="0.942cm" svg:height="0.42cm" svg:x="25.157cm" svg:y="17.728cm" svg:viewBox="0 0 943 421" svg:d="m0 421c203-151 690-363 943-421">
            <text:p/>
          </draw:path>
          <draw:line draw:style-name="gr2" draw:text-style-name="P1" draw:layer="layout" svg:x1="25.348cm" svg:y1="18.154cm" svg:x2="25.348cm" svg:y2="18.45cm">
            <text:p/>
          </draw:line>
          <draw:line draw:style-name="gr2" draw:text-style-name="P1" draw:layer="layout" svg:x1="24.74cm" svg:y1="18.45cm" svg:x2="25.348cm" svg:y2="18.45cm">
            <text:p/>
          </draw:line>
          <draw:line draw:style-name="gr2" draw:text-style-name="P1" draw:layer="layout" svg:x1="24.694cm" svg:y1="25.049cm" svg:x2="25.35cm" svg:y2="25.049cm">
            <text:p/>
          </draw:line>
          <draw:line draw:style-name="gr2" draw:text-style-name="P1" draw:layer="layout" svg:x1="25.35cm" svg:y1="25.348cm" svg:x2="25.35cm" svg:y2="25.047cm">
            <text:p/>
          </draw:line>
          <draw:line draw:style-name="gr2" draw:text-style-name="P1" draw:layer="layout" svg:x1="25.143cm" svg:y1="25.351cm" svg:x2="25.35cm" svg:y2="25.351cm">
            <text:p/>
          </draw:line>
          <draw:path draw:style-name="gr1" draw:text-style-name="P1" draw:layer="layout" svg:width="0.952cm" svg:height="0.433cm" svg:x="25.146cm" svg:y="25.348cm" svg:viewBox="0 0 953 434" svg:d="m953 434c-238-69-561-206-953-434">
            <text:p/>
          </draw:path>
          <draw:path draw:style-name="gr1" draw:text-style-name="P1" draw:layer="layout" svg:width="1.6cm" svg:height="3.298cm" svg:x="23.098cm" svg:y="21.75cm" svg:viewBox="0 0 1601 3299" svg:d="m1601 3299c-922-735-1587-1886-1601-3299">
            <text:p/>
          </draw:path>
          <draw:path draw:style-name="gr1" draw:text-style-name="P1" draw:layer="layout" svg:width="3.298cm" svg:height="4.338cm" svg:x="22.798cm" svg:y="21.75cm" svg:viewBox="0 0 3299 4339" svg:d="m3299 4339c-1901-525-3295-2279-3299-4339">
            <text:p/>
          </draw:path>
          <draw:line draw:style-name="gr2" draw:text-style-name="P1" draw:layer="layout" svg:x1="26.099cm" svg:y1="25.782cm" svg:x2="26.099cm" svg:y2="26.092cm">
            <text:p/>
          </draw:line>
        </draw:g>
        <draw:g>
          <draw:path draw:style-name="gr1" draw:text-style-name="P1" draw:layer="layout" svg:width="3.3cm" svg:height="4.338cm" svg:x="23.996cm" svg:y="17.4cm" svg:viewBox="0 0 3301 4339" svg:d="m0 4339c6-2065 1401-3812 3301-4339">
            <text:p/>
          </draw:path>
          <draw:line draw:style-name="gr2" draw:text-style-name="P1" draw:layer="layout" svg:x1="26.353cm" svg:y1="18.141cm" svg:x2="26.546cm" svg:y2="18.139cm">
            <text:p/>
          </draw:line>
          <draw:line draw:style-name="gr2" draw:text-style-name="P1" draw:layer="layout" svg:x1="27.297cm" svg:y1="17.4cm" svg:x2="27.297cm" svg:y2="17.72cm">
            <text:p/>
          </draw:line>
          <draw:path draw:style-name="gr1" draw:text-style-name="P1" draw:layer="layout" svg:width="1.64cm" svg:height="3.302cm" svg:x="24.297cm" svg:y="18.436cm" svg:viewBox="0 0 1641 3303" svg:d="m0 3303c7-1339 647-2572 1641-3303">
            <text:p/>
          </draw:path>
          <draw:path draw:style-name="gr1" draw:text-style-name="P1" draw:layer="layout" svg:width="0.942cm" svg:height="0.42cm" svg:x="26.355cm" svg:y="17.717cm" svg:viewBox="0 0 943 421" svg:d="m0 421c203-151 690-363 943-421">
            <text:p/>
          </draw:path>
          <draw:line draw:style-name="gr2" draw:text-style-name="P1" draw:layer="layout" svg:x1="26.546cm" svg:y1="18.143cm" svg:x2="26.546cm" svg:y2="18.439cm">
            <text:p/>
          </draw:line>
          <draw:line draw:style-name="gr2" draw:text-style-name="P1" draw:layer="layout" svg:x1="25.938cm" svg:y1="18.439cm" svg:x2="26.546cm" svg:y2="18.439cm">
            <text:p/>
          </draw:line>
          <draw:line draw:style-name="gr2" draw:text-style-name="P1" draw:layer="layout" svg:x1="25.892cm" svg:y1="25.038cm" svg:x2="26.548cm" svg:y2="25.038cm">
            <text:p/>
          </draw:line>
          <draw:line draw:style-name="gr2" draw:text-style-name="P1" draw:layer="layout" svg:x1="26.548cm" svg:y1="25.337cm" svg:x2="26.548cm" svg:y2="25.036cm">
            <text:p/>
          </draw:line>
          <draw:line draw:style-name="gr2" draw:text-style-name="P1" draw:layer="layout" svg:x1="26.341cm" svg:y1="25.34cm" svg:x2="26.548cm" svg:y2="25.34cm">
            <text:p/>
          </draw:line>
          <draw:path draw:style-name="gr1" draw:text-style-name="P1" draw:layer="layout" svg:width="0.952cm" svg:height="0.433cm" svg:x="26.344cm" svg:y="25.337cm" svg:viewBox="0 0 953 434" svg:d="m953 434c-238-69-561-206-953-434">
            <text:p/>
          </draw:path>
          <draw:path draw:style-name="gr1" draw:text-style-name="P1" draw:layer="layout" svg:width="1.6cm" svg:height="3.298cm" svg:x="24.296cm" svg:y="21.739cm" svg:viewBox="0 0 1601 3299" svg:d="m1601 3299c-922-735-1587-1886-1601-3299">
            <text:p/>
          </draw:path>
          <draw:path draw:style-name="gr1" draw:text-style-name="P1" draw:layer="layout" svg:width="3.298cm" svg:height="4.338cm" svg:x="23.996cm" svg:y="21.739cm" svg:viewBox="0 0 3299 4339" svg:d="m3299 4339c-1901-525-3295-2279-3299-4339">
            <text:p/>
          </draw:path>
          <draw:line draw:style-name="gr2" draw:text-style-name="P1" draw:layer="layout" svg:x1="27.297cm" svg:y1="25.771cm" svg:x2="27.297cm" svg:y2="26.081cm">
            <text:p/>
          </draw:line>
        </draw:g>
        <draw:g>
          <draw:path draw:style-name="gr1" draw:text-style-name="P1" draw:layer="layout" svg:width="3.3cm" svg:height="4.338cm" svg:x="25.196cm" svg:y="17.419cm" svg:viewBox="0 0 3301 4339" svg:d="m0 4339c6-2065 1401-3812 3301-4339">
            <text:p/>
          </draw:path>
          <draw:line draw:style-name="gr2" draw:text-style-name="P1" draw:layer="layout" svg:x1="27.553cm" svg:y1="18.16cm" svg:x2="27.746cm" svg:y2="18.158cm">
            <text:p/>
          </draw:line>
          <draw:line draw:style-name="gr2" draw:text-style-name="P1" draw:layer="layout" svg:x1="28.497cm" svg:y1="17.419cm" svg:x2="28.497cm" svg:y2="17.739cm">
            <text:p/>
          </draw:line>
          <draw:path draw:style-name="gr1" draw:text-style-name="P1" draw:layer="layout" svg:width="1.64cm" svg:height="3.302cm" svg:x="25.497cm" svg:y="18.455cm" svg:viewBox="0 0 1641 3303" svg:d="m0 3303c7-1339 647-2572 1641-3303">
            <text:p/>
          </draw:path>
          <draw:path draw:style-name="gr1" draw:text-style-name="P1" draw:layer="layout" svg:width="0.942cm" svg:height="0.42cm" svg:x="27.555cm" svg:y="17.736cm" svg:viewBox="0 0 943 421" svg:d="m0 421c203-151 690-363 943-421">
            <text:p/>
          </draw:path>
          <draw:line draw:style-name="gr2" draw:text-style-name="P1" draw:layer="layout" svg:x1="27.746cm" svg:y1="18.162cm" svg:x2="27.746cm" svg:y2="18.458cm">
            <text:p/>
          </draw:line>
          <draw:line draw:style-name="gr2" draw:text-style-name="P1" draw:layer="layout" svg:x1="27.138cm" svg:y1="18.458cm" svg:x2="27.746cm" svg:y2="18.458cm">
            <text:p/>
          </draw:line>
          <draw:line draw:style-name="gr2" draw:text-style-name="P1" draw:layer="layout" svg:x1="27.092cm" svg:y1="25.057cm" svg:x2="27.748cm" svg:y2="25.057cm">
            <text:p/>
          </draw:line>
          <draw:line draw:style-name="gr2" draw:text-style-name="P1" draw:layer="layout" svg:x1="27.748cm" svg:y1="25.356cm" svg:x2="27.748cm" svg:y2="25.055cm">
            <text:p/>
          </draw:line>
          <draw:line draw:style-name="gr2" draw:text-style-name="P1" draw:layer="layout" svg:x1="27.541cm" svg:y1="25.359cm" svg:x2="27.748cm" svg:y2="25.359cm">
            <text:p/>
          </draw:line>
          <draw:path draw:style-name="gr1" draw:text-style-name="P1" draw:layer="layout" svg:width="0.952cm" svg:height="0.433cm" svg:x="27.544cm" svg:y="25.356cm" svg:viewBox="0 0 953 434" svg:d="m953 434c-238-69-561-206-953-434">
            <text:p/>
          </draw:path>
          <draw:path draw:style-name="gr1" draw:text-style-name="P1" draw:layer="layout" svg:width="1.6cm" svg:height="3.298cm" svg:x="25.496cm" svg:y="21.758cm" svg:viewBox="0 0 1601 3299" svg:d="m1601 3299c-922-735-1587-1886-1601-3299">
            <text:p/>
          </draw:path>
          <draw:path draw:style-name="gr1" draw:text-style-name="P1" draw:layer="layout" svg:width="3.298cm" svg:height="4.338cm" svg:x="25.196cm" svg:y="21.758cm" svg:viewBox="0 0 3299 4339" svg:d="m3299 4339c-1901-525-3295-2279-3299-4339">
            <text:p/>
          </draw:path>
          <draw:line draw:style-name="gr2" draw:text-style-name="P1" draw:layer="layout" svg:x1="28.497cm" svg:y1="25.79cm" svg:x2="28.497cm" svg:y2="26.1cm">
            <text:p/>
          </draw:line>
        </draw:g>
        <draw:g>
          <draw:path draw:style-name="gr1" draw:text-style-name="P1" draw:layer="layout" svg:width="3.3cm" svg:height="4.338cm" svg:x="26.548cm" svg:y="17.419cm" svg:viewBox="0 0 3301 4339" svg:d="m0 4339c6-2065 1401-3812 3301-4339">
            <text:p/>
          </draw:path>
          <draw:line draw:style-name="gr2" draw:text-style-name="P1" draw:layer="layout" svg:x1="28.905cm" svg:y1="18.16cm" svg:x2="29.098cm" svg:y2="18.158cm">
            <text:p/>
          </draw:line>
          <draw:line draw:style-name="gr2" draw:text-style-name="P1" draw:layer="layout" svg:x1="29.849cm" svg:y1="17.419cm" svg:x2="29.849cm" svg:y2="17.739cm">
            <text:p/>
          </draw:line>
          <draw:path draw:style-name="gr1" draw:text-style-name="P1" draw:layer="layout" svg:width="1.64cm" svg:height="3.302cm" svg:x="26.849cm" svg:y="18.455cm" svg:viewBox="0 0 1641 3303" svg:d="m0 3303c7-1339 647-2572 1641-3303">
            <text:p/>
          </draw:path>
          <draw:path draw:style-name="gr1" draw:text-style-name="P1" draw:layer="layout" svg:width="0.942cm" svg:height="0.42cm" svg:x="28.907cm" svg:y="17.736cm" svg:viewBox="0 0 943 421" svg:d="m0 421c203-151 690-363 943-421">
            <text:p/>
          </draw:path>
          <draw:line draw:style-name="gr2" draw:text-style-name="P1" draw:layer="layout" svg:x1="29.098cm" svg:y1="18.162cm" svg:x2="29.098cm" svg:y2="18.458cm">
            <text:p/>
          </draw:line>
          <draw:line draw:style-name="gr2" draw:text-style-name="P1" draw:layer="layout" svg:x1="28.49cm" svg:y1="18.458cm" svg:x2="29.098cm" svg:y2="18.458cm">
            <text:p/>
          </draw:line>
          <draw:line draw:style-name="gr2" draw:text-style-name="P1" draw:layer="layout" svg:x1="28.444cm" svg:y1="25.057cm" svg:x2="29.1cm" svg:y2="25.057cm">
            <text:p/>
          </draw:line>
          <draw:line draw:style-name="gr2" draw:text-style-name="P1" draw:layer="layout" svg:x1="29.1cm" svg:y1="25.356cm" svg:x2="29.1cm" svg:y2="25.055cm">
            <text:p/>
          </draw:line>
          <draw:line draw:style-name="gr2" draw:text-style-name="P1" draw:layer="layout" svg:x1="28.893cm" svg:y1="25.359cm" svg:x2="29.1cm" svg:y2="25.359cm">
            <text:p/>
          </draw:line>
          <draw:path draw:style-name="gr1" draw:text-style-name="P1" draw:layer="layout" svg:width="0.952cm" svg:height="0.433cm" svg:x="28.896cm" svg:y="25.356cm" svg:viewBox="0 0 953 434" svg:d="m953 434c-238-69-561-206-953-434">
            <text:p/>
          </draw:path>
          <draw:path draw:style-name="gr1" draw:text-style-name="P1" draw:layer="layout" svg:width="1.6cm" svg:height="3.298cm" svg:x="26.848cm" svg:y="21.758cm" svg:viewBox="0 0 1601 3299" svg:d="m1601 3299c-922-735-1587-1886-1601-3299">
            <text:p/>
          </draw:path>
          <draw:path draw:style-name="gr1" draw:text-style-name="P1" draw:layer="layout" svg:width="3.298cm" svg:height="4.338cm" svg:x="26.548cm" svg:y="21.758cm" svg:viewBox="0 0 3299 4339" svg:d="m3299 4339c-1901-525-3295-2279-3299-4339">
            <text:p/>
          </draw:path>
          <draw:line draw:style-name="gr2" draw:text-style-name="P1" draw:layer="layout" svg:x1="29.849cm" svg:y1="25.79cm" svg:x2="29.849cm" svg:y2="26.1cm">
            <text:p/>
          </draw:line>
        </draw:g>
        <draw:g>
          <draw:path draw:style-name="gr1" draw:text-style-name="P1" draw:layer="layout" svg:width="3.3cm" svg:height="4.338cm" svg:x="27.748cm" svg:y="17.419cm" svg:viewBox="0 0 3301 4339" svg:d="m0 4339c6-2065 1401-3812 3301-4339">
            <text:p/>
          </draw:path>
          <draw:line draw:style-name="gr2" draw:text-style-name="P1" draw:layer="layout" svg:x1="30.105cm" svg:y1="18.16cm" svg:x2="30.298cm" svg:y2="18.158cm">
            <text:p/>
          </draw:line>
          <draw:line draw:style-name="gr2" draw:text-style-name="P1" draw:layer="layout" svg:x1="31.049cm" svg:y1="17.419cm" svg:x2="31.049cm" svg:y2="17.739cm">
            <text:p/>
          </draw:line>
          <draw:path draw:style-name="gr1" draw:text-style-name="P1" draw:layer="layout" svg:width="1.64cm" svg:height="3.302cm" svg:x="28.049cm" svg:y="18.455cm" svg:viewBox="0 0 1641 3303" svg:d="m0 3303c7-1339 647-2572 1641-3303">
            <text:p/>
          </draw:path>
          <draw:path draw:style-name="gr1" draw:text-style-name="P1" draw:layer="layout" svg:width="0.942cm" svg:height="0.42cm" svg:x="30.107cm" svg:y="17.736cm" svg:viewBox="0 0 943 421" svg:d="m0 421c203-151 690-363 943-421">
            <text:p/>
          </draw:path>
          <draw:line draw:style-name="gr2" draw:text-style-name="P1" draw:layer="layout" svg:x1="30.298cm" svg:y1="18.162cm" svg:x2="30.298cm" svg:y2="18.458cm">
            <text:p/>
          </draw:line>
          <draw:line draw:style-name="gr2" draw:text-style-name="P1" draw:layer="layout" svg:x1="29.69cm" svg:y1="18.458cm" svg:x2="30.298cm" svg:y2="18.458cm">
            <text:p/>
          </draw:line>
          <draw:line draw:style-name="gr2" draw:text-style-name="P1" draw:layer="layout" svg:x1="29.644cm" svg:y1="25.057cm" svg:x2="30.3cm" svg:y2="25.057cm">
            <text:p/>
          </draw:line>
          <draw:line draw:style-name="gr2" draw:text-style-name="P1" draw:layer="layout" svg:x1="30.3cm" svg:y1="25.356cm" svg:x2="30.3cm" svg:y2="25.055cm">
            <text:p/>
          </draw:line>
          <draw:line draw:style-name="gr2" draw:text-style-name="P1" draw:layer="layout" svg:x1="30.093cm" svg:y1="25.359cm" svg:x2="30.3cm" svg:y2="25.359cm">
            <text:p/>
          </draw:line>
          <draw:path draw:style-name="gr1" draw:text-style-name="P1" draw:layer="layout" svg:width="0.952cm" svg:height="0.433cm" svg:x="30.096cm" svg:y="25.356cm" svg:viewBox="0 0 953 434" svg:d="m953 434c-238-69-561-206-953-434">
            <text:p/>
          </draw:path>
          <draw:path draw:style-name="gr1" draw:text-style-name="P1" draw:layer="layout" svg:width="1.6cm" svg:height="3.298cm" svg:x="28.048cm" svg:y="21.758cm" svg:viewBox="0 0 1601 3299" svg:d="m1601 3299c-922-735-1587-1886-1601-3299">
            <text:p/>
          </draw:path>
          <draw:path draw:style-name="gr1" draw:text-style-name="P1" draw:layer="layout" svg:width="3.298cm" svg:height="4.338cm" svg:x="27.748cm" svg:y="21.758cm" svg:viewBox="0 0 3299 4339" svg:d="m3299 4339c-1901-525-3295-2279-3299-4339">
            <text:p/>
          </draw:path>
          <draw:line draw:style-name="gr2" draw:text-style-name="P1" draw:layer="layout" svg:x1="31.049cm" svg:y1="25.79cm" svg:x2="31.049cm" svg:y2="26.1cm">
            <text:p/>
          </draw:line>
        </draw:g>
        <draw:g>
          <draw:path draw:style-name="gr1" draw:text-style-name="P1" draw:layer="layout" svg:width="3.3cm" svg:height="4.338cm" svg:x="28.948cm" svg:y="17.419cm" svg:viewBox="0 0 3301 4339" svg:d="m0 4339c6-2065 1401-3812 3301-4339">
            <text:p/>
          </draw:path>
          <draw:line draw:style-name="gr2" draw:text-style-name="P1" draw:layer="layout" svg:x1="31.305cm" svg:y1="18.16cm" svg:x2="31.498cm" svg:y2="18.158cm">
            <text:p/>
          </draw:line>
          <draw:line draw:style-name="gr2" draw:text-style-name="P1" draw:layer="layout" svg:x1="32.249cm" svg:y1="17.419cm" svg:x2="32.249cm" svg:y2="17.739cm">
            <text:p/>
          </draw:line>
          <draw:path draw:style-name="gr1" draw:text-style-name="P1" draw:layer="layout" svg:width="1.64cm" svg:height="3.302cm" svg:x="29.249cm" svg:y="18.455cm" svg:viewBox="0 0 1641 3303" svg:d="m0 3303c7-1339 647-2572 1641-3303">
            <text:p/>
          </draw:path>
          <draw:path draw:style-name="gr1" draw:text-style-name="P1" draw:layer="layout" svg:width="0.942cm" svg:height="0.42cm" svg:x="31.307cm" svg:y="17.736cm" svg:viewBox="0 0 943 421" svg:d="m0 421c203-151 690-363 943-421">
            <text:p/>
          </draw:path>
          <draw:line draw:style-name="gr2" draw:text-style-name="P1" draw:layer="layout" svg:x1="31.498cm" svg:y1="18.162cm" svg:x2="31.498cm" svg:y2="18.458cm">
            <text:p/>
          </draw:line>
          <draw:line draw:style-name="gr2" draw:text-style-name="P1" draw:layer="layout" svg:x1="30.89cm" svg:y1="18.458cm" svg:x2="31.498cm" svg:y2="18.458cm">
            <text:p/>
          </draw:line>
          <draw:line draw:style-name="gr2" draw:text-style-name="P1" draw:layer="layout" svg:x1="30.844cm" svg:y1="25.057cm" svg:x2="31.5cm" svg:y2="25.057cm">
            <text:p/>
          </draw:line>
          <draw:line draw:style-name="gr2" draw:text-style-name="P1" draw:layer="layout" svg:x1="31.5cm" svg:y1="25.356cm" svg:x2="31.5cm" svg:y2="25.055cm">
            <text:p/>
          </draw:line>
          <draw:line draw:style-name="gr2" draw:text-style-name="P1" draw:layer="layout" svg:x1="31.293cm" svg:y1="25.359cm" svg:x2="31.5cm" svg:y2="25.359cm">
            <text:p/>
          </draw:line>
          <draw:path draw:style-name="gr1" draw:text-style-name="P1" draw:layer="layout" svg:width="0.952cm" svg:height="0.433cm" svg:x="31.296cm" svg:y="25.356cm" svg:viewBox="0 0 953 434" svg:d="m953 434c-238-69-561-206-953-434">
            <text:p/>
          </draw:path>
          <draw:path draw:style-name="gr1" draw:text-style-name="P1" draw:layer="layout" svg:width="1.6cm" svg:height="3.298cm" svg:x="29.248cm" svg:y="21.758cm" svg:viewBox="0 0 1601 3299" svg:d="m1601 3299c-922-735-1587-1886-1601-3299">
            <text:p/>
          </draw:path>
          <draw:path draw:style-name="gr1" draw:text-style-name="P1" draw:layer="layout" svg:width="3.298cm" svg:height="4.338cm" svg:x="28.948cm" svg:y="21.758cm" svg:viewBox="0 0 3299 4339" svg:d="m3299 4339c-1901-525-3295-2279-3299-4339">
            <text:p/>
          </draw:path>
          <draw:line draw:style-name="gr2" draw:text-style-name="P1" draw:layer="layout" svg:x1="32.249cm" svg:y1="25.79cm" svg:x2="32.249cm" svg:y2="26.1cm">
            <text:p/>
          </draw:line>
        </draw:g>
        <draw:path draw:style-name="gr3" draw:text-style-name="P1" draw:layer="layout" svg:width="5.391cm" svg:height="5.392cm" svg:x="33.161cm" svg:y="5.356cm" svg:viewBox="0 0 5392 5393" svg:d="m2143 5340c13-47 25-95 38-142 4-23 9-46 13-69 9-25 17-51 26-76 13-48 26-97 39-145 5-24 10-49 15-73l23-72c13-48 26-96 39-145l-290-77-38 145c-5 23-10 47-15 70l-24 75c-13 48-26 96-39 144-6 25-11 51-17 76-7 23-15 46-22 69-13 48-25 95-38 143-130-43-255-95-376-156 25-43 49-85 74-128 10-21 20-42 31-63 14-22 29-44 44-67l75-129c11-23 23-45 34-67 14-21 27-42 41-63l75-130-260-150-75 130c-11 21-22 43-32 64-15 22-29 44-43 66l-75 129c-12 23-24 46-36 69-13 20-26 41-39 61-24 43-49 85-73 127-114-74-222-157-322-247 34-35 68-69 103-104 15-17 31-35 46-53 20-18 40-35 60-53 35-35 71-71 106-106 17-19 34-37 50-56 19-17 38-33 56-50 35-35 71-71 106-106-71-71-141-141-212-212-35 35-71 71-106 106-16 18-32 36-48 54-19 17-39 34-58 52-35 35-71 71-106 106-18 19-35 38-52 57-18 16-36 33-54 49-35 35-69 69-104 103-90-100-173-208-247-322l127-73c19-13 38-26 58-39 24-12 48-24 72-36l129-75c21-14 42-27 63-41 23-11 45-23 67-34l130-75c-50-87-100-173-150-260l-130 75c-20 13-40 26-60 40-23 11-46 23-70 35l-129 75c-22 14-44 27-66 41-21 11-43 23-64 34l-127 73c-61-120-114-245-156-375 47-13 94-26 142-38l66-23c26-6 52-11 78-16 49-13 97-26 145-39 24-8 48-16 72-23 24-5 49-11 73-16 49-13 97-26 145-39-26-96-52-193-77-289-49 13-97 25-145 38-23 8-46 15-69 23-25 5-51 11-76 16-49 13-97 26-145 39-25 8-49 15-74 23-24 5-47 11-71 16-47 12-94 25-141 38-28-131-45-266-53-403h146c23-2 47-3 70-5 27 2 53 3 80 5h150c25-1 50-3 75-4 25 1 50 3 75 4h150v-300h-150c-24 1-48 3-72 4-26-1-52-3-78-4h-150c-26 1-51 2-77 3-24-1-49-2-73-3h-146c8-137 25-272 53-403 47 13 94 25 141 38 23 4 46 9 69 13 25 9 51 17 76 26 48 13 97 26 145 39 24 5 49 10 73 15l72 23c48 13 96 26 145 39 26-96 51-193 77-290-48-13-96-25-145-38-23-5-47-10-70-15l-75-24c-48-13-96-26-144-39-25-6-51-11-76-17-23-7-46-15-69-22-47-13-95-25-142-38 43-130 95-255 156-375l127 73c21 10 42 20 63 31 22 14 44 29 67 44l129 75c23 11 45 23 67 34 21 14 42 27 63 41l130 75 150-260-130-75c-21-11-43-22-64-32-22-15-44-29-66-43l-129-75c-23-12-46-24-69-36-20-13-41-26-61-39l-127-73c75-114 157-221 248-322 34 34 69 69 103 103 17 15 35 31 53 46 18 20 35 40 53 60 35 35 71 71 106 106 19 17 37 34 56 50 17 19 33 38 50 56 35 35 71 71 106 106 71-71 141-141 212-212-35-35-71-71-106-106-18-16-36-32-54-48-17-19-34-39-52-58-35-35-71-71-106-106-19-18-38-35-57-52-16-18-33-36-49-54-34-34-69-69-103-103 101-91 208-173 322-248l73 127c13 19 26 38 39 58 12 24 24 48 36 72l75 129c14 21 27 42 41 63 11 23 23 45 34 67l75 130 260-150-75-130c-13-20-26-40-40-60-11-23-23-46-35-70l-75-129c-14-22-27-44-41-66-11-21-23-43-34-64l-73-127c120-61 246-113 375-156 13 47 26 94 38 142l23 66c6 26 11 52 16 78 13 49 26 97 39 145l23 72c5 24 11 49 16 73 13 49 26 97 39 145l289-77c-13-49-25-97-38-145l-23-69c-5-25-11-51-16-76-13-49-26-97-39-145-8-25-15-49-23-74-5-24-11-47-16-71-12-47-25-94-38-141 131-28 266-45 403-53v146c2 23 3 47 5 70-2 27-3 53-5 80v150c1 25 3 50 4 75-1 25-3 50-4 75v150h300v-150c-1-24-3-48-4-72 1-26 3-52 4-78v-150c-1-26-2-51-3-77 1-24 2-49 3-73v-146c137 8 272 25 403 53-13 47-25 94-38 141-4 23-9 46-13 69-9 25-17 51-26 76-13 48-26 97-39 145-5 24-10 49-15 73l-23 72c-13 48-26 96-39 145l290 77c13-48 25-96 38-145 5-23 10-47 15-70l24-75c13-48 26-96 39-144 6-25 11-51 17-76 7-23 15-46 22-69 13-47 25-95 38-142 130 43 255 95 375 156-24 42-49 84-73 127l-31 63c-14 22-29 44-44 67l-75 129c-11 23-23 45-34 67-14 21-27 42-41 63l-75 130 260 150 75-130c11-21 22-43 32-64 15-22 29-44 43-66l75-129 36-69c13-20 26-41 39-61 24-42 49-85 73-127 114 75 221 157 322 248-34 34-69 69-103 103-15 17-31 35-46 53-20 18-40 35-60 53-35 35-71 71-106 106-17 19-34 37-50 56-19 17-38 33-56 50-35 35-71 71-106 106 71 71 141 141 212 212 35-35 71-71 106-106 16-18 32-36 48-54 19-17 39-34 58-52 35-35 71-71 106-106 18-19 35-38 52-57 18-16 36-33 54-49 34-34 69-69 103-103 91 101 173 208 248 322l-127 73c-19 13-38 26-58 39-24 12-48 24-72 36l-129 75c-21 14-42 27-63 41-23 11-45 23-67 34l-130 75c50 87 100 173 150 260l130-75c20-13 40-26 60-40 23-11 46-23 70-35l129-75c22-14 44-27 66-41 21-11 43-23 64-34 43-24 85-49 127-73 61 120 113 246 156 375-47 13-94 26-142 38l-66 23c-26 6-52 11-78 16-49 13-97 26-145 39-24 8-48 16-72 23-24 5-49 11-73 16-49 13-97 26-145 39 26 96 52 193 77 289 49-13 97-25 145-38 23-8 46-15 69-23 25-5 51-11 76-16 49-13 97-26 145-39 25-8 49-15 74-23 24-5 47-11 71-16 47-12 94-25 141-38 28 131 45 266 53 403h-146c-23 2-47 3-70 5-27-2-53-3-80-5h-150c-25 1-50 3-75 4-25-1-50-3-75-4h-150v300h150c24-1 48-3 72-4 26 1 52 3 78 4h150c26-1 51-2 77-3 24 1 49 2 73 3h146c-8 137-25 272-53 403-47-13-94-25-141-38-23-4-46-9-69-13-25-9-51-17-76-26-48-13-97-26-145-39-24-5-49-10-73-15l-72-23c-48-13-96-26-145-39-26 96-51 193-77 290 48 13 96 25 145 38 23 5 47 10 70 15l75 24c48 13 96 26 144 39 25 6 51 11 76 17 23 7 46 15 69 22 48 13 95 25 142 38-43 130-95 255-156 375-42-24-84-48-127-73-21-10-42-20-63-31-22-14-44-29-67-44l-129-75c-23-11-45-23-67-34-21-14-42-27-63-41l-130-75-150 260 130 75c21 11 43 22 64 32 22 15 44 29 66 43l129 75c23 12 46 24 69 36 20 13 41 26 61 39 43 24 85 49 127 73-74 114-157 222-247 322-35-34-69-68-104-103-17-15-35-31-53-46-18-20-35-40-53-60-35-35-71-71-106-106-19-17-37-34-56-50-17-19-33-38-50-56-35-35-71-71-106-106-71 71-141 141-212 212 35 35 71 71 106 106 18 16 36 32 54 48 17 19 34 39 52 58 35 35 71 71 106 106 19 18 38 35 57 52 16 18 33 36 49 54 35 35 69 69 103 104-100 90-208 173-322 247l-73-127c-13-19-26-38-39-58-12-24-24-48-36-72l-75-129c-14-21-27-42-41-63-11-23-23-45-34-67l-75-130-260 150 75 130c13 20 26 40 40 60l35 70 75 129c14 22 27 44 41 66 11 21 23 43 34 64l74 128c-121 61-246 113-376 156-13-48-26-95-38-143l-23-66c-6-26-11-52-16-78-13-49-26-97-39-145l-23-72c-5-24-11-49-16-73-13-49-26-97-39-145l-289 77c13 49 25 97 38 145l23 69c5 25 11 51 16 76 13 49 26 97 39 145 8 25 15 49 23 74 5 24 11 47 16 71 13 47 25 95 38 142-131 28-266 45-403 53v-147c-2-23-3-47-5-70 2-27 3-53 5-80v-150c-1-25-3-50-4-75 1-25 3-50 4-75v-150h-300v150c1 24 3 48 4 72-1 26-3 52-4 78v150c1 26 2 51 3 77-1 24-2 49-3 73v147c-137-8-272-25-403-53zm-34-2496h1195v-299h-1195z">
          <text:p/>
        </draw:path>
        <draw:path draw:style-name="gr3" draw:text-style-name="P1" draw:layer="layout" svg:width="5.391cm" svg:height="5.392cm" svg:x="30.145cm" svg:y="9.852cm" svg:viewBox="0 0 5392 5393" svg:d="m2143 5340c13-47 25-95 38-142 4-23 9-46 13-69 9-25 17-51 26-76 13-48 26-97 39-145 5-24 10-49 15-73l23-72c13-48 26-96 39-145l-290-77-38 145c-5 23-10 47-15 70l-24 75c-13 48-26 96-39 144-6 25-11 51-17 76-7 23-15 46-22 69-13 48-25 95-38 143-130-43-255-95-376-156 25-43 49-85 74-128 10-21 20-42 31-63 14-22 29-44 44-67l75-129c11-23 23-45 34-67 14-21 27-42 41-63l75-130-260-150-75 130c-11 21-22 43-32 64-15 22-29 44-43 66l-75 129c-12 23-24 46-36 69-13 20-26 41-39 61-24 43-49 85-73 127-114-74-222-157-322-247 34-35 68-69 103-104 15-17 31-35 46-53 20-18 40-35 60-53 35-35 71-71 106-106 17-19 34-37 50-56 19-17 38-33 56-50 35-35 71-71 106-106-71-71-141-141-212-212-35 35-71 71-106 106-16 18-32 36-48 54-19 17-39 34-58 52-35 35-71 71-106 106-18 19-35 38-52 57-18 16-36 33-54 49-35 35-69 69-104 103-90-100-173-208-247-322l127-73c19-13 38-26 58-39 24-12 48-24 72-36l129-75c21-14 42-27 63-41 23-11 45-23 67-34l130-75c-50-87-100-173-150-260l-130 75c-20 13-40 26-60 40-23 11-46 23-70 35l-129 75c-22 14-44 27-66 41-21 11-43 23-64 34l-127 73c-61-120-114-245-156-375 47-13 94-26 142-38l66-23c26-6 52-11 78-16 49-13 97-26 145-39 24-8 48-16 72-23 24-5 49-11 73-16 49-13 97-26 145-39-26-96-52-193-77-289-49 13-97 25-145 38-23 8-46 15-69 23-25 5-51 11-76 16-49 13-97 26-145 39-25 8-49 15-74 23-24 5-47 11-71 16-47 12-94 25-141 38-28-131-45-266-53-403h146c23-2 47-3 70-5 27 2 53 3 80 5h150c25-1 50-3 75-4 25 1 50 3 75 4h150v-300h-150c-24 1-48 3-72 4-26-1-52-3-78-4h-150c-26 1-51 2-77 3-24-1-49-2-73-3h-146c8-137 25-272 53-403 47 13 94 25 141 38 23 4 46 9 69 13 25 9 51 17 76 26 48 13 97 26 145 39 24 5 49 10 73 15l72 23c48 13 96 26 145 39 26-96 51-193 77-290-48-13-96-25-145-38-23-5-47-10-70-15l-75-24c-48-13-96-26-144-39-25-6-51-11-76-17-23-7-46-15-69-22-47-13-95-25-142-38 43-130 95-255 156-375l127 73c21 10 42 20 63 31 22 14 44 29 67 44l129 75c23 11 45 23 67 34 21 14 42 27 63 41l130 75 150-260-130-75c-21-11-43-22-64-32-22-15-44-29-66-43l-129-75c-23-12-46-24-69-36-20-13-41-26-61-39l-127-73c75-114 157-221 248-322 34 34 69 69 103 103 17 15 35 31 53 46 18 20 35 40 53 60 35 35 71 71 106 106 19 17 37 34 56 50 17 19 33 38 50 56 35 35 71 71 106 106 71-71 141-141 212-212-35-35-71-71-106-106-18-16-36-32-54-48-17-19-34-39-52-58-35-35-71-71-106-106-19-18-38-35-57-52-16-18-33-36-49-54-34-34-69-69-103-103 101-91 208-173 322-248l73 127c13 19 26 38 39 58 12 24 24 48 36 72l75 129c14 21 27 42 41 63 11 23 23 45 34 67l75 130 260-150-75-130c-13-20-26-40-40-60-11-23-23-46-35-70l-75-129c-14-22-27-44-41-66-11-21-23-43-34-64l-73-127c120-61 246-113 375-156 13 47 26 94 38 142l23 66c6 26 11 52 16 78 13 49 26 97 39 145l23 72c5 24 11 49 16 73 13 49 26 97 39 145l289-77c-13-49-25-97-38-145l-23-69c-5-25-11-51-16-76-13-49-26-97-39-145-8-25-15-49-23-74-5-24-11-47-16-71-12-47-25-94-38-141 131-28 266-45 403-53v146c2 23 3 47 5 70-2 27-3 53-5 80v150c1 25 3 50 4 75-1 25-3 50-4 75v150h300v-150c-1-24-3-48-4-72 1-26 3-52 4-78v-150c-1-26-2-51-3-77 1-24 2-49 3-73v-146c137 8 272 25 403 53-13 47-25 94-38 141-4 23-9 46-13 69-9 25-17 51-26 76-13 48-26 97-39 145-5 24-10 49-15 73l-23 72c-13 48-26 96-39 145l290 77c13-48 25-96 38-145 5-23 10-47 15-70l24-75c13-48 26-96 39-144 6-25 11-51 17-76 7-23 15-46 22-69 13-47 25-95 38-142 130 43 255 95 375 156-24 42-49 84-73 127l-31 63c-14 22-29 44-44 67l-75 129c-11 23-23 45-34 67-14 21-27 42-41 63l-75 130 260 150 75-130c11-21 22-43 32-64 15-22 29-44 43-66l75-129 36-69c13-20 26-41 39-61 24-42 49-85 73-127 114 75 221 157 322 248-34 34-69 69-103 103-15 17-31 35-46 53-20 18-40 35-60 53-35 35-71 71-106 106-17 19-34 37-50 56-19 17-38 33-56 50-35 35-71 71-106 106 71 71 141 141 212 212 35-35 71-71 106-106 16-18 32-36 48-54 19-17 39-34 58-52 35-35 71-71 106-106 18-19 35-38 52-57 18-16 36-33 54-49 34-34 69-69 103-103 91 101 173 208 248 322l-127 73c-19 13-38 26-58 39-24 12-48 24-72 36l-129 75c-21 14-42 27-63 41-23 11-45 23-67 34l-130 75c50 87 100 173 150 260l130-75c20-13 40-26 60-40 23-11 46-23 70-35l129-75c22-14 44-27 66-41 21-11 43-23 64-34 43-24 85-49 127-73 61 120 113 246 156 375-47 13-94 26-142 38l-66 23c-26 6-52 11-78 16-49 13-97 26-145 39-24 8-48 16-72 23-24 5-49 11-73 16-49 13-97 26-145 39 26 96 52 193 77 289 49-13 97-25 145-38 23-8 46-15 69-23 25-5 51-11 76-16 49-13 97-26 145-39 25-8 49-15 74-23 24-5 47-11 71-16 47-12 94-25 141-38 28 131 45 266 53 403h-146c-23 2-47 3-70 5-27-2-53-3-80-5h-150c-25 1-50 3-75 4-25-1-50-3-75-4h-150v300h150c24-1 48-3 72-4 26 1 52 3 78 4h150c26-1 51-2 77-3 24 1 49 2 73 3h146c-8 137-25 272-53 403-47-13-94-25-141-38-23-4-46-9-69-13-25-9-51-17-76-26-48-13-97-26-145-39-24-5-49-10-73-15l-72-23c-48-13-96-26-145-39-26 96-51 193-77 290 48 13 96 25 145 38 23 5 47 10 70 15l75 24c48 13 96 26 144 39 25 6 51 11 76 17 23 7 46 15 69 22 48 13 95 25 142 38-43 130-95 255-156 375-42-24-84-48-127-73-21-10-42-20-63-31-22-14-44-29-67-44l-129-75c-23-11-45-23-67-34-21-14-42-27-63-41l-130-75-150 260 130 75c21 11 43 22 64 32 22 15 44 29 66 43l129 75c23 12 46 24 69 36 20 13 41 26 61 39 43 24 85 49 127 73-74 114-157 222-247 322-35-34-69-68-104-103-17-15-35-31-53-46-18-20-35-40-53-60-35-35-71-71-106-106-19-17-37-34-56-50-17-19-33-38-50-56-35-35-71-71-106-106-71 71-141 141-212 212 35 35 71 71 106 106 18 16 36 32 54 48 17 19 34 39 52 58 35 35 71 71 106 106 19 18 38 35 57 52 16 18 33 36 49 54 35 35 69 69 103 104-100 90-208 173-322 247l-73-127c-13-19-26-38-39-58-12-24-24-48-36-72l-75-129c-14-21-27-42-41-63-11-23-23-45-34-67l-75-130-260 150 75 130c13 20 26 40 40 60l35 70 75 129c14 22 27 44 41 66 11 21 23 43 34 64l74 128c-121 61-246 113-376 156-13-48-26-95-38-143l-23-66c-6-26-11-52-16-78-13-49-26-97-39-145l-23-72c-5-24-11-49-16-73-13-49-26-97-39-145l-289 77c13 49 25 97 38 145l23 69c5 25 11 51 16 76 13 49 26 97 39 145 8 25 15 49 23 74 5 24 11 47 16 71 13 47 25 95 38 142-131 28-266 45-403 53v-147c-2-23-3-47-5-70 2-27 3-53 5-80v-150c-1-25-3-50-4-75 1-25 3-50 4-75v-150h-300v150c1 24 3 48 4 72-1 26-3 52-4 78v150c1 26 2 51 3 77-1 24-2 49-3 73v147c-137-8-272-25-403-53zm-34-2496h1195v-299h-1195z">
          <text:p/>
        </draw:path>
        <draw:path draw:style-name="gr3" draw:text-style-name="P1" draw:layer="layout" svg:width="5.391cm" svg:height="5.392cm" svg:x="29.537cm" svg:y="18.336cm" svg:viewBox="0 0 5392 5393" svg:d="m2143 5340c13-47 25-95 38-142 4-23 9-46 13-69 9-25 17-51 26-76 13-48 26-97 39-145 5-24 10-49 15-73l23-72c13-48 26-96 39-145l-290-77-38 145c-5 23-10 47-15 70l-24 75c-13 48-26 96-39 144-6 25-11 51-17 76-7 23-15 46-22 69-13 48-25 95-38 143-130-43-255-95-376-156 25-43 49-85 74-128 10-21 20-42 31-63 14-22 29-44 44-67l75-129c11-23 23-45 34-67 14-21 27-42 41-63l75-130-260-150-75 130c-11 21-22 43-32 64-15 22-29 44-43 66l-75 129c-12 23-24 46-36 69-13 20-26 41-39 61-24 43-49 85-73 127-114-74-222-157-322-247 34-35 68-69 103-104 15-17 31-35 46-53 20-18 40-35 60-53 35-35 71-71 106-106 17-19 34-37 50-56 19-17 38-33 56-50 35-35 71-71 106-106-71-71-141-141-212-212-35 35-71 71-106 106-16 18-32 36-48 54-19 17-39 34-58 52-35 35-71 71-106 106-18 19-35 38-52 57-18 16-36 33-54 49-35 35-69 69-104 103-90-100-173-208-247-322l127-73c19-13 38-26 58-39 24-12 48-24 72-36l129-75c21-14 42-27 63-41 23-11 45-23 67-34l130-75c-50-87-100-173-150-260l-130 75c-20 13-40 26-60 40-23 11-46 23-70 35l-129 75c-22 14-44 27-66 41-21 11-43 23-64 34l-127 73c-61-120-114-245-156-375 47-13 94-26 142-38l66-23c26-6 52-11 78-16 49-13 97-26 145-39 24-8 48-16 72-23 24-5 49-11 73-16 49-13 97-26 145-39-26-96-52-193-77-289-49 13-97 25-145 38-23 8-46 15-69 23-25 5-51 11-76 16-49 13-97 26-145 39-25 8-49 15-74 23-24 5-47 11-71 16-47 12-94 25-141 38-28-131-45-266-53-403h146c23-2 47-3 70-5 27 2 53 3 80 5h150c25-1 50-3 75-4 25 1 50 3 75 4h150v-300h-150c-24 1-48 3-72 4-26-1-52-3-78-4h-150c-26 1-51 2-77 3-24-1-49-2-73-3h-146c8-137 25-272 53-403 47 13 94 25 141 38 23 4 46 9 69 13 25 9 51 17 76 26 48 13 97 26 145 39 24 5 49 10 73 15l72 23c48 13 96 26 145 39 26-96 51-193 77-290-48-13-96-25-145-38-23-5-47-10-70-15l-75-24c-48-13-96-26-144-39-25-6-51-11-76-17-23-7-46-15-69-22-47-13-95-25-142-38 43-130 95-255 156-375l127 73c21 10 42 20 63 31 22 14 44 29 67 44l129 75c23 11 45 23 67 34 21 14 42 27 63 41l130 75 150-260-130-75c-21-11-43-22-64-32-22-15-44-29-66-43l-129-75c-23-12-46-24-69-36-20-13-41-26-61-39l-127-73c75-114 157-221 248-322 34 34 69 69 103 103 17 15 35 31 53 46 18 20 35 40 53 60 35 35 71 71 106 106 19 17 37 34 56 50 17 19 33 38 50 56 35 35 71 71 106 106 71-71 141-141 212-212-35-35-71-71-106-106-18-16-36-32-54-48-17-19-34-39-52-58-35-35-71-71-106-106-19-18-38-35-57-52-16-18-33-36-49-54-34-34-69-69-103-103 101-91 208-173 322-248l73 127c13 19 26 38 39 58 12 24 24 48 36 72l75 129c14 21 27 42 41 63 11 23 23 45 34 67l75 130 260-150-75-130c-13-20-26-40-40-60-11-23-23-46-35-70l-75-129c-14-22-27-44-41-66-11-21-23-43-34-64l-73-127c120-61 246-113 375-156 13 47 26 94 38 142l23 66c6 26 11 52 16 78 13 49 26 97 39 145l23 72c5 24 11 49 16 73 13 49 26 97 39 145l289-77c-13-49-25-97-38-145l-23-69c-5-25-11-51-16-76-13-49-26-97-39-145-8-25-15-49-23-74-5-24-11-47-16-71-12-47-25-94-38-141 131-28 266-45 403-53v146c2 23 3 47 5 70-2 27-3 53-5 80v150c1 25 3 50 4 75-1 25-3 50-4 75v150h300v-150c-1-24-3-48-4-72 1-26 3-52 4-78v-150c-1-26-2-51-3-77 1-24 2-49 3-73v-146c137 8 272 25 403 53-13 47-25 94-38 141-4 23-9 46-13 69-9 25-17 51-26 76-13 48-26 97-39 145-5 24-10 49-15 73l-23 72c-13 48-26 96-39 145l290 77c13-48 25-96 38-145 5-23 10-47 15-70l24-75c13-48 26-96 39-144 6-25 11-51 17-76 7-23 15-46 22-69 13-47 25-95 38-142 130 43 255 95 375 156-24 42-49 84-73 127l-31 63c-14 22-29 44-44 67l-75 129c-11 23-23 45-34 67-14 21-27 42-41 63l-75 130 260 150 75-130c11-21 22-43 32-64 15-22 29-44 43-66l75-129 36-69c13-20 26-41 39-61 24-42 49-85 73-127 114 75 221 157 322 248-34 34-69 69-103 103-15 17-31 35-46 53-20 18-40 35-60 53-35 35-71 71-106 106-17 19-34 37-50 56-19 17-38 33-56 50-35 35-71 71-106 106 71 71 141 141 212 212 35-35 71-71 106-106 16-18 32-36 48-54 19-17 39-34 58-52 35-35 71-71 106-106 18-19 35-38 52-57 18-16 36-33 54-49 34-34 69-69 103-103 91 101 173 208 248 322l-127 73c-19 13-38 26-58 39-24 12-48 24-72 36l-129 75c-21 14-42 27-63 41-23 11-45 23-67 34l-130 75c50 87 100 173 150 260l130-75c20-13 40-26 60-40 23-11 46-23 70-35l129-75c22-14 44-27 66-41 21-11 43-23 64-34 43-24 85-49 127-73 61 120 113 246 156 375-47 13-94 26-142 38l-66 23c-26 6-52 11-78 16-49 13-97 26-145 39-24 8-48 16-72 23-24 5-49 11-73 16-49 13-97 26-145 39 26 96 52 193 77 289 49-13 97-25 145-38 23-8 46-15 69-23 25-5 51-11 76-16 49-13 97-26 145-39 25-8 49-15 74-23 24-5 47-11 71-16 47-12 94-25 141-38 28 131 45 266 53 403h-146c-23 2-47 3-70 5-27-2-53-3-80-5h-150c-25 1-50 3-75 4-25-1-50-3-75-4h-150v300h150c24-1 48-3 72-4 26 1 52 3 78 4h150c26-1 51-2 77-3 24 1 49 2 73 3h146c-8 137-25 272-53 403-47-13-94-25-141-38-23-4-46-9-69-13-25-9-51-17-76-26-48-13-97-26-145-39-24-5-49-10-73-15l-72-23c-48-13-96-26-145-39-26 96-51 193-77 290 48 13 96 25 145 38 23 5 47 10 70 15l75 24c48 13 96 26 144 39 25 6 51 11 76 17 23 7 46 15 69 22 48 13 95 25 142 38-43 130-95 255-156 375-42-24-84-48-127-73-21-10-42-20-63-31-22-14-44-29-67-44l-129-75c-23-11-45-23-67-34-21-14-42-27-63-41l-130-75-150 260 130 75c21 11 43 22 64 32 22 15 44 29 66 43l129 75c23 12 46 24 69 36 20 13 41 26 61 39 43 24 85 49 127 73-74 114-157 222-247 322-35-34-69-68-104-103-17-15-35-31-53-46-18-20-35-40-53-60-35-35-71-71-106-106-19-17-37-34-56-50-17-19-33-38-50-56-35-35-71-71-106-106-71 71-141 141-212 212 35 35 71 71 106 106 18 16 36 32 54 48 17 19 34 39 52 58 35 35 71 71 106 106 19 18 38 35 57 52 16 18 33 36 49 54 35 35 69 69 103 104-100 90-208 173-322 247l-73-127c-13-19-26-38-39-58-12-24-24-48-36-72l-75-129c-14-21-27-42-41-63-11-23-23-45-34-67l-75-130-260 150 75 130c13 20 26 40 40 60l35 70 75 129c14 22 27 44 41 66 11 21 23 43 34 64l74 128c-121 61-246 113-376 156-13-48-26-95-38-143l-23-66c-6-26-11-52-16-78-13-49-26-97-39-145l-23-72c-5-24-11-49-16-73-13-49-26-97-39-145l-289 77c13 49 25 97 38 145l23 69c5 25 11 51 16 76 13 49 26 97 39 145 8 25 15 49 23 74 5 24 11 47 16 71 13 47 25 95 38 142-131 28-266 45-403 53v-147c-2-23-3-47-5-70 2-27 3-53 5-80v-150c-1-25-3-50-4-75 1-25 3-50 4-75v-150h-300v150c1 24 3 48 4 72-1 26-3 52-4 78v150c1 26 2 51 3 77-1 24-2 49-3 73v147c-137-8-272-25-403-53zm-34-2496h1195v-299h-1195z">
          <text:p/>
        </draw:path>
        <draw:path draw:style-name="gr3" draw:text-style-name="P1" draw:layer="layout" svg:width="5.391cm" svg:height="5.392cm" svg:x="33.182cm" svg:y="14.332cm" svg:viewBox="0 0 5392 5393" svg:d="m2143 5340c13-47 25-95 38-142 4-23 9-46 13-69 9-25 17-51 26-76 13-48 26-97 39-145 5-24 10-49 15-73l23-72c13-48 26-96 39-145l-290-77-38 145c-5 23-10 47-15 70l-24 75c-13 48-26 96-39 144-6 25-11 51-17 76-7 23-15 46-22 69-13 48-25 95-38 143-130-43-255-95-376-156 25-43 49-85 74-128 10-21 20-42 31-63 14-22 29-44 44-67l75-129c11-23 23-45 34-67 14-21 27-42 41-63l75-130-260-150-75 130c-11 21-22 43-32 64-15 22-29 44-43 66l-75 129c-12 23-24 46-36 69-13 20-26 41-39 61-24 43-49 85-73 127-114-74-222-157-322-247 34-35 68-69 103-104 15-17 31-35 46-53 20-18 40-35 60-53 35-35 71-71 106-106 17-19 34-37 50-56 19-17 38-33 56-50 35-35 71-71 106-106-71-71-141-141-212-212-35 35-71 71-106 106-16 18-32 36-48 54-19 17-39 34-58 52-35 35-71 71-106 106-18 19-35 38-52 57-18 16-36 33-54 49-35 35-69 69-104 103-90-100-173-208-247-322l127-73c19-13 38-26 58-39 24-12 48-24 72-36l129-75c21-14 42-27 63-41 23-11 45-23 67-34l130-75c-50-87-100-173-150-260l-130 75c-20 13-40 26-60 40-23 11-46 23-70 35l-129 75c-22 14-44 27-66 41-21 11-43 23-64 34l-127 73c-61-120-114-245-156-375 47-13 94-26 142-38l66-23c26-6 52-11 78-16 49-13 97-26 145-39 24-8 48-16 72-23 24-5 49-11 73-16 49-13 97-26 145-39-26-96-52-193-77-289-49 13-97 25-145 38-23 8-46 15-69 23-25 5-51 11-76 16-49 13-97 26-145 39-25 8-49 15-74 23-24 5-47 11-71 16-47 12-94 25-141 38-28-131-45-266-53-403h146c23-2 47-3 70-5 27 2 53 3 80 5h150c25-1 50-3 75-4 25 1 50 3 75 4h150v-300h-150c-24 1-48 3-72 4-26-1-52-3-78-4h-150c-26 1-51 2-77 3-24-1-49-2-73-3h-146c8-137 25-272 53-403 47 13 94 25 141 38 23 4 46 9 69 13 25 9 51 17 76 26 48 13 97 26 145 39 24 5 49 10 73 15l72 23c48 13 96 26 145 39 26-96 51-193 77-290-48-13-96-25-145-38-23-5-47-10-70-15l-75-24c-48-13-96-26-144-39-25-6-51-11-76-17-23-7-46-15-69-22-47-13-95-25-142-38 43-130 95-255 156-375l127 73c21 10 42 20 63 31 22 14 44 29 67 44l129 75c23 11 45 23 67 34 21 14 42 27 63 41l130 75 150-260-130-75c-21-11-43-22-64-32-22-15-44-29-66-43l-129-75c-23-12-46-24-69-36-20-13-41-26-61-39l-127-73c75-114 157-221 248-322 34 34 69 69 103 103 17 15 35 31 53 46 18 20 35 40 53 60 35 35 71 71 106 106 19 17 37 34 56 50 17 19 33 38 50 56 35 35 71 71 106 106 71-71 141-141 212-212-35-35-71-71-106-106-18-16-36-32-54-48-17-19-34-39-52-58-35-35-71-71-106-106-19-18-38-35-57-52-16-18-33-36-49-54-34-34-69-69-103-103 101-91 208-173 322-248l73 127c13 19 26 38 39 58 12 24 24 48 36 72l75 129c14 21 27 42 41 63 11 23 23 45 34 67l75 130 260-150-75-130c-13-20-26-40-40-60-11-23-23-46-35-70l-75-129c-14-22-27-44-41-66-11-21-23-43-34-64l-73-127c120-61 246-113 375-156 13 47 26 94 38 142l23 66c6 26 11 52 16 78 13 49 26 97 39 145l23 72c5 24 11 49 16 73 13 49 26 97 39 145l289-77c-13-49-25-97-38-145l-23-69c-5-25-11-51-16-76-13-49-26-97-39-145-8-25-15-49-23-74-5-24-11-47-16-71-12-47-25-94-38-141 131-28 266-45 403-53v146c2 23 3 47 5 70-2 27-3 53-5 80v150c1 25 3 50 4 75-1 25-3 50-4 75v150h300v-150c-1-24-3-48-4-72 1-26 3-52 4-78v-150c-1-26-2-51-3-77 1-24 2-49 3-73v-146c137 8 272 25 403 53-13 47-25 94-38 141-4 23-9 46-13 69-9 25-17 51-26 76-13 48-26 97-39 145-5 24-10 49-15 73l-23 72c-13 48-26 96-39 145l290 77c13-48 25-96 38-145 5-23 10-47 15-70l24-75c13-48 26-96 39-144 6-25 11-51 17-76 7-23 15-46 22-69 13-47 25-95 38-142 130 43 255 95 375 156-24 42-49 84-73 127l-31 63c-14 22-29 44-44 67l-75 129c-11 23-23 45-34 67-14 21-27 42-41 63l-75 130 260 150 75-130c11-21 22-43 32-64 15-22 29-44 43-66l75-129 36-69c13-20 26-41 39-61 24-42 49-85 73-127 114 75 221 157 322 248-34 34-69 69-103 103-15 17-31 35-46 53-20 18-40 35-60 53-35 35-71 71-106 106-17 19-34 37-50 56-19 17-38 33-56 50-35 35-71 71-106 106 71 71 141 141 212 212 35-35 71-71 106-106 16-18 32-36 48-54 19-17 39-34 58-52 35-35 71-71 106-106 18-19 35-38 52-57 18-16 36-33 54-49 34-34 69-69 103-103 91 101 173 208 248 322l-127 73c-19 13-38 26-58 39-24 12-48 24-72 36l-129 75c-21 14-42 27-63 41-23 11-45 23-67 34l-130 75c50 87 100 173 150 260l130-75c20-13 40-26 60-40 23-11 46-23 70-35l129-75c22-14 44-27 66-41 21-11 43-23 64-34 43-24 85-49 127-73 61 120 113 246 156 375-47 13-94 26-142 38l-66 23c-26 6-52 11-78 16-49 13-97 26-145 39-24 8-48 16-72 23-24 5-49 11-73 16-49 13-97 26-145 39 26 96 52 193 77 289 49-13 97-25 145-38 23-8 46-15 69-23 25-5 51-11 76-16 49-13 97-26 145-39 25-8 49-15 74-23 24-5 47-11 71-16 47-12 94-25 141-38 28 131 45 266 53 403h-146c-23 2-47 3-70 5-27-2-53-3-80-5h-150c-25 1-50 3-75 4-25-1-50-3-75-4h-150v300h150c24-1 48-3 72-4 26 1 52 3 78 4h150c26-1 51-2 77-3 24 1 49 2 73 3h146c-8 137-25 272-53 403-47-13-94-25-141-38-23-4-46-9-69-13-25-9-51-17-76-26-48-13-97-26-145-39-24-5-49-10-73-15l-72-23c-48-13-96-26-145-39-26 96-51 193-77 290 48 13 96 25 145 38 23 5 47 10 70 15l75 24c48 13 96 26 144 39 25 6 51 11 76 17 23 7 46 15 69 22 48 13 95 25 142 38-43 130-95 255-156 375-42-24-84-48-127-73-21-10-42-20-63-31-22-14-44-29-67-44l-129-75c-23-11-45-23-67-34-21-14-42-27-63-41l-130-75-150 260 130 75c21 11 43 22 64 32 22 15 44 29 66 43l129 75c23 12 46 24 69 36 20 13 41 26 61 39 43 24 85 49 127 73-74 114-157 222-247 322-35-34-69-68-104-103-17-15-35-31-53-46-18-20-35-40-53-60-35-35-71-71-106-106-19-17-37-34-56-50-17-19-33-38-50-56-35-35-71-71-106-106-71 71-141 141-212 212 35 35 71 71 106 106 18 16 36 32 54 48 17 19 34 39 52 58 35 35 71 71 106 106 19 18 38 35 57 52 16 18 33 36 49 54 35 35 69 69 103 104-100 90-208 173-322 247l-73-127c-13-19-26-38-39-58-12-24-24-48-36-72l-75-129c-14-21-27-42-41-63-11-23-23-45-34-67l-75-130-260 150 75 130c13 20 26 40 40 60l35 70 75 129c14 22 27 44 41 66 11 21 23 43 34 64l74 128c-121 61-246 113-376 156-13-48-26-95-38-143l-23-66c-6-26-11-52-16-78-13-49-26-97-39-145l-23-72c-5-24-11-49-16-73-13-49-26-97-39-145l-289 77c13 49 25 97 38 145l23 69c5 25 11 51 16 76 13 49 26 97 39 145 8 25 15 49 23 74 5 24 11 47 16 71 13 47 25 95 38 142-131 28-266 45-403 53v-147c-2-23-3-47-5-70 2-27 3-53 5-80v-150c-1-25-3-50-4-75 1-25 3-50 4-75v-150h-300v150c1 24 3 48 4 72-1 26-3 52-4 78v150c1 26 2 51 3 77-1 24-2 49-3 73v147c-137-8-272-25-403-53zm-34-2496h1195v-299h-1195z">
          <text:p/>
        </draw:path>
        <draw:path draw:style-name="gr3" draw:text-style-name="P1" draw:layer="layout" svg:width="5.391cm" svg:height="5.392cm" svg:x="34.833cm" svg:y="19.454cm" svg:viewBox="0 0 5392 5393" svg:d="m2143 5340c13-47 25-95 38-142 4-23 9-46 13-69 9-25 17-51 26-76 13-48 26-97 39-145 5-24 10-49 15-73l23-72c13-48 26-96 39-145l-290-77-38 145c-5 23-10 47-15 70l-24 75c-13 48-26 96-39 144-6 25-11 51-17 76-7 23-15 46-22 69-13 48-25 95-38 143-130-43-255-95-376-156 25-43 49-85 74-128 10-21 20-42 31-63 14-22 29-44 44-67l75-129c11-23 23-45 34-67 14-21 27-42 41-63l75-130-260-150-75 130c-11 21-22 43-32 64-15 22-29 44-43 66l-75 129c-12 23-24 46-36 69-13 20-26 41-39 61-24 43-49 85-73 127-114-74-222-157-322-247 34-35 68-69 103-104 15-17 31-35 46-53 20-18 40-35 60-53 35-35 71-71 106-106 17-19 34-37 50-56 19-17 38-33 56-50 35-35 71-71 106-106-71-71-141-141-212-212-35 35-71 71-106 106-16 18-32 36-48 54-19 17-39 34-58 52-35 35-71 71-106 106-18 19-35 38-52 57-18 16-36 33-54 49-35 35-69 69-104 103-90-100-173-208-247-322l127-73c19-13 38-26 58-39 24-12 48-24 72-36l129-75c21-14 42-27 63-41 23-11 45-23 67-34l130-75c-50-87-100-173-150-260l-130 75c-20 13-40 26-60 40-23 11-46 23-70 35l-129 75c-22 14-44 27-66 41-21 11-43 23-64 34l-127 73c-61-120-114-245-156-375 47-13 94-26 142-38l66-23c26-6 52-11 78-16 49-13 97-26 145-39 24-8 48-16 72-23 24-5 49-11 73-16 49-13 97-26 145-39-26-96-52-193-77-289-49 13-97 25-145 38-23 8-46 15-69 23-25 5-51 11-76 16-49 13-97 26-145 39-25 8-49 15-74 23-24 5-47 11-71 16-47 12-94 25-141 38-28-131-45-266-53-403h146c23-2 47-3 70-5 27 2 53 3 80 5h150c25-1 50-3 75-4 25 1 50 3 75 4h150v-300h-150c-24 1-48 3-72 4-26-1-52-3-78-4h-150c-26 1-51 2-77 3-24-1-49-2-73-3h-146c8-137 25-272 53-403 47 13 94 25 141 38 23 4 46 9 69 13 25 9 51 17 76 26 48 13 97 26 145 39 24 5 49 10 73 15l72 23c48 13 96 26 145 39 26-96 51-193 77-290-48-13-96-25-145-38-23-5-47-10-70-15l-75-24c-48-13-96-26-144-39-25-6-51-11-76-17-23-7-46-15-69-22-47-13-95-25-142-38 43-130 95-255 156-375l127 73c21 10 42 20 63 31 22 14 44 29 67 44l129 75c23 11 45 23 67 34 21 14 42 27 63 41l130 75 150-260-130-75c-21-11-43-22-64-32-22-15-44-29-66-43l-129-75c-23-12-46-24-69-36-20-13-41-26-61-39l-127-73c75-114 157-221 248-322 34 34 69 69 103 103 17 15 35 31 53 46 18 20 35 40 53 60 35 35 71 71 106 106 19 17 37 34 56 50 17 19 33 38 50 56 35 35 71 71 106 106 71-71 141-141 212-212-35-35-71-71-106-106-18-16-36-32-54-48-17-19-34-39-52-58-35-35-71-71-106-106-19-18-38-35-57-52-16-18-33-36-49-54-34-34-69-69-103-103 101-91 208-173 322-248l73 127c13 19 26 38 39 58 12 24 24 48 36 72l75 129c14 21 27 42 41 63 11 23 23 45 34 67l75 130 260-150-75-130c-13-20-26-40-40-60-11-23-23-46-35-70l-75-129c-14-22-27-44-41-66-11-21-23-43-34-64l-73-127c120-61 246-113 375-156 13 47 26 94 38 142l23 66c6 26 11 52 16 78 13 49 26 97 39 145l23 72c5 24 11 49 16 73 13 49 26 97 39 145l289-77c-13-49-25-97-38-145l-23-69c-5-25-11-51-16-76-13-49-26-97-39-145-8-25-15-49-23-74-5-24-11-47-16-71-12-47-25-94-38-141 131-28 266-45 403-53v146c2 23 3 47 5 70-2 27-3 53-5 80v150c1 25 3 50 4 75-1 25-3 50-4 75v150h300v-150c-1-24-3-48-4-72 1-26 3-52 4-78v-150c-1-26-2-51-3-77 1-24 2-49 3-73v-146c137 8 272 25 403 53-13 47-25 94-38 141-4 23-9 46-13 69-9 25-17 51-26 76-13 48-26 97-39 145-5 24-10 49-15 73l-23 72c-13 48-26 96-39 145l290 77c13-48 25-96 38-145 5-23 10-47 15-70l24-75c13-48 26-96 39-144 6-25 11-51 17-76 7-23 15-46 22-69 13-47 25-95 38-142 130 43 255 95 375 156-24 42-49 84-73 127l-31 63c-14 22-29 44-44 67l-75 129c-11 23-23 45-34 67-14 21-27 42-41 63l-75 130 260 150 75-130c11-21 22-43 32-64 15-22 29-44 43-66l75-129 36-69c13-20 26-41 39-61 24-42 49-85 73-127 114 75 221 157 322 248-34 34-69 69-103 103-15 17-31 35-46 53-20 18-40 35-60 53-35 35-71 71-106 106-17 19-34 37-50 56-19 17-38 33-56 50-35 35-71 71-106 106 71 71 141 141 212 212 35-35 71-71 106-106 16-18 32-36 48-54 19-17 39-34 58-52 35-35 71-71 106-106 18-19 35-38 52-57 18-16 36-33 54-49 34-34 69-69 103-103 91 101 173 208 248 322l-127 73c-19 13-38 26-58 39-24 12-48 24-72 36l-129 75c-21 14-42 27-63 41-23 11-45 23-67 34l-130 75c50 87 100 173 150 260l130-75c20-13 40-26 60-40 23-11 46-23 70-35l129-75c22-14 44-27 66-41 21-11 43-23 64-34 43-24 85-49 127-73 61 120 113 246 156 375-47 13-94 26-142 38l-66 23c-26 6-52 11-78 16-49 13-97 26-145 39-24 8-48 16-72 23-24 5-49 11-73 16-49 13-97 26-145 39 26 96 52 193 77 289 49-13 97-25 145-38 23-8 46-15 69-23 25-5 51-11 76-16 49-13 97-26 145-39 25-8 49-15 74-23 24-5 47-11 71-16 47-12 94-25 141-38 28 131 45 266 53 403h-146c-23 2-47 3-70 5-27-2-53-3-80-5h-150c-25 1-50 3-75 4-25-1-50-3-75-4h-150v300h150c24-1 48-3 72-4 26 1 52 3 78 4h150c26-1 51-2 77-3 24 1 49 2 73 3h146c-8 137-25 272-53 403-47-13-94-25-141-38-23-4-46-9-69-13-25-9-51-17-76-26-48-13-97-26-145-39-24-5-49-10-73-15l-72-23c-48-13-96-26-145-39-26 96-51 193-77 290 48 13 96 25 145 38 23 5 47 10 70 15l75 24c48 13 96 26 144 39 25 6 51 11 76 17 23 7 46 15 69 22 48 13 95 25 142 38-43 130-95 255-156 375-42-24-84-48-127-73-21-10-42-20-63-31-22-14-44-29-67-44l-129-75c-23-11-45-23-67-34-21-14-42-27-63-41l-130-75-150 260 130 75c21 11 43 22 64 32 22 15 44 29 66 43l129 75c23 12 46 24 69 36 20 13 41 26 61 39 43 24 85 49 127 73-74 114-157 222-247 322-35-34-69-68-104-103-17-15-35-31-53-46-18-20-35-40-53-60-35-35-71-71-106-106-19-17-37-34-56-50-17-19-33-38-50-56-35-35-71-71-106-106-71 71-141 141-212 212 35 35 71 71 106 106 18 16 36 32 54 48 17 19 34 39 52 58 35 35 71 71 106 106 19 18 38 35 57 52 16 18 33 36 49 54 35 35 69 69 103 104-100 90-208 173-322 247l-73-127c-13-19-26-38-39-58-12-24-24-48-36-72l-75-129c-14-21-27-42-41-63-11-23-23-45-34-67l-75-130-260 150 75 130c13 20 26 40 40 60l35 70 75 129c14 22 27 44 41 66 11 21 23 43 34 64l74 128c-121 61-246 113-376 156-13-48-26-95-38-143l-23-66c-6-26-11-52-16-78-13-49-26-97-39-145l-23-72c-5-24-11-49-16-73-13-49-26-97-39-145l-289 77c13 49 25 97 38 145l23 69c5 25 11 51 16 76 13 49 26 97 39 145 8 25 15 49 23 74 5 24 11 47 16 71 13 47 25 95 38 142-131 28-266 45-403 53v-147c-2-23-3-47-5-70 2-27 3-53 5-80v-150c-1-25-3-50-4-75 1-25 3-50 4-75v-150h-300v150c1 24 3 48 4 72-1 26-3 52-4 78v150c1 26 2 51 3 77-1 24-2 49-3 73v147c-137-8-272-25-403-53zm-34-2496h1195v-299h-1195z">
          <text:p/>
        </draw:path>
        <draw:path draw:style-name="gr3" draw:text-style-name="P1" draw:layer="layout" svg:width="5.391cm" svg:height="5.392cm" svg:x="29.467cm" svg:y="1.389cm" svg:viewBox="0 0 5392 5393" svg:d="m2143 5340c13-47 25-95 38-142 4-23 9-46 13-69 9-25 17-51 26-76 13-48 26-97 39-145 5-24 10-49 15-73l23-72c13-48 26-96 39-145l-290-77-38 145c-5 23-10 47-15 70l-24 75c-13 48-26 96-39 144-6 25-11 51-17 76-7 23-15 46-22 69-13 48-25 95-38 143-130-43-255-95-376-156 25-43 49-85 74-128 10-21 20-42 31-63 14-22 29-44 44-67l75-129c11-23 23-45 34-67 14-21 27-42 41-63l75-130-260-150-75 130c-11 21-22 43-32 64-15 22-29 44-43 66l-75 129c-12 23-24 46-36 69-13 20-26 41-39 61-24 43-49 85-73 127-114-74-222-157-322-247 34-35 68-69 103-104 15-17 31-35 46-53 20-18 40-35 60-53 35-35 71-71 106-106 17-19 34-37 50-56 19-17 38-33 56-50 35-35 71-71 106-106-71-71-141-141-212-212-35 35-71 71-106 106-16 18-32 36-48 54-19 17-39 34-58 52-35 35-71 71-106 106-18 19-35 38-52 57-18 16-36 33-54 49-35 35-69 69-104 103-90-100-173-208-247-322l127-73c19-13 38-26 58-39 24-12 48-24 72-36l129-75c21-14 42-27 63-41 23-11 45-23 67-34l130-75c-50-87-100-173-150-260l-130 75c-20 13-40 26-60 40-23 11-46 23-70 35l-129 75c-22 14-44 27-66 41-21 11-43 23-64 34l-127 73c-61-120-114-245-156-375 47-13 94-26 142-38l66-23c26-6 52-11 78-16 49-13 97-26 145-39 24-8 48-16 72-23 24-5 49-11 73-16 49-13 97-26 145-39-26-96-52-193-77-289-49 13-97 25-145 38-23 8-46 15-69 23-25 5-51 11-76 16-49 13-97 26-145 39-25 8-49 15-74 23-24 5-47 11-71 16-47 12-94 25-141 38-28-131-45-266-53-403h146c23-2 47-3 70-5 27 2 53 3 80 5h150c25-1 50-3 75-4 25 1 50 3 75 4h150v-300h-150c-24 1-48 3-72 4-26-1-52-3-78-4h-150c-26 1-51 2-77 3-24-1-49-2-73-3h-146c8-137 25-272 53-403 47 13 94 25 141 38 23 4 46 9 69 13 25 9 51 17 76 26 48 13 97 26 145 39 24 5 49 10 73 15l72 23c48 13 96 26 145 39 26-96 51-193 77-290-48-13-96-25-145-38-23-5-47-10-70-15l-75-24c-48-13-96-26-144-39-25-6-51-11-76-17-23-7-46-15-69-22-47-13-95-25-142-38 43-130 95-255 156-375l127 73c21 10 42 20 63 31 22 14 44 29 67 44l129 75c23 11 45 23 67 34 21 14 42 27 63 41l130 75 150-260-130-75c-21-11-43-22-64-32-22-15-44-29-66-43l-129-75c-23-12-46-24-69-36-20-13-41-26-61-39l-127-73c75-114 157-221 248-322 34 34 69 69 103 103 17 15 35 31 53 46 18 20 35 40 53 60 35 35 71 71 106 106 19 17 37 34 56 50 17 19 33 38 50 56 35 35 71 71 106 106 71-71 141-141 212-212-35-35-71-71-106-106-18-16-36-32-54-48-17-19-34-39-52-58-35-35-71-71-106-106-19-18-38-35-57-52-16-18-33-36-49-54-34-34-69-69-103-103 101-91 208-173 322-248l73 127c13 19 26 38 39 58 12 24 24 48 36 72l75 129c14 21 27 42 41 63 11 23 23 45 34 67l75 130 260-150-75-130c-13-20-26-40-40-60-11-23-23-46-35-70l-75-129c-14-22-27-44-41-66-11-21-23-43-34-64l-73-127c120-61 246-113 375-156 13 47 26 94 38 142l23 66c6 26 11 52 16 78 13 49 26 97 39 145l23 72c5 24 11 49 16 73 13 49 26 97 39 145l289-77c-13-49-25-97-38-145l-23-69c-5-25-11-51-16-76-13-49-26-97-39-145-8-25-15-49-23-74-5-24-11-47-16-71-12-47-25-94-38-141 131-28 266-45 403-53v146c2 23 3 47 5 70-2 27-3 53-5 80v150c1 25 3 50 4 75-1 25-3 50-4 75v150h300v-150c-1-24-3-48-4-72 1-26 3-52 4-78v-150c-1-26-2-51-3-77 1-24 2-49 3-73v-146c137 8 272 25 403 53-13 47-25 94-38 141-4 23-9 46-13 69-9 25-17 51-26 76-13 48-26 97-39 145-5 24-10 49-15 73l-23 72c-13 48-26 96-39 145l290 77c13-48 25-96 38-145 5-23 10-47 15-70l24-75c13-48 26-96 39-144 6-25 11-51 17-76 7-23 15-46 22-69 13-47 25-95 38-142 130 43 255 95 375 156-24 42-49 84-73 127l-31 63c-14 22-29 44-44 67l-75 129c-11 23-23 45-34 67-14 21-27 42-41 63l-75 130 260 150 75-130c11-21 22-43 32-64 15-22 29-44 43-66l75-129 36-69c13-20 26-41 39-61 24-42 49-85 73-127 114 75 221 157 322 248-34 34-69 69-103 103-15 17-31 35-46 53-20 18-40 35-60 53-35 35-71 71-106 106-17 19-34 37-50 56-19 17-38 33-56 50-35 35-71 71-106 106 71 71 141 141 212 212 35-35 71-71 106-106 16-18 32-36 48-54 19-17 39-34 58-52 35-35 71-71 106-106 18-19 35-38 52-57 18-16 36-33 54-49 34-34 69-69 103-103 91 101 173 208 248 322l-127 73c-19 13-38 26-58 39-24 12-48 24-72 36l-129 75c-21 14-42 27-63 41-23 11-45 23-67 34l-130 75c50 87 100 173 150 260l130-75c20-13 40-26 60-40 23-11 46-23 70-35l129-75c22-14 44-27 66-41 21-11 43-23 64-34 43-24 85-49 127-73 61 120 113 246 156 375-47 13-94 26-142 38l-66 23c-26 6-52 11-78 16-49 13-97 26-145 39-24 8-48 16-72 23-24 5-49 11-73 16-49 13-97 26-145 39 26 96 52 193 77 289 49-13 97-25 145-38 23-8 46-15 69-23 25-5 51-11 76-16 49-13 97-26 145-39 25-8 49-15 74-23 24-5 47-11 71-16 47-12 94-25 141-38 28 131 45 266 53 403h-146c-23 2-47 3-70 5-27-2-53-3-80-5h-150c-25 1-50 3-75 4-25-1-50-3-75-4h-150v300h150c24-1 48-3 72-4 26 1 52 3 78 4h150c26-1 51-2 77-3 24 1 49 2 73 3h146c-8 137-25 272-53 403-47-13-94-25-141-38-23-4-46-9-69-13-25-9-51-17-76-26-48-13-97-26-145-39-24-5-49-10-73-15l-72-23c-48-13-96-26-145-39-26 96-51 193-77 290 48 13 96 25 145 38 23 5 47 10 70 15l75 24c48 13 96 26 144 39 25 6 51 11 76 17 23 7 46 15 69 22 48 13 95 25 142 38-43 130-95 255-156 375-42-24-84-48-127-73-21-10-42-20-63-31-22-14-44-29-67-44l-129-75c-23-11-45-23-67-34-21-14-42-27-63-41l-130-75-150 260 130 75c21 11 43 22 64 32 22 15 44 29 66 43l129 75c23 12 46 24 69 36 20 13 41 26 61 39 43 24 85 49 127 73-74 114-157 222-247 322-35-34-69-68-104-103-17-15-35-31-53-46-18-20-35-40-53-60-35-35-71-71-106-106-19-17-37-34-56-50-17-19-33-38-50-56-35-35-71-71-106-106-71 71-141 141-212 212 35 35 71 71 106 106 18 16 36 32 54 48 17 19 34 39 52 58 35 35 71 71 106 106 19 18 38 35 57 52 16 18 33 36 49 54 35 35 69 69 103 104-100 90-208 173-322 247l-73-127c-13-19-26-38-39-58-12-24-24-48-36-72l-75-129c-14-21-27-42-41-63-11-23-23-45-34-67l-75-130-260 150 75 130c13 20 26 40 40 60l35 70 75 129c14 22 27 44 41 66 11 21 23 43 34 64l74 128c-121 61-246 113-376 156-13-48-26-95-38-143l-23-66c-6-26-11-52-16-78-13-49-26-97-39-145l-23-72c-5-24-11-49-16-73-13-49-26-97-39-145l-289 77c13 49 25 97 38 145l23 69c5 25 11 51 16 76 13 49 26 97 39 145 8 25 15 49 23 74 5 24 11 47 16 71 13 47 25 95 38 142-131 28-266 45-403 53v-147c-2-23-3-47-5-70 2-27 3-53 5-80v-150c-1-25-3-50-4-75 1-25 3-50 4-75v-150h-300v150c1 24 3 48 4 72-1 26-3 52-4 78v150c1 26 2 51 3 77-1 24-2 49-3 73v147c-137-8-272-25-403-53zm-34-2496h1195v-299h-1195z">
          <text:p/>
        </draw:path>
        <draw:path draw:style-name="gr4" draw:text-style-name="P1" draw:layer="layout" svg:width="1.799cm" svg:height="2.099cm" svg:x="33.67cm" svg:y="0.288cm" svg:viewBox="0 0 1800 2100" svg:d="m300 750h19c-12-48-19-98-19-150 0-331 269-600 600-600s600 269 600 600c0 52-7 102-19 150h19v450h300l-300 300c0 331-269 600-600 600s-600-269-600-600l-300-300h300zm600-300c166 0 300-134 300-300s-134-300-300-300-300 134-300 300 134 300 300 300zm0 900c166 0 300-134 300-300s-134-300-300-300-300 134-300 300 134 300 300 300z">
          <text:p/>
        </draw:path>
        <draw:path draw:style-name="gr4" draw:text-style-name="P1" draw:layer="layout" svg:width="1.799cm" svg:height="2.099cm" svg:x="31.58cm" svg:y="6.78cm" svg:viewBox="0 0 1800 2100" svg:d="m300 750h19c-12-48-19-98-19-150 0-331 269-600 600-600s600 269 600 600c0 52-7 102-19 150h19v450h300l-300 300c0 331-269 600-600 600s-600-269-600-600l-300-300h300zm600-300c166 0 300-134 300-300s-134-300-300-300-300 134-300 300 134 300 300 300zm0 900c166 0 300-134 300-300s-134-300-300-300-300 134-300 300 134 300 300 300z">
          <text:p/>
        </draw:path>
        <draw:path draw:style-name="gr4" draw:text-style-name="P1" draw:layer="layout" svg:width="1.799cm" svg:height="2.099cm" svg:x="34.821cm" svg:y="1.636cm" svg:viewBox="0 0 1800 2100" svg:d="m300 750h19c-12-48-19-98-19-150 0-331 269-600 600-600s600 269 600 600c0 52-7 102-19 150h19v450h300l-300 300c0 331-269 600-600 600s-600-269-600-600l-300-300h300zm600-300c166 0 300-134 300-300s-134-300-300-300-300 134-300 300 134 300 300 300zm0 900c166 0 300-134 300-300s-134-300-300-300-300 134-300 300 134 300 300 300z">
          <text:p/>
        </draw:path>
        <draw:path draw:style-name="gr4" draw:text-style-name="P1" draw:layer="layout" svg:width="1.799cm" svg:height="2.099cm" svg:x="35.985cm" svg:y="0.313cm" svg:viewBox="0 0 1800 2100" svg:d="m300 750h19c-12-48-19-98-19-150 0-331 269-600 600-600s600 269 600 600c0 52-7 102-19 150h19v450h300l-300 300c0 331-269 600-600 600s-600-269-600-600l-300-300h300zm600-300c166 0 300-134 300-300s-134-300-300-300-300 134-300 300 134 300 300 300zm0 900c166 0 300-134 300-300s-134-300-300-300-300 134-300 300 134 300 300 300z">
          <text:p/>
        </draw:path>
        <draw:path draw:style-name="gr4" draw:text-style-name="P1" draw:layer="layout" svg:width="1.799cm" svg:height="2.099cm" svg:x="37.242cm" svg:y="1.463cm" svg:viewBox="0 0 1800 2100" svg:d="m300 750h19c-12-48-19-98-19-150 0-331 269-600 600-600s600 269 600 600c0 52-7 102-19 150h19v450h300l-300 300c0 331-269 600-600 600s-600-269-600-600l-300-300h300zm600-300c166 0 300-134 300-300s-134-300-300-300-300 134-300 300 134 300 300 300zm0 900c166 0 300-134 300-300s-134-300-300-300-300 134-300 300 134 300 300 300z">
          <text:p/>
        </draw:path>
        <draw:path draw:style-name="gr4" draw:text-style-name="P1" draw:layer="layout" svg:width="1.799cm" svg:height="2.099cm" svg:x="38.432cm" svg:y="0.26cm" svg:viewBox="0 0 1800 2100" svg:d="m300 750h19c-12-48-19-98-19-150 0-331 269-600 600-600s600 269 600 600c0 52-7 102-19 150h19v450h300l-300 300c0 331-269 600-600 600s-600-269-600-600l-300-300h300zm600-300c166 0 300-134 300-300s-134-300-300-300-300 134-300 300 134 300 300 300zm0 900c166 0 300-134 300-300s-134-300-300-300-300 134-300 300 134 300 300 300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ue_20_Triple_20_90_20_Degrees" draw:display-name="Blue Triple 90 Degrees" draw:style="triple" draw:color="#0000ff" draw:distance="0.102cm" draw:rotation="90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0.4cm" fo:page-height="30.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ZingLaserCutter1"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dc:title>ZingLaserCutter</dc:title>
    <meta:creation-date>2009-11-26T21:30:02</meta:creation-date>
    <dc:date>2009-11-30T00:35:49</dc:date>
    <meta:print-date>2009-11-29T22:06:23</meta:print-date>
    <meta:editing-cycles>9</meta:editing-cycles>
    <meta:editing-duration>P1DT22H57M38S</meta:editing-duration>
    <meta:template xlink:type="simple" xlink:actuate="onRequest" xlink:href="../../../../Users/Crab/AppData/Roaming/OpenOffice.org2/user/template/ZingLaserCutter1.otg" xlink:title="ZingLaserCutter" meta:date="2009-11-26T21:30:01"/>
    <meta:user-defined meta:name="Info 1"/>
    <meta:user-defined meta:name="Info 2"/>
    <meta:user-defined meta:name="Info 3"/>
    <meta:user-defined meta:name="Info 4"/>
    <meta:document-statistic meta:object-count="1092"/>
  </office:meta>
</office:document-meta>
</file>